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Telugu" svg:font-family="'Lohit Telugu'"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Sree Krushnadevaraya" svg:font-family="'Sree Krushnadevaraya'" style:font-pitch="variable"/>
    <style:font-face style:name="arial" svg:font-family="arial, sans-serif"/>
  </office:font-face-decls>
  <office:automatic-styles>
    <style:style style:name="P1" style:family="paragraph" style:parent-style-name="Frame_20_contents">
      <style:paragraph-properties fo:text-align="center" style:justify-single-word="false"/>
      <style:text-properties fo:color="#000000" loext:opacity="100%" style:font-name="Lohit Telugu" fo:font-size="14pt" fo:font-weight="bold" style:font-size-asian="14pt" style:font-weight-asian="bold" style:font-name-complex="Lohit Telugu" style:font-size-complex="14pt" style:font-weight-complex="bold"/>
    </style:style>
    <style:style style:name="P2" style:family="paragraph" style:parent-style-name="Standard">
      <style:paragraph-properties fo:text-align="center" style:justify-single-word="false"/>
      <style:text-properties fo:color="#000000" loext:opacity="100%" style:font-name="Lohit Telugu" fo:font-size="14pt" fo:font-weight="bold" officeooo:paragraph-rsid="001600cb" style:font-size-asian="14pt" style:font-weight-asian="bold" style:font-name-complex="Lohit Telugu" style:font-size-complex="14pt" style:font-weight-complex="bold"/>
    </style:style>
    <style:style style:name="P3" style:family="paragraph" style:parent-style-name="Standard">
      <style:paragraph-properties fo:text-align="center" style:justify-single-word="false"/>
      <style:text-properties fo:color="#000000" loext:opacity="100%" style:font-name="Lohit Telugu" fo:font-size="7pt" fo:font-weight="bold" officeooo:paragraph-rsid="001600cb" style:font-size-asian="6.09999990463257pt" style:font-weight-asian="bold" style:font-name-complex="Lohit Telugu" style:font-size-complex="7pt" style:font-weight-complex="bold"/>
    </style:style>
    <style:style style:name="P4" style:family="paragraph" style:parent-style-name="Standard">
      <style:paragraph-properties fo:text-align="center" style:justify-single-word="false"/>
      <style:text-properties fo:color="#000000" loext:opacity="100%" style:font-name="Liberation Mono" officeooo:paragraph-rsid="001600cb" style:font-name-complex="Liberation Mono"/>
    </style:style>
    <style:style style:name="P5" style:family="paragraph" style:parent-style-name="Standard">
      <style:paragraph-properties fo:text-align="center" style:justify-single-word="false"/>
      <style:text-properties fo:color="#000000" loext:opacity="100%" style:font-name="Liberation Mono" fo:font-weight="bold" officeooo:paragraph-rsid="0016cf3a" style:font-weight-asian="bold" style:font-name-complex="Liberation Mono" style:font-weight-complex="bold"/>
    </style:style>
    <style:style style:name="P6" style:family="paragraph" style:parent-style-name="Standard">
      <style:paragraph-properties fo:text-align="center" style:justify-single-word="false"/>
      <style:text-properties fo:color="#000000" loext:opacity="100%" style:font-name="Liberation Mono" fo:font-weight="bold" officeooo:paragraph-rsid="001600cb" style:font-weight-asian="bold" style:font-name-complex="Liberation Mono" style:font-weight-complex="bold"/>
    </style:style>
    <style:style style:name="P7" style:family="paragraph" style:parent-style-name="Standard">
      <style:paragraph-properties fo:text-align="center" style:justify-single-word="false"/>
      <style:text-properties fo:color="#000000" loext:opacity="100%" style:font-name="Liberation Mono" fo:font-weight="bold" style:font-weight-asian="bold" style:font-name-complex="Liberation Mono" style:font-weight-complex="bold"/>
    </style:style>
    <style:style style:name="P8" style:family="paragraph" style:parent-style-name="Standard">
      <style:paragraph-properties fo:text-align="center" style:justify-single-word="false"/>
      <style:text-properties fo:color="#000000" loext:opacity="100%" style:font-name="Liberation Mono" fo:font-weight="bold" officeooo:paragraph-rsid="00132781" style:font-weight-asian="bold" style:font-name-complex="Liberation Mono" style:font-weight-complex="bold"/>
    </style:style>
    <style:style style:name="P9" style:family="paragraph" style:parent-style-name="Frame_20_contents">
      <style:paragraph-properties fo:text-align="center" style:justify-single-word="false"/>
      <style:text-properties fo:color="#000000" loext:opacity="100%" style:font-name="Liberation Mono" fo:font-weight="bold" officeooo:paragraph-rsid="008a46b9" style:font-weight-asian="bold" style:font-name-complex="Liberation Mono" style:font-weight-complex="bold"/>
    </style:style>
    <style:style style:name="P10" style:family="paragraph" style:parent-style-name="Standard">
      <style:paragraph-properties fo:text-align="center" style:justify-single-word="false"/>
      <style:text-properties fo:color="#000000" loext:opacity="100%" officeooo:paragraph-rsid="001600cb"/>
    </style:style>
    <style:style style:name="P11" style:family="paragraph" style:parent-style-name="Standard">
      <style:paragraph-properties fo:text-align="center" style:justify-single-word="false"/>
      <style:text-properties fo:color="#000000" loext:opacity="100%" officeooo:paragraph-rsid="0016cf3a"/>
    </style:style>
    <style:style style:name="P12" style:family="paragraph" style:parent-style-name="Frame_20_contents">
      <style:paragraph-properties fo:text-align="center" style:justify-single-word="false"/>
      <style:text-properties fo:color="#000000" loext:opacity="100%"/>
    </style:style>
    <style:style style:name="P13" style:family="paragraph" style:parent-style-name="Standard">
      <style:paragraph-properties fo:text-align="center" style:justify-single-word="false"/>
      <style:text-properties fo:color="#000000" loext:opacity="100%" officeooo:paragraph-rsid="0024136c"/>
    </style:style>
    <style:style style:name="P14" style:family="paragraph" style:parent-style-name="Standard">
      <style:paragraph-properties fo:text-align="center" style:justify-single-word="false"/>
      <style:text-properties fo:color="#000000" loext:opacity="100%" officeooo:paragraph-rsid="002a2a55"/>
    </style:style>
    <style:style style:name="P15" style:family="paragraph" style:parent-style-name="Standard">
      <style:paragraph-properties fo:text-align="center" style:justify-single-word="false"/>
      <style:text-properties fo:color="#000000" loext:opacity="100%" officeooo:paragraph-rsid="0034d3a6"/>
    </style:style>
    <style:style style:name="P16" style:family="paragraph" style:parent-style-name="Standard">
      <style:paragraph-properties fo:text-align="center" style:justify-single-word="false"/>
      <style:text-properties fo:color="#000000" loext:opacity="100%" officeooo:paragraph-rsid="003a905f"/>
    </style:style>
    <style:style style:name="P17" style:family="paragraph" style:parent-style-name="Standard">
      <style:paragraph-properties fo:text-align="center" style:justify-single-word="false"/>
      <style:text-properties fo:color="#000000" loext:opacity="100%" officeooo:paragraph-rsid="00498719"/>
    </style:style>
    <style:style style:name="P18" style:family="paragraph" style:parent-style-name="Standard">
      <style:paragraph-properties fo:text-align="center" style:justify-single-word="false"/>
      <style:text-properties fo:color="#000000" loext:opacity="100%" officeooo:paragraph-rsid="004b1c3a"/>
    </style:style>
    <style:style style:name="P19" style:family="paragraph" style:parent-style-name="Standard">
      <style:paragraph-properties fo:text-align="center" style:justify-single-word="false"/>
      <style:text-properties fo:color="#000000" loext:opacity="100%" officeooo:paragraph-rsid="004b89e1"/>
    </style:style>
    <style:style style:name="P20" style:family="paragraph" style:parent-style-name="Standard">
      <style:paragraph-properties fo:text-align="center" style:justify-single-word="false"/>
      <style:text-properties fo:color="#000000" loext:opacity="100%" officeooo:paragraph-rsid="004e27e4"/>
    </style:style>
    <style:style style:name="P21" style:family="paragraph" style:parent-style-name="Standard">
      <style:paragraph-properties fo:text-align="center" style:justify-single-word="false"/>
      <style:text-properties fo:color="#000000" loext:opacity="100%" officeooo:paragraph-rsid="005c6fc4"/>
    </style:style>
    <style:style style:name="P22" style:family="paragraph" style:parent-style-name="Standard">
      <style:paragraph-properties fo:text-align="center" style:justify-single-word="false"/>
      <style:text-properties fo:color="#000000" loext:opacity="100%" officeooo:paragraph-rsid="005e50a5"/>
    </style:style>
    <style:style style:name="P23" style:family="paragraph" style:parent-style-name="Standard">
      <style:paragraph-properties fo:text-align="center" style:justify-single-word="false"/>
      <style:text-properties fo:color="#000000" loext:opacity="100%" officeooo:paragraph-rsid="005ef509"/>
    </style:style>
    <style:style style:name="P24" style:family="paragraph" style:parent-style-name="Standard">
      <style:paragraph-properties fo:text-align="center" style:justify-single-word="false"/>
      <style:text-properties fo:color="#000000" loext:opacity="100%" officeooo:paragraph-rsid="008bef16"/>
    </style:style>
    <style:style style:name="P25" style:family="paragraph" style:parent-style-name="Standard">
      <style:paragraph-properties fo:text-align="center" style:justify-single-word="false"/>
      <style:text-properties fo:color="#000000" loext:opacity="100%" officeooo:paragraph-rsid="00afa1a4"/>
    </style:style>
    <style:style style:name="P26" style:family="paragraph" style:parent-style-name="Standard">
      <style:paragraph-properties fo:text-align="center" style:justify-single-word="false"/>
      <style:text-properties fo:color="#000000" loext:opacity="100%" officeooo:paragraph-rsid="00c3bda6"/>
    </style:style>
    <style:style style:name="P27" style:family="paragraph" style:parent-style-name="Standard">
      <style:paragraph-properties fo:text-align="center" style:justify-single-word="false"/>
      <style:text-properties fo:color="#000000" loext:opacity="100%" officeooo:paragraph-rsid="00c59eef"/>
    </style:style>
    <style:style style:name="P28" style:family="paragraph" style:parent-style-name="Standard">
      <style:paragraph-properties fo:text-align="center" style:justify-single-word="false"/>
      <style:text-properties fo:color="#000000" loext:opacity="100%" officeooo:paragraph-rsid="00c874fe"/>
    </style:style>
    <style:style style:name="P29" style:family="paragraph" style:parent-style-name="Frame_20_contents">
      <style:paragraph-properties fo:text-align="center" style:justify-single-word="false"/>
      <style:text-properties fo:color="#000000" loext:opacity="100%" style:font-name="Sree Krushnadevaraya" fo:font-size="14pt" style:font-size-asian="14pt" style:font-name-complex="Sree Krushnadevaraya" style:font-size-complex="14pt"/>
    </style:style>
    <style:style style:name="P30" style:family="paragraph" style:parent-style-name="Standard">
      <style:paragraph-properties fo:text-align="center" style:justify-single-word="false"/>
      <style:text-properties fo:color="#000000" loext:opacity="100%" style:font-name="Sree Krushnadevaraya" fo:font-size="14pt" style:font-size-asian="14pt" style:font-name-complex="Sree Krushnadevaraya" style:font-size-complex="14pt"/>
    </style:style>
    <style:style style:name="P31" style:family="paragraph" style:parent-style-name="Frame_20_contents">
      <style:paragraph-properties fo:text-align="center" style:justify-single-word="false"/>
      <style:text-properties fo:color="#000000" loext:opacity="100%" style:font-name="Sree Krushnadevaraya" fo:font-size="14pt" officeooo:paragraph-rsid="003e65d3" style:font-size-asian="14pt" style:font-name-complex="Sree Krushnadevaraya" style:font-size-complex="14pt"/>
    </style:style>
    <style:style style:name="P32" style:family="paragraph" style:parent-style-name="Frame_20_contents">
      <style:paragraph-properties fo:text-align="center" style:justify-single-word="false"/>
      <style:text-properties fo:color="#000000" loext:opacity="100%" style:font-name="Sree Krushnadevaraya" fo:font-size="14pt" officeooo:paragraph-rsid="008a46b9" style:font-size-asian="14pt" style:font-name-complex="Sree Krushnadevaraya" style:font-size-complex="14pt"/>
    </style:style>
    <style:style style:name="P33" style:family="paragraph" style:parent-style-name="Standard">
      <style:paragraph-properties fo:text-align="center" style:justify-single-word="false"/>
      <style:text-properties fo:color="#000000" loext:opacity="100%" style:font-name="Sree Krushnadevaraya" fo:font-size="14pt" officeooo:paragraph-rsid="00d247f6" style:font-size-asian="14pt" style:font-name-complex="Sree Krushnadevaraya" style:font-size-complex="14pt"/>
    </style:style>
    <style:style style:name="P34" style:family="paragraph" style:parent-style-name="Frame_20_contents">
      <style:paragraph-properties fo:text-align="center" style:justify-single-word="false"/>
      <style:text-properties fo:color="#000000" loext:opacity="100%" style:font-name="Sree Krushnadevaraya" fo:font-size="14pt" officeooo:rsid="0069e2a0" officeooo:paragraph-rsid="0069e2a0" style:font-size-asian="14pt" style:font-name-complex="Sree Krushnadevaraya" style:font-size-complex="14pt"/>
    </style:style>
    <style:style style:name="P35" style:family="paragraph" style:parent-style-name="Standard">
      <style:paragraph-properties fo:text-align="center" style:justify-single-word="false"/>
      <style:text-properties fo:color="#000000" loext:opacity="100%" style:font-name="Sree Krushnadevaraya" fo:font-size="12pt" fo:font-weight="bold" officeooo:paragraph-rsid="0025ea1d" style:font-size-asian="12pt" style:font-size-complex="12pt"/>
    </style:style>
    <style:style style:name="P36" style:family="paragraph" style:parent-style-name="Standard">
      <style:paragraph-properties fo:text-align="center" style:justify-single-word="false"/>
      <style:text-properties fo:color="#000000" loext:opacity="100%" style:font-name="Sree Krushnadevaraya" fo:font-size="12pt" fo:font-weight="bold" officeooo:paragraph-rsid="005ef509" style:font-size-asian="12pt" style:font-size-complex="12pt"/>
    </style:style>
    <style:style style:name="P37" style:family="paragraph" style:parent-style-name="Standard">
      <style:paragraph-properties fo:text-align="center" style:justify-single-word="false"/>
      <style:text-properties fo:color="#000000" loext:opacity="100%" style:font-name="Sree Krushnadevaraya" fo:font-size="12pt" fo:font-weight="bold" officeooo:paragraph-rsid="00292856" style:font-size-asian="12pt" style:font-name-complex="Sree Krushnadevaraya" style:font-size-complex="12pt"/>
    </style:style>
    <style:style style:name="P38" style:family="paragraph" style:parent-style-name="Standard">
      <style:paragraph-properties fo:text-align="center" style:justify-single-word="false"/>
      <style:text-properties fo:color="#000000" loext:opacity="100%" style:font-name="Sree Krushnadevaraya" fo:font-size="12pt" fo:font-weight="bold" officeooo:paragraph-rsid="002fc086"/>
    </style:style>
    <style:style style:name="P39" style:family="paragraph" style:parent-style-name="Standard">
      <style:paragraph-properties fo:text-align="center" style:justify-single-word="false"/>
      <style:text-properties fo:color="#000000" loext:opacity="100%" style:font-name="Sree Krushnadevaraya" fo:font-size="12pt" fo:font-weight="bold" officeooo:paragraph-rsid="004c2c7f"/>
    </style:style>
    <style:style style:name="P40" style:family="paragraph" style:parent-style-name="Standard">
      <style:paragraph-properties fo:text-align="center" style:justify-single-word="false"/>
      <style:text-properties fo:color="#000000" loext:opacity="100%" style:font-name="Sree Krushnadevaraya" fo:font-size="12pt" fo:font-weight="bold" officeooo:rsid="003643d8" officeooo:paragraph-rsid="0037d103" style:font-size-asian="10.5pt" style:font-weight-asian="bold" style:font-name-complex="Sree Krushnadevaraya" style:font-size-complex="12pt" style:font-weight-complex="bold"/>
    </style:style>
    <style:style style:name="P41" style:family="paragraph" style:parent-style-name="Standard">
      <style:paragraph-properties fo:text-align="center" style:justify-single-word="false"/>
      <style:text-properties fo:color="#000000" loext:opacity="100%" style:font-name="Sree Krushnadevaraya" fo:font-size="16pt" fo:font-weight="bold" officeooo:paragraph-rsid="001600cb" style:font-size-asian="16pt" style:font-weight-asian="bold" style:font-name-complex="Sree Krushnadevaraya" style:font-size-complex="16pt" style:font-weight-complex="bold"/>
    </style:style>
    <style:style style:name="P42" style:family="paragraph" style:parent-style-name="Frame_20_contents">
      <style:paragraph-properties fo:text-align="center" style:justify-single-word="false"/>
      <style:text-properties fo:color="#000000" loext:opacity="100%" style:font-name="Sree Krushnadevaraya" fo:font-size="16pt" fo:font-weight="normal" style:font-size-asian="16pt" style:font-weight-asian="normal" style:font-name-complex="Sree Krushnadevaraya" style:font-size-complex="16pt" style:font-weight-complex="normal"/>
    </style:style>
    <style:style style:name="P43" style:family="paragraph" style:parent-style-name="Standard">
      <style:paragraph-properties fo:text-align="center" style:justify-single-word="false"/>
      <style:text-properties fo:color="#000000" loext:opacity="100%" style:font-name="Sree Krushnadevaraya" fo:font-size="16pt" fo:font-weight="normal" officeooo:paragraph-rsid="0027b76c" style:font-size-asian="16pt" style:font-weight-asian="normal" style:font-name-complex="Sree Krushnadevaraya" style:font-size-complex="16pt" style:font-weight-complex="normal"/>
    </style:style>
    <style:style style:name="P44" style:family="paragraph" style:parent-style-name="Standard">
      <style:paragraph-properties fo:text-align="center" style:justify-single-word="false"/>
      <style:text-properties fo:color="#000000" loext:opacity="100%" style:font-name="Sree Krushnadevaraya" fo:font-size="16pt" fo:font-weight="normal" officeooo:paragraph-rsid="001e87ef" style:font-size-asian="16pt" style:font-weight-asian="normal" style:font-name-complex="Sree Krushnadevaraya" style:font-size-complex="16pt" style:font-weight-complex="normal"/>
    </style:style>
    <style:style style:name="P45" style:family="paragraph" style:parent-style-name="Standard">
      <style:paragraph-properties fo:text-align="center" style:justify-single-word="false"/>
      <style:text-properties fo:color="#000000" loext:opacity="100%" style:font-name="Sree Krushnadevaraya" fo:font-size="16pt" fo:font-weight="normal" officeooo:paragraph-rsid="001600cb" style:font-size-asian="16pt" style:font-weight-asian="normal" style:font-name-complex="Sree Krushnadevaraya" style:font-size-complex="16pt" style:font-weight-complex="normal"/>
    </style:style>
    <style:style style:name="P46" style:family="paragraph" style:parent-style-name="Standard">
      <style:paragraph-properties fo:text-align="center" style:justify-single-word="false"/>
      <style:text-properties fo:color="#000000" loext:opacity="100%" style:font-name="Sree Krushnadevaraya" fo:font-size="16pt" fo:font-weight="normal" officeooo:paragraph-rsid="00658f72" style:font-size-asian="16pt" style:font-weight-asian="normal" style:font-name-complex="Sree Krushnadevaraya" style:font-size-complex="16pt" style:font-weight-complex="normal"/>
    </style:style>
    <style:style style:name="P47" style:family="paragraph" style:parent-style-name="Frame_20_contents">
      <style:paragraph-properties fo:text-align="center" style:justify-single-word="false"/>
      <style:text-properties fo:color="#000000" loext:opacity="100%" style:font-name="Sree Krushnadevaraya" fo:font-size="16pt" officeooo:paragraph-rsid="003d1846" style:font-size-asian="16pt" style:font-name-complex="Sree Krushnadevaraya" style:font-size-complex="16pt"/>
    </style:style>
    <style:style style:name="P48" style:family="paragraph" style:parent-style-name="Frame_20_contents">
      <style:paragraph-properties fo:text-align="center" style:justify-single-word="false"/>
      <style:text-properties fo:color="#000000" loext:opacity="100%" style:font-name="Sree Krushnadevaraya" fo:font-size="16pt" officeooo:paragraph-rsid="003e65d3" style:font-size-asian="16pt" style:font-name-complex="Sree Krushnadevaraya" style:font-size-complex="16pt"/>
    </style:style>
    <style:style style:name="P49" style:family="paragraph" style:parent-style-name="Standard">
      <style:paragraph-properties fo:text-align="center" style:justify-single-word="false"/>
      <style:text-properties fo:color="#000000" loext:opacity="100%" style:font-name="Sree Krushnadevaraya" fo:font-size="16pt" officeooo:paragraph-rsid="003643d8" style:font-size-asian="16pt" style:font-name-complex="Sree Krushnadevaraya" style:font-size-complex="16pt"/>
    </style:style>
    <style:style style:name="P50" style:family="paragraph" style:parent-style-name="Standard">
      <style:paragraph-properties fo:text-align="center" style:justify-single-word="false"/>
      <style:text-properties fo:color="#000000" loext:opacity="100%" style:font-name="Sree Krushnadevaraya" fo:font-size="16pt" style:font-size-asian="16pt" style:font-name-complex="Sree Krushnadevaraya" style:font-size-complex="16pt"/>
    </style:style>
    <style:style style:name="P51" style:family="paragraph" style:parent-style-name="Frame_20_contents">
      <style:paragraph-properties fo:text-align="center" style:justify-single-word="false"/>
      <style:text-properties fo:color="#000000" loext:opacity="100%" style:font-name="Sree Krushnadevaraya" fo:font-size="16pt" officeooo:paragraph-rsid="008bef16" style:font-size-asian="16pt" style:font-name-complex="Sree Krushnadevaraya" style:font-size-complex="16pt"/>
    </style:style>
    <style:style style:name="P52" style:family="paragraph" style:parent-style-name="Frame_20_contents">
      <style:paragraph-properties fo:text-align="center" style:justify-single-word="false"/>
      <style:text-properties fo:color="#000000" loext:opacity="100%" style:font-name="Sree Krushnadevaraya" fo:font-size="16pt" officeooo:paragraph-rsid="00afa1a4" style:font-size-asian="16pt" style:font-name-complex="Sree Krushnadevaraya" style:font-size-complex="16pt"/>
    </style:style>
    <style:style style:name="P53" style:family="paragraph" style:parent-style-name="Standard">
      <style:paragraph-properties fo:text-align="center" style:justify-single-word="false"/>
      <style:text-properties fo:color="#000000" loext:opacity="100%" style:font-name="Sree Krushnadevaraya" fo:font-size="8pt" style:font-size-asian="7pt" style:font-name-complex="Sree Krushnadevaraya" style:font-size-complex="8pt"/>
    </style:style>
    <style:style style:name="P54" style:family="paragraph" style:parent-style-name="Standard">
      <style:paragraph-properties fo:text-align="center" style:justify-single-word="false"/>
      <style:text-properties fo:color="#000000" loext:opacity="100%" fo:font-size="12pt" fo:font-weight="bold" officeooo:paragraph-rsid="00184103" style:font-size-asian="12pt" style:font-weight-asian="bold" style:font-size-complex="12pt" style:font-weight-complex="bold"/>
    </style:style>
    <style:style style:name="P55" style:family="paragraph" style:parent-style-name="Standard">
      <style:paragraph-properties fo:text-align="center" style:justify-single-word="false"/>
      <style:text-properties fo:color="#000000" loext:opacity="100%" officeooo:paragraph-rsid="00332748" style:font-name-complex="Sree Krushnadevaraya" style:font-size-complex="12pt" style:font-weight-complex="bold"/>
    </style:style>
    <style:style style:name="P56" style:family="paragraph" style:parent-style-name="Standard">
      <style:paragraph-properties fo:text-align="center" style:justify-single-word="false"/>
      <style:text-properties fo:color="#000000" loext:opacity="100%" officeooo:paragraph-rsid="003a905f" style:font-name-complex="Sree Krushnadevaraya" style:font-size-complex="12pt" style:font-weight-complex="bold"/>
    </style:style>
    <style:style style:name="P57" style:family="paragraph" style:parent-style-name="Frame_20_contents">
      <style:paragraph-properties fo:text-align="center" style:justify-single-word="false"/>
      <style:text-properties fo:font-variant="normal" fo:text-transform="none" fo:color="#000000" loext:opacity="100%" style:font-name="Sree Krushnadevaraya" fo:font-size="14pt" fo:letter-spacing="normal" fo:font-style="normal" fo:font-weight="normal" officeooo:paragraph-rsid="0027b76c" style:font-size-asian="14pt" style:font-weight-asian="normal" style:font-name-complex="Sree Krushnadevaraya" style:font-size-complex="14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000000" loext:opacity="100%" style:font-name="Sree Krushnadevaraya" fo:font-size="14pt" fo:letter-spacing="normal" fo:font-style="normal" fo:font-weight="normal" officeooo:paragraph-rsid="001e87ef" style:font-size-asian="14pt" style:font-weight-asian="normal" style:font-name-complex="Sree Krushnadevaraya" style:font-size-complex="14pt" style:font-style-complex="normal" style:font-weight-complex="normal"/>
    </style:style>
    <style:style style:name="P59" style:family="paragraph" style:parent-style-name="Standard">
      <style:paragraph-properties fo:text-align="center" style:justify-single-word="false"/>
      <style:text-properties fo:font-variant="normal" fo:text-transform="none" fo:color="#000000" loext:opacity="100%" style:font-name="Sree Krushnadevaraya" fo:font-size="14pt" fo:letter-spacing="normal" fo:font-style="normal" fo:font-weight="normal" officeooo:paragraph-rsid="001dba4f" style:font-size-asian="14pt" style:font-weight-asian="normal" style:font-name-complex="Sree Krushnadevaraya" style:font-size-complex="14pt" style:font-style-complex="normal" style:font-weight-complex="normal"/>
    </style:style>
    <style:style style:name="P60" style:family="paragraph" style:parent-style-name="Frame_20_contents">
      <style:paragraph-properties fo:text-align="center" style:justify-single-word="false"/>
      <style:text-properties fo:font-variant="normal" fo:text-transform="none" fo:color="#000000" loext:opacity="100%" style:font-name="Sree Krushnadevaraya" fo:font-size="14pt" fo:letter-spacing="normal" fo:font-style="normal" fo:font-weight="normal" style:font-size-asian="14pt" style:font-weight-asian="normal" style:font-name-complex="Sree Krushnadevaraya" style:font-size-complex="14pt" style:font-style-complex="normal" style:font-weight-complex="normal"/>
    </style:style>
    <style:style style:name="P61" style:family="paragraph" style:parent-style-name="Frame_20_contents">
      <style:paragraph-properties fo:text-align="center" style:justify-single-word="false"/>
      <style:text-properties fo:font-variant="normal" fo:text-transform="none" fo:color="#000000" loext:opacity="100%" style:font-name="Sree Krushnadevaraya" fo:font-size="14pt" fo:letter-spacing="normal" fo:font-style="normal" fo:font-weight="normal" officeooo:paragraph-rsid="008bef16" style:font-size-asian="14pt" style:font-weight-asian="normal" style:font-name-complex="Sree Krushnadevaraya" style:font-size-complex="14pt" style:font-style-complex="normal" style:font-weight-complex="normal"/>
    </style:style>
    <style:style style:name="P62" style:family="paragraph" style:parent-style-name="Frame_20_contents">
      <style:paragraph-properties fo:text-align="center" style:justify-single-word="false"/>
      <style:text-properties fo:font-variant="normal" fo:text-transform="none" fo:color="#000000" loext:opacity="100%" style:font-name="Sree Krushnadevaraya" fo:font-size="14pt" fo:letter-spacing="normal" fo:font-style="normal" fo:font-weight="normal" officeooo:paragraph-rsid="003e65d3" style:font-size-asian="14pt" style:font-name-complex="Sree Krushnadevaraya" style:font-size-complex="14pt" style:font-style-complex="normal" style:font-weight-complex="normal"/>
    </style:style>
    <style:style style:name="P63" style:family="paragraph" style:parent-style-name="Standard">
      <style:paragraph-properties fo:text-align="center" style:justify-single-word="false"/>
      <style:text-properties fo:font-variant="normal" fo:text-transform="none" fo:color="#000000" loext:opacity="100%" style:font-name="Sree Krushnadevaraya" fo:font-size="14pt" fo:letter-spacing="normal" officeooo:paragraph-rsid="003643d8" style:font-size-asian="14pt" style:font-name-complex="Sree Krushnadevaraya" style:font-size-complex="14pt" style:font-style-complex="normal" style:font-weight-complex="normal"/>
    </style:style>
    <style:style style:name="P64" style:family="paragraph" style:parent-style-name="Frame_20_contents">
      <style:paragraph-properties fo:text-align="center" style:justify-single-word="false"/>
      <style:text-properties fo:font-variant="normal" fo:text-transform="none" fo:color="#000000" loext:opacity="100%" style:font-name="Sree Krushnadevaraya" fo:font-size="14pt" fo:letter-spacing="normal" officeooo:paragraph-rsid="003d1846" style:font-size-asian="14pt" style:font-name-complex="Sree Krushnadevaraya" style:font-size-complex="14pt" style:font-style-complex="normal" style:font-weight-complex="normal"/>
    </style:style>
    <style:style style:name="P65" style:family="paragraph" style:parent-style-name="Frame_20_contents">
      <style:paragraph-properties fo:text-align="center" style:justify-single-word="false"/>
      <style:text-properties fo:font-variant="normal" fo:text-transform="none" fo:color="#000000" loext:opacity="100%" style:font-name="Sree Krushnadevaraya" fo:font-size="14pt" fo:letter-spacing="normal" officeooo:paragraph-rsid="00aefc76" style:font-size-asian="14pt" style:font-name-complex="Sree Krushnadevaraya" style:font-size-complex="14pt" style:font-style-complex="normal" style:font-weight-complex="normal"/>
    </style:style>
    <style:style style:name="P66" style:family="paragraph" style:parent-style-name="Frame_20_contents">
      <style:paragraph-properties fo:text-align="center" style:justify-single-word="false"/>
      <style:text-properties fo:font-variant="normal" fo:text-transform="none" fo:color="#000000" loext:opacity="100%" style:font-name="Sree Krushnadevaraya" fo:font-size="14pt" fo:letter-spacing="normal" style:font-size-asian="14pt" style:font-name-complex="Sree Krushnadevaraya" style:font-size-complex="14pt" style:font-style-complex="normal" style:font-weight-complex="normal"/>
    </style:style>
    <style:style style:name="P67" style:family="paragraph" style:parent-style-name="Frame_20_contents">
      <style:paragraph-properties fo:text-align="center" style:justify-single-word="false"/>
      <style:text-properties fo:font-variant="normal" fo:text-transform="none" fo:color="#000000" loext:opacity="100%" style:font-name="Sree Krushnadevaraya" fo:font-size="14pt" fo:letter-spacing="normal" officeooo:rsid="00bc6640" officeooo:paragraph-rsid="00bc6640" style:font-size-asian="14pt" style:font-name-complex="Sree Krushnadevaraya" style:font-size-complex="14pt" style:font-style-complex="normal" style:font-weight-complex="normal"/>
    </style:style>
    <style:style style:name="P68" style:family="paragraph" style:parent-style-name="Frame_20_contents">
      <style:paragraph-properties fo:text-align="center" style:justify-single-word="false"/>
      <style:text-properties fo:font-variant="normal" fo:text-transform="none" fo:color="#000000" loext:opacity="100%" style:font-name="Sree Krushnadevaraya" fo:font-size="14pt" fo:letter-spacing="normal" officeooo:rsid="00acff2d" officeooo:paragraph-rsid="00acff2d" style:font-size-asian="14pt" style:font-name-complex="Sree Krushnadevaraya" style:font-size-complex="14pt" style:font-style-complex="normal" style:font-weight-complex="normal"/>
    </style:style>
    <style:style style:name="P69" style:family="paragraph" style:parent-style-name="Standard">
      <style:paragraph-properties fo:text-align="center" style:justify-single-word="false"/>
      <style:text-properties fo:font-variant="normal" fo:text-transform="none" fo:color="#000000" loext:opacity="100%" style:font-name="Sree Krushnadevaraya" fo:font-size="14pt" fo:letter-spacing="normal" officeooo:paragraph-rsid="008bef16" style:font-size-asian="14pt" style:font-name-complex="Sree Krushnadevaraya" style:font-size-complex="14pt"/>
    </style:style>
    <style:style style:name="P70" style:family="paragraph" style:parent-style-name="Frame_20_contents">
      <style:paragraph-properties fo:text-align="center" style:justify-single-word="false"/>
      <style:text-properties fo:font-variant="normal" fo:text-transform="none" fo:color="#000000" loext:opacity="100%" style:font-name="Sree Krushnadevaraya" fo:font-size="16pt" fo:letter-spacing="normal" fo:font-weight="normal" style:font-size-asian="16pt" style:font-weight-asian="normal" style:font-name-complex="Sree Krushnadevaraya" style:font-size-complex="16pt" style:font-weight-complex="normal"/>
    </style:style>
    <style:style style:name="P71" style:family="paragraph" style:parent-style-name="Frame_20_contents">
      <style:paragraph-properties fo:text-align="center" style:justify-single-word="false"/>
      <style:text-properties fo:font-variant="normal" fo:text-transform="none" fo:color="#000000" loext:opacity="100%" style:font-name="Sree Krushnadevaraya" fo:font-size="16pt" fo:letter-spacing="normal" fo:font-style="normal" fo:font-weight="normal" officeooo:paragraph-rsid="0027b76c" style:font-size-asian="16pt" style:font-weight-asian="normal" style:font-name-complex="Sree Krushnadevaraya" style:font-size-complex="16pt" style:font-style-complex="normal" style:font-weight-complex="normal"/>
    </style:style>
    <style:style style:name="P72" style:family="paragraph" style:parent-style-name="Standard">
      <style:paragraph-properties fo:text-align="center" style:justify-single-word="false"/>
      <style:text-properties fo:font-variant="normal" fo:text-transform="none" fo:color="#000000" loext:opacity="100%" style:font-name="Sree Krushnadevaraya" fo:font-size="16pt" fo:letter-spacing="normal" fo:font-style="normal" fo:font-weight="normal" officeooo:paragraph-rsid="001e87ef" style:font-size-asian="16pt" style:font-weight-asian="normal" style:font-name-complex="Sree Krushnadevaraya" style:font-size-complex="16pt" style:font-style-complex="normal" style:font-weight-complex="normal"/>
    </style:style>
    <style:style style:name="P73" style:family="paragraph" style:parent-style-name="Frame_20_contents">
      <style:paragraph-properties fo:text-align="center" style:justify-single-word="false"/>
      <style:text-properties fo:font-variant="normal" fo:text-transform="none" fo:color="#000000" loext:opacity="100%" style:font-name="Sree Krushnadevaraya" fo:font-size="16pt" fo:letter-spacing="normal" officeooo:paragraph-rsid="008bef16" style:font-size-asian="16pt" style:font-name-complex="Sree Krushnadevaraya" style:font-size-complex="16pt"/>
    </style:style>
    <style:style style:name="P74" style:family="paragraph" style:parent-style-name="Frame_20_contents">
      <style:paragraph-properties fo:text-align="center" style:justify-single-word="false"/>
      <style:text-properties fo:font-variant="normal" fo:text-transform="none" fo:color="#000000" loext:opacity="100%" style:font-name="Sree Krushnadevaraya" fo:font-size="16pt" fo:letter-spacing="normal" officeooo:paragraph-rsid="00afa1a4" style:font-size-asian="16pt" style:font-name-complex="Sree Krushnadevaraya" style:font-size-complex="16pt"/>
    </style:style>
    <style:style style:name="P75" style:family="paragraph" style:parent-style-name="Standard">
      <style:paragraph-properties fo:text-align="center" style:justify-single-word="false"/>
      <style:text-properties fo:font-variant="normal" fo:text-transform="none" fo:color="#000000" loext:opacity="100%" style:font-name="Sree Krushnadevaraya" fo:font-size="12pt" fo:letter-spacing="normal" fo:font-weight="bold" officeooo:paragraph-rsid="00afa1a4" style:font-size-asian="12pt" style:font-name-complex="Sree Krushnadevaraya" style:font-size-complex="12pt"/>
    </style:style>
    <style:style style:name="P76" style:family="paragraph" style:parent-style-name="Standard">
      <style:paragraph-properties fo:text-align="center" style:justify-single-word="false"/>
      <style:text-properties fo:font-variant="normal" fo:text-transform="none" fo:color="#000000" loext:opacity="100%" style:font-name="Sree Krushnadevaraya" fo:font-size="12pt" fo:letter-spacing="normal" fo:font-weight="bold" officeooo:paragraph-rsid="008bef16" style:font-size-asian="12pt" style:font-name-complex="Sree Krushnadevaraya" style:font-size-complex="12pt"/>
    </style:style>
    <style:style style:name="P77" style:family="paragraph" style:parent-style-name="Standard">
      <style:paragraph-properties fo:text-align="center" style:justify-single-word="false"/>
      <style:text-properties fo:font-variant="normal" fo:text-transform="none" fo:color="#000000" loext:opacity="100%" style:font-name="Sree Krushnadevaraya" fo:font-size="12pt" fo:letter-spacing="normal" fo:font-weight="bold" officeooo:paragraph-rsid="00d74deb" style:font-size-asian="12pt" style:font-name-complex="Sree Krushnadevaraya" style:font-size-complex="12pt"/>
    </style:style>
    <style:style style:name="P78" style:family="paragraph" style:parent-style-name="Standard">
      <style:paragraph-properties fo:text-align="center" style:justify-single-word="false"/>
      <style:text-properties fo:font-variant="normal" fo:text-transform="none" fo:color="#000000" loext:opacity="100%" style:font-name="Sree Krushnadevaraya" fo:font-size="12pt" fo:letter-spacing="normal" fo:font-weight="bold" officeooo:paragraph-rsid="00db2a73" style:font-size-asian="12pt" style:font-name-complex="Sree Krushnadevaraya" style:font-size-complex="12pt"/>
    </style:style>
    <style:style style:name="P79" style:family="paragraph" style:parent-style-name="Standard">
      <style:paragraph-properties fo:text-align="center" style:justify-single-word="false"/>
      <style:text-properties fo:font-variant="normal" fo:text-transform="none" fo:color="#000000" loext:opacity="100%" style:font-name="Sree Krushnadevaraya" fo:font-size="12pt" fo:letter-spacing="normal" fo:font-weight="bold" officeooo:rsid="00d247f6" officeooo:paragraph-rsid="00d247f6" style:font-size-asian="12pt" style:font-name-complex="Sree Krushnadevaraya" style:font-size-complex="12pt"/>
    </style:style>
    <style:style style:name="P80" style:family="paragraph" style:parent-style-name="Standard">
      <style:paragraph-properties fo:text-align="center" style:justify-single-word="false"/>
      <style:text-properties fo:font-variant="normal" fo:text-transform="none" fo:color="#000000" loext:opacity="100%" style:font-name="Sree Krushnadevaraya" fo:font-size="12pt" fo:letter-spacing="normal" fo:font-weight="bold" officeooo:rsid="00d74deb" officeooo:paragraph-rsid="00d74deb" style:font-size-asian="12pt" style:font-name-complex="Sree Krushnadevaraya" style:font-size-complex="12pt"/>
    </style:style>
    <style:style style:name="P81" style:family="paragraph" style:parent-style-name="Standard">
      <style:paragraph-properties fo:text-align="center" style:justify-single-word="false"/>
      <style:text-properties fo:font-variant="normal" fo:text-transform="none" fo:color="#000000" loext:opacity="100%" style:font-name="Sree Krushnadevaraya" fo:font-size="12pt" fo:letter-spacing="normal" fo:font-weight="bold" officeooo:rsid="00d74deb" officeooo:paragraph-rsid="00db2a73" style:font-size-asian="12pt" style:font-name-complex="Sree Krushnadevaraya" style:font-size-complex="12pt"/>
    </style:style>
    <style:style style:name="P82" style:family="paragraph" style:parent-style-name="Standard">
      <style:paragraph-properties fo:text-align="center" style:justify-single-word="false"/>
      <style:text-properties fo:font-variant="normal" fo:text-transform="none" fo:color="#000000" loext:opacity="100%" style:font-name="Sree Krushnadevaraya" fo:font-size="12pt" fo:letter-spacing="normal" fo:font-weight="bold" officeooo:paragraph-rsid="00ced719"/>
    </style:style>
    <style:style style:name="P83" style:family="paragraph" style:parent-style-name="Standard">
      <style:paragraph-properties fo:text-align="center" style:justify-single-word="false"/>
      <style:text-properties fo:font-variant="normal" fo:text-transform="none" fo:color="#000000" loext:opacity="100%" style:font-name="Sree Krushnadevaraya" fo:font-size="12pt" fo:letter-spacing="normal" fo:font-weight="bold" officeooo:rsid="00d04299" officeooo:paragraph-rsid="00d04299"/>
    </style:style>
    <style:style style:name="P84" style:family="paragraph" style:parent-style-name="Standard">
      <style:paragraph-properties fo:text-align="center" style:justify-single-word="false"/>
      <style:text-properties fo:font-variant="normal" fo:text-transform="none" fo:color="#000000" loext:opacity="100%" style:font-name="Sree Krushnadevaraya" fo:font-size="12pt" fo:letter-spacing="normal" fo:font-style="normal" fo:font-weight="bold" officeooo:rsid="00d247f6" officeooo:paragraph-rsid="00d3dc05" style:font-size-asian="12pt" style:font-weight-asian="bold" style:font-name-complex="Sree Krushnadevaraya" style:font-size-complex="12pt" style:font-style-complex="normal" style:font-weight-complex="bold"/>
    </style:style>
    <style:style style:name="P85" style:family="paragraph" style:parent-style-name="Frame_20_contents">
      <style:paragraph-properties fo:text-align="center" style:justify-single-word="false"/>
      <style:text-properties fo:font-variant="normal" fo:text-transform="none" fo:color="#000000" loext:opacity="100%" style:font-name="Liberation Mono" fo:font-size="12pt" fo:letter-spacing="normal" fo:font-style="normal" fo:font-weight="bold" officeooo:rsid="0027b76c" officeooo:paragraph-rsid="0027b76c" style:font-size-asian="10.5pt" style:font-weight-asian="bold" style:font-name-complex="Sree Krushnadevaraya" style:font-size-complex="12pt" style:font-style-complex="normal" style:font-weight-complex="bold"/>
    </style:style>
    <style:style style:name="P86"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bold" officeooo:rsid="003643d8" officeooo:paragraph-rsid="005ef509" style:font-size-asian="10.5pt" style:font-weight-asian="bold" style:font-name-complex="Sree Krushnadevaraya" style:font-size-complex="12pt" style:font-style-complex="normal" style:font-weight-complex="bold"/>
    </style:style>
    <style:style style:name="P87"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bold" officeooo:rsid="003643d8" officeooo:paragraph-rsid="008bef16" style:font-size-asian="10.5pt" style:font-weight-asian="bold" style:font-name-complex="Sree Krushnadevaraya" style:font-size-complex="12pt" style:font-style-complex="normal" style:font-weight-complex="bold"/>
    </style:style>
    <style:style style:name="P88"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bold" officeooo:rsid="003643d8" officeooo:paragraph-rsid="00afa1a4" style:font-size-asian="10.5pt" style:font-weight-asian="bold" style:font-name-complex="Liberation Mono" style:font-size-complex="12pt" style:font-style-complex="normal" style:font-weight-complex="bold"/>
    </style:style>
    <style:style style:name="P89"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bold" officeooo:rsid="003643d8" officeooo:paragraph-rsid="005ef509" style:font-size-asian="12pt" style:font-weight-asian="bold" style:font-name-complex="Sree Krushnadevaraya" style:font-size-complex="12pt" style:font-style-complex="normal" style:font-weight-complex="bold"/>
    </style:style>
    <style:style style:name="P90"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weight="bold" officeooo:rsid="003643d8" officeooo:paragraph-rsid="003643d8" style:font-size-asian="10.5pt" style:font-weight-asian="bold" style:font-name-complex="Sree Krushnadevaraya" style:font-size-complex="12pt" style:font-style-complex="normal" style:font-weight-complex="bold"/>
    </style:style>
    <style:style style:name="P91" style:family="paragraph" style:parent-style-name="Frame_20_contents">
      <style:paragraph-properties fo:text-align="center" style:justify-single-word="false"/>
      <style:text-properties fo:font-variant="normal" fo:text-transform="none" fo:color="#000000" loext:opacity="100%" fo:letter-spacing="normal" officeooo:paragraph-rsid="002a2a55"/>
    </style:style>
    <style:style style:name="P92" style:family="paragraph" style:parent-style-name="Frame_20_contents">
      <style:paragraph-properties fo:text-align="center" style:justify-single-word="false"/>
      <style:text-properties fo:font-variant="normal" fo:text-transform="none" fo:color="#222222" loext:opacity="100%" fo:letter-spacing="normal" style:font-name-complex="Open Sans" style:font-size-complex="11.25pt" style:font-style-complex="normal" style:font-weight-complex="normal"/>
    </style:style>
    <style:style style:name="P93" style:family="paragraph" style:parent-style-name="Frame_20_contents">
      <style:paragraph-properties fo:text-align="center" style:justify-single-word="false"/>
    </style:style>
    <style:style style:name="P94" style:family="paragraph" style:parent-style-name="Frame_20_contents">
      <style:paragraph-properties fo:text-align="center" style:justify-single-word="false"/>
    </style:style>
    <style:style style:name="P95" style:family="paragraph" style:parent-style-name="Frame_20_contents">
      <style:paragraph-properties fo:text-align="center" style:justify-single-word="false"/>
      <style:text-properties fo:color="#000000" loext:opacity="100%" style:font-name="Sree Krushnadevaraya" fo:font-size="14pt" officeooo:paragraph-rsid="00e48511" style:font-size-asian="14pt" style:font-name-complex="Sree Krushnadevaraya" style:font-size-complex="14pt"/>
    </style:style>
    <style:style style:name="P96" style:family="paragraph" style:parent-style-name="Frame_20_contents">
      <style:paragraph-properties fo:text-align="center" style:justify-single-word="false"/>
      <style:text-properties fo:color="#000000" loext:opacity="100%" style:font-name="Sree Krushnadevaraya" fo:font-size="14pt" officeooo:paragraph-rsid="00fce886" fo:background-color="transparent" style:font-size-asian="14pt" style:font-name-complex="Sree Krushnadevaraya" style:font-size-complex="14pt"/>
    </style:style>
    <style:style style:name="P97" style:family="paragraph" style:parent-style-name="Frame_20_contents">
      <style:paragraph-properties fo:text-align="center" style:justify-single-word="false"/>
      <style:text-properties fo:color="#000000" loext:opacity="100%" style:font-name="Sree Krushnadevaraya" fo:font-size="16pt" officeooo:paragraph-rsid="00aefc76" style:font-size-asian="16pt" style:font-name-complex="Sree Krushnadevaraya" style:font-size-complex="16pt"/>
    </style:style>
    <style:style style:name="P98"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bold" officeooo:rsid="003643d8" officeooo:paragraph-rsid="008bef16" style:font-size-asian="10.5pt" style:font-weight-asian="bold" style:font-name-complex="Liberation Mono" style:font-size-complex="12pt" style:font-style-complex="normal" style:font-weight-complex="bold"/>
    </style:style>
    <style:style style:name="P99"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bold" officeooo:rsid="003643d8" officeooo:paragraph-rsid="00d74deb" style:font-size-asian="10.5pt" style:font-weight-asian="bold" style:font-name-complex="Liberation Mono" style:font-size-complex="12pt" style:font-style-complex="normal" style:font-weight-complex="bold"/>
    </style:style>
    <style:style style:name="P100"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bold" officeooo:rsid="003643d8" officeooo:paragraph-rsid="00afa1a4" style:font-size-asian="10.5pt" style:font-weight-asian="bold" style:font-name-complex="Liberation Mono" style:font-size-complex="12pt" style:font-style-complex="normal" style:font-weight-complex="bold"/>
    </style:style>
    <style:style style:name="P101"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bold" officeooo:rsid="003643d8" officeooo:paragraph-rsid="00ced719" style:font-size-asian="10.5pt" style:font-weight-asian="bold" style:font-name-complex="Liberation Mono" style:font-size-complex="12pt" style:font-style-complex="normal" style:font-weight-complex="bold"/>
    </style:style>
    <style:style style:name="P102"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bold" officeooo:rsid="00d74deb" officeooo:paragraph-rsid="00d74deb" style:font-size-asian="10.5pt" style:font-weight-asian="bold" style:font-name-complex="Liberation Mono" style:font-size-complex="12pt" style:font-style-complex="normal" style:font-weight-complex="bold"/>
    </style:style>
    <style:style style:name="P103"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bold" officeooo:rsid="00d74deb" officeooo:paragraph-rsid="00db2a73" style:font-size-asian="10.5pt" style:font-weight-asian="bold" style:font-name-complex="Liberation Mono" style:font-size-complex="12pt" style:font-style-complex="normal" style:font-weight-complex="bold"/>
    </style:style>
    <style:style style:name="P104"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bold" officeooo:rsid="00d247f6" officeooo:paragraph-rsid="00d247f6" style:font-size-asian="10.5pt" style:font-weight-asian="bold" style:font-name-complex="Liberation Mono" style:font-size-complex="12pt" style:font-style-complex="normal" style:font-weight-complex="bold"/>
    </style:style>
    <style:style style:name="P105"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bold" officeooo:rsid="00d04299" officeooo:paragraph-rsid="00d04299" style:font-size-asian="10.5pt" style:font-weight-asian="bold" style:font-name-complex="Liberation Mono" style:font-size-complex="12pt" style:font-style-complex="normal" style:font-weight-complex="bold"/>
    </style:style>
    <style:style style:name="P106" style:family="paragraph" style:parent-style-name="Standard">
      <style:paragraph-properties fo:text-align="center" style:justify-single-word="false"/>
      <style:text-properties fo:font-variant="normal" fo:text-transform="none" fo:color="#000000" loext:opacity="100%" style:font-name="Liberation Mono" fo:font-size="12pt" fo:letter-spacing="normal" fo:font-style="normal" fo:font-weight="bold" officeooo:rsid="003643d8" officeooo:paragraph-rsid="00c874fe" style:font-size-asian="10.5pt" style:font-weight-asian="bold" style:font-name-complex="Sree Krushnadevaraya" style:font-size-complex="12pt" style:font-style-complex="normal" style:font-weight-complex="bold"/>
    </style:style>
    <style:style style:name="P107" style:family="paragraph" style:parent-style-name="Standard">
      <style:paragraph-properties fo:text-align="center" style:justify-single-word="false"/>
      <style:text-properties fo:font-variant="normal" fo:text-transform="none" fo:color="#000000" loext:opacity="100%" style:font-name="Sree Krushnadevaraya" fo:font-size="12pt" fo:letter-spacing="normal" fo:font-weight="bold" officeooo:rsid="00d04299" officeooo:paragraph-rsid="00f6637a" style:font-size-asian="14pt" style:font-name-complex="Sree Krushnadevaraya" style:font-size-complex="14pt"/>
    </style:style>
    <style:style style:name="P108" style:family="paragraph" style:parent-style-name="Standard">
      <style:paragraph-properties fo:text-align="center" style:justify-single-word="false"/>
      <style:text-properties fo:font-variant="normal" fo:text-transform="none" fo:color="#000000" loext:opacity="100%" style:font-name="Sree Krushnadevaraya" fo:font-size="12pt" fo:letter-spacing="normal" fo:font-weight="bold" officeooo:rsid="00d04299" officeooo:paragraph-rsid="00f829de" style:font-size-asian="14pt" style:font-name-complex="Sree Krushnadevaraya" style:font-size-complex="14pt"/>
    </style:style>
    <style:style style:name="P109" style:family="paragraph" style:parent-style-name="Standard">
      <style:paragraph-properties fo:text-align="center" style:justify-single-word="false"/>
      <style:text-properties fo:font-variant="normal" fo:text-transform="none" fo:color="#000000" loext:opacity="100%" style:font-name="Sree Krushnadevaraya" fo:font-size="12pt" fo:letter-spacing="normal" fo:font-weight="bold" officeooo:rsid="00f829de" officeooo:paragraph-rsid="00f829de" style:font-size-asian="14pt" style:font-name-complex="Sree Krushnadevaraya" style:font-size-complex="14pt"/>
    </style:style>
    <style:style style:name="P110" style:family="paragraph" style:parent-style-name="Standard">
      <style:paragraph-properties fo:text-align="center" style:justify-single-word="false"/>
      <style:text-properties officeooo:paragraph-rsid="00f277b3"/>
    </style:style>
    <style:style style:name="P111" style:family="paragraph" style:parent-style-name="Standard">
      <style:paragraph-properties fo:text-align="center" style:justify-single-word="false"/>
      <style:text-properties officeooo:paragraph-rsid="00f33d14"/>
    </style:style>
    <style:style style:name="T1" style:family="text">
      <style:text-properties style:font-name="Lohit Telugu" fo:font-size="14pt" fo:font-weight="normal" style:font-size-asian="14pt" style:font-weight-asian="normal" style:font-name-complex="Sree Krushnadevaraya" style:font-size-complex="14pt" style:font-weight-complex="normal"/>
    </style:style>
    <style:style style:name="T2" style:family="text">
      <style:text-properties style:font-name="Lohit Telugu" fo:font-weight="bold" style:font-weight-asian="bold" style:font-name-complex="Lohit Telugu" style:font-weight-complex="bold"/>
    </style:style>
    <style:style style:name="T3" style:family="text">
      <style:text-properties style:font-name="Liberation Mono" fo:font-size="12pt" style:font-size-asian="12pt" style:font-name-complex="Liberation Mono" style:font-size-complex="12pt"/>
    </style:style>
    <style:style style:name="T4" style:family="text">
      <style:text-properties style:font-name="Liberation Mono" fo:font-size="12pt" fo:font-weight="bold" style:font-size-asian="12pt" style:font-weight-asian="bold" style:font-name-complex="Liberation Mono" style:font-size-complex="12pt" style:font-weight-complex="bold"/>
    </style:style>
    <style:style style:name="T5" style:family="text">
      <style:text-properties style:font-name="Liberation Mono" fo:font-size="12pt" fo:font-weight="bold" officeooo:rsid="002c3ccc" style:font-size-asian="10.5pt" style:font-weight-asian="bold"/>
    </style:style>
    <style:style style:name="T6" style:family="text">
      <style:text-properties style:font-name="Liberation Mono" fo:font-size="12pt" fo:font-weight="bold" officeooo:rsid="002c3ccc" style:font-size-asian="10.5pt" style:font-weight-asian="bold" style:font-name-complex="Sree Krushnadevaraya" style:font-size-complex="12pt" style:font-weight-complex="bold"/>
    </style:style>
    <style:style style:name="T7" style:family="text">
      <style:text-properties style:font-name="Liberation Mono" fo:font-size="12pt" fo:font-weight="normal" style:font-size-asian="12pt" style:font-weight-asian="normal" style:font-name-complex="Liberation Mono" style:font-size-complex="12pt" style:font-weight-complex="normal"/>
    </style:style>
    <style:style style:name="T8" style:family="text">
      <style:text-properties style:font-name="Liberation Mono" fo:font-size="12pt" fo:font-weight="normal" officeooo:rsid="002d4def" style:font-size-asian="10.5pt" style:font-weight-asian="normal" style:font-weight-complex="normal"/>
    </style:style>
    <style:style style:name="T9" style:family="text">
      <style:text-properties style:font-name="Liberation Mono" fo:font-size="12pt" fo:font-weight="normal" officeooo:rsid="002d4def" style:font-size-asian="10.5pt" style:font-weight-asian="normal" style:font-name-complex="Sree Krushnadevaraya" style:font-size-complex="12pt" style:font-weight-complex="normal"/>
    </style:style>
    <style:style style:name="T10" style:family="text">
      <style:text-properties style:font-name="Liberation Mono" fo:font-size="12pt" fo:font-weight="normal" officeooo:rsid="002ef0b9" style:font-size-asian="10.5pt" style:font-weight-asian="normal" style:font-name-complex="Sree Krushnadevaraya" style:font-size-complex="12pt" style:font-weight-complex="normal"/>
    </style:style>
    <style:style style:name="T11" style:family="text">
      <style:text-properties style:font-name="Liberation Mono" fo:font-size="12pt" fo:font-weight="normal" officeooo:rsid="002e090a" style:font-size-asian="10.5pt" style:font-weight-asian="normal" style:font-name-complex="Sree Krushnadevaraya" style:font-size-complex="12pt" style:font-weight-complex="normal"/>
    </style:style>
    <style:style style:name="T12" style:family="text">
      <style:text-properties style:font-name="Liberation Mono" fo:font-size="12pt" fo:font-style="normal" fo:font-weight="bold" officeooo:rsid="0027b76c" style:font-size-asian="10.5pt" style:font-weight-asian="bold" style:font-name-complex="Sree Krushnadevaraya" style:font-size-complex="12pt" style:font-style-complex="normal" style:font-weight-complex="bold"/>
    </style:style>
    <style:style style:name="T13" style:family="text">
      <style:text-properties style:font-name="Liberation Mono" fo:font-size="12pt" fo:font-style="normal" fo:font-weight="bold" officeooo:rsid="003643d8" style:font-size-asian="10.5pt" style:font-weight-asian="bold" style:font-size-complex="12pt" style:font-style-complex="normal" style:font-weight-complex="bold"/>
    </style:style>
    <style:style style:name="T14" style:family="text">
      <style:text-properties style:font-name="Liberation Mono" fo:font-size="12pt" fo:font-style="normal" fo:font-weight="normal" officeooo:rsid="0027b76c" style:font-size-asian="10.5pt" style:font-weight-asian="normal" style:font-name-complex="Sree Krushnadevaraya" style:font-size-complex="12pt" style:font-style-complex="normal" style:font-weight-complex="normal"/>
    </style:style>
    <style:style style:name="T15" style:family="text">
      <style:text-properties style:font-name="Liberation Mono" fo:font-size="12pt" fo:font-style="normal" fo:font-weight="normal" officeooo:rsid="00289c19" style:font-size-asian="10.5pt" style:font-weight-asian="normal" style:font-name-complex="Sree Krushnadevaraya" style:font-size-complex="12pt" style:font-style-complex="normal" style:font-weight-complex="normal"/>
    </style:style>
    <style:style style:name="T16" style:family="text">
      <style:text-properties style:font-name="Liberation Mono" fo:font-size="12pt" fo:font-style="normal" fo:font-weight="normal" officeooo:rsid="00292856" style:font-size-asian="10.5pt" style:font-weight-asian="normal" style:font-name-complex="Sree Krushnadevaraya" style:font-size-complex="12pt" style:font-style-complex="normal" style:font-weight-complex="normal"/>
    </style:style>
    <style:style style:name="T17" style:family="text">
      <style:text-properties style:font-name="Liberation Mono" fo:font-size="12pt" fo:font-style="normal" fo:font-weight="normal" officeooo:rsid="0028eb91" style:font-size-asian="10.5pt" style:font-weight-asian="normal" style:font-name-complex="Sree Krushnadevaraya" style:font-size-complex="12pt" style:font-style-complex="normal" style:font-weight-complex="normal"/>
    </style:style>
    <style:style style:name="T18" style:family="text">
      <style:text-properties style:font-name="Liberation Mono" fo:font-size="12pt" fo:font-style="normal" fo:font-weight="normal" officeooo:rsid="0077f28e" style:font-size-asian="10.5pt" style:font-weight-asian="normal" style:font-size-complex="12pt" style:font-style-complex="normal" style:font-weight-complex="normal"/>
    </style:style>
    <style:style style:name="T19" style:family="text">
      <style:text-properties style:font-name="Liberation Mono" fo:font-size="12pt" fo:font-style="normal" fo:font-weight="normal" officeooo:rsid="00794596" style:font-size-asian="10.5pt" style:font-weight-asian="normal" style:font-size-complex="12pt" style:font-style-complex="normal" style:font-weight-complex="normal"/>
    </style:style>
    <style:style style:name="T20" style:family="text">
      <style:text-properties style:font-name="Liberation Mono" style:font-name-complex="Liberation Mono"/>
    </style:style>
    <style:style style:name="T21" style:family="text">
      <style:text-properties style:font-name="Liberation Mono" officeooo:rsid="000fd3b9" style:font-name-complex="Liberation Mono"/>
    </style:style>
    <style:style style:name="T22" style:family="text">
      <style:text-properties style:font-name="Liberation Mono" officeooo:rsid="00111509" style:font-name-complex="Liberation Mono"/>
    </style:style>
    <style:style style:name="T23" style:family="text">
      <style:text-properties style:font-name="Liberation Mono" officeooo:rsid="00128969" style:font-name-complex="Liberation Mono"/>
    </style:style>
    <style:style style:name="T24" style:family="text">
      <style:text-properties style:font-name="Liberation Mono" officeooo:rsid="00132781" style:font-name-complex="Liberation Mono"/>
    </style:style>
    <style:style style:name="T25" style:family="text">
      <style:text-properties style:font-name="Liberation Mono" fo:font-weight="bold" style:font-weight-asian="bold" style:font-name-complex="Liberation Mono" style:font-weight-complex="bold"/>
    </style:style>
    <style:style style:name="T26" style:family="text">
      <style:text-properties style:font-name="Liberation Mono" fo:font-weight="normal" officeooo:rsid="0013fb32" style:font-weight-asian="normal" style:font-name-complex="Liberation Mono" style:font-weight-complex="normal"/>
    </style:style>
    <style:style style:name="T27" style:family="text">
      <style:text-properties style:font-name="Liberation Mono" fo:font-weight="normal" officeooo:rsid="00155176" style:font-weight-asian="normal" style:font-name-complex="Liberation Mono" style:font-weight-complex="normal"/>
    </style:style>
    <style:style style:name="T28" style:family="text">
      <style:text-properties style:font-name="Liberation Mono" fo:font-weight="normal" officeooo:rsid="00177efe" style:font-weight-asian="normal" style:font-name-complex="Liberation Mono" style:font-weight-complex="normal"/>
    </style:style>
    <style:style style:name="T29" style:family="text">
      <style:text-properties style:font-name="Liberation Mono" fo:font-weight="normal" officeooo:rsid="00184103" style:font-weight-asian="normal" style:font-name-complex="Liberation Mono" style:font-weight-complex="normal"/>
    </style:style>
    <style:style style:name="T30" style:family="text">
      <style:text-properties style:font-name="Liberation Mono" fo:font-weight="normal" officeooo:rsid="001dba4f" style:font-weight-asian="normal" style:font-name-complex="Liberation Mono" style:font-weight-complex="normal"/>
    </style:style>
    <style:style style:name="T31" style:family="text">
      <style:text-properties style:font-name="Liberation Mono" fo:font-weight="normal" officeooo:rsid="00ba96f8" style:font-weight-asian="normal" style:font-name-complex="Liberation Mono" style:font-weight-complex="normal"/>
    </style:style>
    <style:style style:name="T32" style:family="text">
      <style:text-properties style:font-name="Liberation Mono" fo:font-weight="normal" officeooo:rsid="003643d8" style:font-size-asian="10.5pt" style:font-weight-asian="normal" style:font-name-complex="Liberation Mono" style:font-weight-complex="normal"/>
    </style:style>
    <style:style style:name="T33" style:family="text">
      <style:text-properties style:font-name="Liberation Mono" fo:font-weight="normal" officeooo:rsid="009ef9e3" style:font-size-asian="10.5pt" style:font-weight-asian="normal" style:font-name-complex="Liberation Mono" style:font-weight-complex="normal"/>
    </style:style>
    <style:style style:name="T34" style:family="text">
      <style:text-properties style:font-name="Liberation Mono" fo:font-weight="normal" officeooo:rsid="00a02f12" style:font-size-asian="10.5pt" style:font-weight-asian="normal" style:font-name-complex="Liberation Mono" style:font-weight-complex="normal"/>
    </style:style>
    <style:style style:name="T35" style:family="text">
      <style:text-properties style:font-name="Liberation Mono" fo:font-weight="normal" officeooo:rsid="00a1e781" style:font-size-asian="10.5pt" style:font-weight-asian="normal" style:font-name-complex="Liberation Mono" style:font-weight-complex="normal"/>
    </style:style>
    <style:style style:name="T36" style:family="text">
      <style:text-properties style:font-name="Liberation Mono" fo:font-weight="normal" officeooo:rsid="007f229e" style:font-size-asian="10.5pt" style:font-weight-asian="normal" style:font-name-complex="Liberation Mono" style:font-weight-complex="normal"/>
    </style:style>
    <style:style style:name="T37" style:family="text">
      <style:text-properties style:font-name="Liberation Mono" fo:font-weight="normal" officeooo:rsid="00a50532" style:font-size-asian="10.5pt" style:font-weight-asian="normal" style:font-name-complex="Liberation Mono" style:font-weight-complex="normal"/>
    </style:style>
    <style:style style:name="T38" style:family="text">
      <style:text-properties style:font-name="Liberation Mono" fo:font-weight="normal" officeooo:rsid="00a21166" style:font-size-asian="10.5pt" style:font-weight-asian="normal" style:font-name-complex="Liberation Mono" style:font-weight-complex="normal"/>
    </style:style>
    <style:style style:name="T39" style:family="text">
      <style:text-properties style:font-name="Liberation Mono" fo:font-weight="normal" officeooo:rsid="00a56aec" style:font-size-asian="10.5pt" style:font-weight-asian="normal" style:font-name-complex="Liberation Mono" style:font-weight-complex="normal"/>
    </style:style>
    <style:style style:name="T40" style:family="text">
      <style:text-properties style:font-name="Liberation Mono" fo:font-weight="normal" officeooo:rsid="00a52489" style:font-size-asian="10.5pt" style:font-weight-asian="normal" style:font-name-complex="Liberation Mono" style:font-weight-complex="normal"/>
    </style:style>
    <style:style style:name="T41" style:family="text">
      <style:text-properties style:font-name="Liberation Mono" fo:font-weight="normal" officeooo:rsid="0170d920" style:font-size-asian="10.5pt" style:font-weight-asian="normal" style:font-weight-complex="normal"/>
    </style:style>
    <style:style style:name="T42" style:family="text">
      <style:text-properties style:font-name="Liberation Mono" fo:font-weight="normal" officeooo:rsid="0092b2dd" style:font-size-asian="10.5pt" style:font-weight-asian="normal" style:font-weight-complex="normal"/>
    </style:style>
    <style:style style:name="T43" style:family="text">
      <style:text-properties style:font-name="Liberation Mono" fo:font-style="normal" style:font-size-asian="10.5pt" style:font-weight-asian="bold" style:font-name-complex="Liberation Mono" style:font-style-complex="normal" style:font-weight-complex="bold"/>
    </style:style>
    <style:style style:name="T44" style:family="text">
      <style:text-properties style:font-name="Liberation Mono" fo:font-style="normal" officeooo:rsid="003643d8" style:font-size-asian="10.5pt" style:font-weight-asian="bold" style:font-name-complex="Liberation Mono" style:font-style-complex="normal" style:font-weight-complex="bold"/>
    </style:style>
    <style:style style:name="T45" style:family="text">
      <style:text-properties style:font-name="Liberation Mono" fo:font-style="normal" style:font-size-asian="10.5pt" style:font-weight-asian="bold" style:font-name-complex="Liberation Mono" style:font-size-complex="12pt" style:font-style-complex="normal" style:font-weight-complex="bold"/>
    </style:style>
    <style:style style:name="T46" style:family="text">
      <style:text-properties style:font-name="Liberation Mono" fo:font-style="normal" officeooo:rsid="003643d8" style:font-size-asian="10.5pt" style:font-weight-asian="bold" style:font-name-complex="Liberation Mono" style:font-size-complex="12pt" style:font-style-complex="normal" style:font-weight-complex="bold"/>
    </style:style>
    <style:style style:name="T47" style:family="text">
      <style:text-properties style:font-name="Liberation Mono" fo:font-style="normal" fo:font-weight="normal" style:font-size-asian="10.5pt" style:font-weight-asian="normal" style:font-name-complex="Liberation Mono" style:font-style-complex="normal" style:font-weight-complex="normal"/>
    </style:style>
    <style:style style:name="T48" style:family="text">
      <style:text-properties style:font-name="Liberation Mono" fo:font-style="normal" fo:font-weight="normal" officeooo:rsid="003643d8" style:font-size-asian="10.5pt" style:font-weight-asian="normal" style:font-name-complex="Liberation Mono" style:font-style-complex="normal" style:font-weight-complex="normal"/>
    </style:style>
    <style:style style:name="T49" style:family="text">
      <style:text-properties style:font-name="Liberation Mono" fo:font-style="normal" fo:font-weight="normal" officeooo:rsid="008286d3" style:font-size-asian="10.5pt" style:font-weight-asian="normal" style:font-name-complex="Liberation Mono" style:font-style-complex="normal" style:font-weight-complex="normal"/>
    </style:style>
    <style:style style:name="T50" style:family="text">
      <style:text-properties style:font-name="Liberation Mono" fo:font-style="normal" fo:font-weight="normal" officeooo:rsid="009ef9e3" style:font-size-asian="10.5pt" style:font-weight-asian="normal" style:font-name-complex="Liberation Mono" style:font-style-complex="normal" style:font-weight-complex="normal"/>
    </style:style>
    <style:style style:name="T51" style:family="text">
      <style:text-properties style:font-name="Liberation Mono" fo:font-style="normal" fo:font-weight="normal" officeooo:rsid="00a02f12" style:font-size-asian="10.5pt" style:font-weight-asian="normal" style:font-name-complex="Liberation Mono" style:font-style-complex="normal" style:font-weight-complex="normal"/>
    </style:style>
    <style:style style:name="T52" style:family="text">
      <style:text-properties style:font-name="Liberation Mono" fo:font-style="normal" fo:font-weight="normal" officeooo:rsid="00a1e781" style:font-size-asian="10.5pt" style:font-weight-asian="normal" style:font-name-complex="Liberation Mono" style:font-style-complex="normal" style:font-weight-complex="normal"/>
    </style:style>
    <style:style style:name="T53" style:family="text">
      <style:text-properties style:font-name="Liberation Mono" fo:font-style="normal" fo:font-weight="normal" officeooo:rsid="007f229e" style:font-size-asian="10.5pt" style:font-weight-asian="normal" style:font-name-complex="Liberation Mono" style:font-style-complex="normal" style:font-weight-complex="normal"/>
    </style:style>
    <style:style style:name="T54" style:family="text">
      <style:text-properties style:font-name="Liberation Mono" fo:font-style="normal" fo:font-weight="normal" officeooo:rsid="00a21166" style:font-size-asian="10.5pt" style:font-weight-asian="normal" style:font-name-complex="Liberation Mono" style:font-style-complex="normal" style:font-weight-complex="normal"/>
    </style:style>
    <style:style style:name="T55" style:family="text">
      <style:text-properties style:font-name="Liberation Mono" fo:font-style="normal" fo:font-weight="normal" officeooo:rsid="00a50532" style:font-size-asian="10.5pt" style:font-weight-asian="normal" style:font-name-complex="Liberation Mono" style:font-style-complex="normal" style:font-weight-complex="normal"/>
    </style:style>
    <style:style style:name="T56" style:family="text">
      <style:text-properties style:font-name="Liberation Mono" fo:font-style="normal" fo:font-weight="normal" officeooo:rsid="00a52489" style:font-size-asian="10.5pt" style:font-weight-asian="normal" style:font-name-complex="Liberation Mono" style:font-style-complex="normal" style:font-weight-complex="normal"/>
    </style:style>
    <style:style style:name="T57" style:family="text">
      <style:text-properties style:font-name="Liberation Mono" fo:font-style="normal" fo:font-weight="normal" officeooo:rsid="00a56aec" style:font-size-asian="10.5pt" style:font-weight-asian="normal" style:font-name-complex="Liberation Mono" style:font-style-complex="normal" style:font-weight-complex="normal"/>
    </style:style>
    <style:style style:name="T58" style:family="text">
      <style:text-properties style:font-name="Liberation Mono" fo:font-style="normal" fo:font-weight="normal" officeooo:rsid="0037d103" style:font-size-asian="10.5pt" style:font-weight-asian="normal" style:font-name-complex="Liberation Mono" style:font-style-complex="normal" style:font-weight-complex="normal"/>
    </style:style>
    <style:style style:name="T59" style:family="text">
      <style:text-properties style:font-name="Liberation Mono" fo:font-style="normal" fo:font-weight="normal" officeooo:rsid="0080b947" style:font-size-asian="10.5pt" style:font-weight-asian="normal" style:font-name-complex="Liberation Mono" style:font-style-complex="normal" style:font-weight-complex="normal"/>
    </style:style>
    <style:style style:name="T60" style:family="text">
      <style:text-properties style:font-name="Liberation Mono" fo:font-style="normal" fo:font-weight="normal" officeooo:rsid="00d74deb" style:font-size-asian="10.5pt" style:font-weight-asian="normal" style:font-name-complex="Liberation Mono" style:font-style-complex="normal" style:font-weight-complex="normal"/>
    </style:style>
    <style:style style:name="T61" style:family="text">
      <style:text-properties style:font-name="Liberation Mono" fo:font-style="normal" fo:font-weight="normal" officeooo:rsid="00d90a1d" style:font-size-asian="10.5pt" style:font-weight-asian="normal" style:font-name-complex="Liberation Mono" style:font-style-complex="normal" style:font-weight-complex="normal"/>
    </style:style>
    <style:style style:name="T62" style:family="text">
      <style:text-properties style:font-name="Liberation Mono" fo:font-style="normal" fo:font-weight="normal" officeooo:rsid="00db2a73" style:font-size-asian="10.5pt" style:font-weight-asian="normal" style:font-name-complex="Liberation Mono" style:font-style-complex="normal" style:font-weight-complex="normal"/>
    </style:style>
    <style:style style:name="T63" style:family="text">
      <style:text-properties style:font-name="Liberation Mono" fo:font-style="normal" fo:font-weight="normal" officeooo:rsid="003643d8" style:font-size-asian="10.5pt" style:font-weight-asian="normal" style:font-name-complex="Liberation Mono" style:font-size-complex="12pt" style:font-style-complex="normal" style:font-weight-complex="normal"/>
    </style:style>
    <style:style style:name="T64" style:family="text">
      <style:text-properties style:font-name="Liberation Mono" fo:font-style="normal" fo:font-weight="normal" officeooo:rsid="00caa7b4" style:font-size-asian="10.5pt" style:font-weight-asian="normal" style:font-name-complex="Liberation Mono" style:font-size-complex="12pt" style:font-style-complex="normal" style:font-weight-complex="normal"/>
    </style:style>
    <style:style style:name="T65" style:family="text">
      <style:text-properties style:font-name="Liberation Mono" fo:font-style="normal" fo:font-weight="normal" officeooo:rsid="00cc2328" style:font-size-asian="10.5pt" style:font-weight-asian="normal" style:font-name-complex="Liberation Mono" style:font-size-complex="12pt" style:font-style-complex="normal" style:font-weight-complex="normal"/>
    </style:style>
    <style:style style:name="T66" style:family="text">
      <style:text-properties style:font-name="Liberation Mono" fo:font-style="normal" fo:font-weight="normal" officeooo:rsid="00ccde40" style:font-size-asian="10.5pt" style:font-weight-asian="normal" style:font-name-complex="Liberation Mono" style:font-size-complex="12pt" style:font-style-complex="normal" style:font-weight-complex="normal"/>
    </style:style>
    <style:style style:name="T67" style:family="text">
      <style:text-properties style:font-name="Liberation Mono" fo:font-style="normal" fo:font-weight="normal" officeooo:rsid="00ce2a7a" style:font-size-asian="10.5pt" style:font-weight-asian="normal" style:font-name-complex="Liberation Mono" style:font-size-complex="12pt" style:font-style-complex="normal" style:font-weight-complex="normal"/>
    </style:style>
    <style:style style:name="T68" style:family="text">
      <style:text-properties style:font-name="Liberation Mono" fo:font-style="normal" fo:font-weight="normal" officeooo:rsid="00a52489" style:font-size-asian="10.5pt" style:font-weight-asian="normal" style:font-name-complex="Liberation Mono" style:font-size-complex="12pt" style:font-style-complex="normal" style:font-weight-complex="normal"/>
    </style:style>
    <style:style style:name="T69" style:family="text">
      <style:text-properties style:font-name="Liberation Mono" fo:font-style="normal" fo:font-weight="normal" officeooo:rsid="00cf2526" style:font-size-asian="10.5pt" style:font-weight-asian="normal" style:font-name-complex="Liberation Mono" style:font-size-complex="12pt" style:font-style-complex="normal" style:font-weight-complex="normal"/>
    </style:style>
    <style:style style:name="T70" style:family="text">
      <style:text-properties style:font-name="Liberation Mono" fo:font-style="normal" fo:font-weight="normal" officeooo:rsid="00f6637a" style:font-size-asian="10.5pt" style:font-weight-asian="normal" style:font-name-complex="Liberation Mono" style:font-size-complex="12pt" style:font-style-complex="normal" style:font-weight-complex="normal"/>
    </style:style>
    <style:style style:name="T71" style:family="text">
      <style:text-properties style:font-name="Liberation Mono" fo:font-style="normal" fo:font-weight="normal" officeooo:rsid="00f68281" style:font-size-asian="10.5pt" style:font-weight-asian="normal" style:font-name-complex="Liberation Mono" style:font-size-complex="12pt" style:font-style-complex="normal" style:font-weight-complex="normal"/>
    </style:style>
    <style:style style:name="T72" style:family="text">
      <style:text-properties style:font-name="Liberation Mono" fo:font-style="normal" fo:font-weight="normal" officeooo:rsid="00f829de" style:font-size-asian="10.5pt" style:font-weight-asian="normal" style:font-name-complex="Liberation Mono" style:font-size-complex="12pt" style:font-style-complex="normal" style:font-weight-complex="normal"/>
    </style:style>
    <style:style style:name="T73" style:family="text">
      <style:text-properties style:font-name="Liberation Mono" fo:font-style="normal" fo:font-weight="normal" officeooo:rsid="00f98952" style:font-size-asian="10.5pt" style:font-weight-asian="normal" style:font-name-complex="Liberation Mono" style:font-size-complex="12pt" style:font-style-complex="normal" style:font-weight-complex="normal"/>
    </style:style>
    <style:style style:name="T74" style:family="text">
      <style:text-properties style:font-name="Liberation Mono" fo:font-style="normal" fo:font-weight="normal" officeooo:rsid="007eee9f" style:font-size-asian="10.5pt" style:font-weight-asian="bold" style:font-name-complex="Liberation Mono" style:font-style-complex="normal" style:font-weight-complex="bold"/>
    </style:style>
    <style:style style:name="T75" style:family="text">
      <style:text-properties style:font-name="Liberation Mono" fo:font-style="normal" fo:font-weight="normal" officeooo:rsid="008456ec" style:font-size-asian="10.5pt" style:font-weight-asian="bold" style:font-name-complex="Liberation Mono" style:font-style-complex="normal" style:font-weight-complex="bold"/>
    </style:style>
    <style:style style:name="T76" style:family="text">
      <style:text-properties style:font-name="Liberation Mono" fo:font-style="normal" fo:font-weight="normal" officeooo:rsid="00dc2717" style:font-size-asian="10.5pt" style:font-weight-asian="bold" style:font-name-complex="Liberation Mono" style:font-style-complex="normal" style:font-weight-complex="bold"/>
    </style:style>
    <style:style style:name="T77" style:family="text">
      <style:text-properties style:font-name="Liberation Mono" fo:font-style="normal" fo:font-weight="normal" officeooo:rsid="00dd8881" style:font-size-asian="10.5pt" style:font-weight-asian="bold" style:font-name-complex="Liberation Mono" style:font-style-complex="normal" style:font-weight-complex="bold"/>
    </style:style>
    <style:style style:name="T78" style:family="text">
      <style:text-properties style:font-name="Liberation Mono" fo:font-style="normal" fo:font-weight="normal" officeooo:rsid="00847dc4" style:font-size-asian="10.5pt" style:font-style-asian="normal" style:font-weight-asian="normal" style:font-name-complex="Liberation Mono" style:font-style-complex="normal" style:font-weight-complex="normal"/>
    </style:style>
    <style:style style:name="T79" style:family="text">
      <style:text-properties style:font-name="Liberation Mono" fo:font-style="normal" fo:font-weight="normal" officeooo:rsid="0085679c" style:font-size-asian="10.5pt" style:font-style-asian="normal" style:font-weight-asian="normal" style:font-name-complex="Liberation Mono" style:font-style-complex="normal" style:font-weight-complex="normal"/>
    </style:style>
    <style:style style:name="T80" style:family="text">
      <style:text-properties style:font-name="Liberation Mono" fo:font-style="normal" fo:font-weight="normal" officeooo:rsid="00dd8881" style:font-size-asian="10.5pt" style:font-style-asian="normal" style:font-weight-asian="normal" style:font-name-complex="Liberation Mono" style:font-style-complex="normal" style:font-weight-complex="normal"/>
    </style:style>
    <style:style style:name="T81" style:family="text">
      <style:text-properties style:font-name="Liberation Mono" fo:font-style="normal" fo:font-weight="normal" officeooo:rsid="00ded661" style:font-size-asian="10.5pt" style:font-style-asian="normal" style:font-weight-asian="normal" style:font-name-complex="Liberation Mono" style:font-style-complex="normal" style:font-weight-complex="normal"/>
    </style:style>
    <style:style style:name="T82" style:family="text">
      <style:text-properties style:font-name="Liberation Mono" fo:font-style="normal" fo:font-weight="normal" officeooo:rsid="00e01b20" style:font-size-asian="10.5pt" style:font-style-asian="normal" style:font-weight-asian="normal" style:font-name-complex="Liberation Mono" style:font-style-complex="normal" style:font-weight-complex="normal"/>
    </style:style>
    <style:style style:name="T83" style:family="text">
      <style:text-properties style:font-name="Liberation Mono" fo:font-style="normal" fo:font-weight="normal" officeooo:rsid="00e01b20" style:font-size-asian="10.5pt" style:font-style-asian="normal" style:font-weight-asian="normal" style:font-style-complex="normal" style:font-weight-complex="normal"/>
    </style:style>
    <style:style style:name="T84" style:family="text">
      <style:text-properties style:font-name="Liberation Mono" fo:font-style="normal" fo:font-weight="normal" officeooo:rsid="00ced719" style:font-size-asian="12pt" style:font-weight-asian="normal" style:font-name-complex="Liberation Mono" style:font-size-complex="12pt" style:font-style-complex="normal" style:font-weight-complex="normal"/>
    </style:style>
    <style:style style:name="T85" style:family="text">
      <style:text-properties style:font-name="Liberation Mono" officeooo:rsid="003643d8" style:font-size-asian="10.5pt" style:font-name-complex="Liberation Mono"/>
    </style:style>
    <style:style style:name="T86" style:family="text">
      <style:text-properties fo:font-variant="normal" fo:text-transform="none" fo:color="#222222" loext:opacity="100%" style:font-name="Liberation Mono" fo:letter-spacing="normal" fo:font-style="normal" fo:font-weight="normal" officeooo:rsid="00184103" style:font-weight-asian="normal" style:font-name-complex="Liberation Mono" style:font-style-complex="normal" style:font-weight-complex="normal"/>
    </style:style>
    <style:style style:name="T87" style:family="text">
      <style:text-properties fo:font-variant="normal" fo:text-transform="none" fo:color="#222222" loext:opacity="100%" style:font-name="Liberation Mono" fo:letter-spacing="normal" fo:font-style="normal" fo:font-weight="normal" officeooo:rsid="0024136c" style:font-weight-asian="normal" style:font-name-complex="Liberation Mono" style:font-style-complex="normal" style:font-weight-complex="normal"/>
    </style:style>
    <style:style style:name="T88" style:family="text">
      <style:text-properties fo:font-variant="normal" fo:text-transform="none" fo:color="#222222" loext:opacity="100%" style:font-name="Liberation Mono" fo:letter-spacing="normal" fo:font-style="normal" fo:font-weight="normal" officeooo:rsid="00177efe" style:font-weight-asian="normal" style:font-name-complex="Liberation Mono" style:font-style-complex="normal" style:font-weight-complex="normal"/>
    </style:style>
    <style:style style:name="T89" style:family="text">
      <style:text-properties fo:font-variant="normal" fo:text-transform="none" fo:color="#222222" loext:opacity="100%" style:font-name="Liberation Mono" fo:letter-spacing="normal" fo:font-style="normal" fo:font-weight="normal" officeooo:rsid="0025ea1d" style:font-weight-asian="normal" style:font-name-complex="Liberation Mono" style:font-style-complex="normal" style:font-weight-complex="normal"/>
    </style:style>
    <style:style style:name="T90" style:family="text">
      <style:text-properties fo:font-variant="normal" fo:text-transform="none" fo:color="#222222" loext:opacity="100%" style:font-name="Liberation Mono" fo:letter-spacing="normal" fo:font-style="normal" fo:font-weight="normal" officeooo:rsid="00bb72d8" style:font-weight-asian="normal" style:font-name-complex="Liberation Mono" style:font-style-complex="normal" style:font-weight-complex="normal"/>
    </style:style>
    <style:style style:name="T91" style:family="text">
      <style:text-properties fo:font-variant="normal" fo:text-transform="none" fo:color="#222222" loext:opacity="100%" style:font-name="Liberation Mono" fo:letter-spacing="normal" fo:font-style="normal" fo:font-weight="normal" officeooo:rsid="003643d8" style:font-weight-asian="bold" style:font-name-complex="Liberation Mono" style:font-style-complex="normal" style:font-weight-complex="bold"/>
    </style:style>
    <style:style style:name="T92" style:family="text">
      <style:text-properties fo:font-variant="normal" fo:text-transform="none" fo:color="#222222" loext:opacity="100%" style:font-name="Liberation Mono" fo:letter-spacing="normal" fo:font-style="normal" fo:font-weight="normal" officeooo:rsid="0065877c" style:font-weight-asian="bold" style:font-name-complex="Liberation Mono" style:font-style-complex="normal" style:font-weight-complex="bold"/>
    </style:style>
    <style:style style:name="T93" style:family="text">
      <style:text-properties fo:font-variant="normal" fo:text-transform="none" fo:color="#222222" loext:opacity="100%" style:font-name="Liberation Mono" fo:letter-spacing="normal" fo:font-style="normal" fo:font-weight="normal" officeooo:rsid="005fea81" style:font-weight-asian="bold" style:font-name-complex="Liberation Mono" style:font-style-complex="normal" style:font-weight-complex="bold"/>
    </style:style>
    <style:style style:name="T94" style:family="text">
      <style:text-properties fo:font-variant="normal" fo:text-transform="none" fo:color="#222222" loext:opacity="100%" style:font-name="Liberation Mono" fo:font-size="12pt" fo:letter-spacing="normal" style:font-size-asian="12pt" style:font-name-complex="Liberation Mono" style:font-size-complex="12pt" style:font-style-complex="normal" style:font-weight-complex="normal"/>
    </style:style>
    <style:style style:name="T95" style:family="text">
      <style:text-properties fo:font-variant="normal" fo:text-transform="none" fo:color="#222222" loext:opacity="100%" style:font-name="Liberation Mono" fo:font-size="12pt" fo:letter-spacing="normal" fo:font-style="normal" fo:font-weight="normal" officeooo:rsid="0022df5a" style:font-size-asian="10.5pt" style:font-weight-asian="normal" style:font-name-complex="Sree Krushnadevaraya" style:font-size-complex="12pt" style:font-style-complex="normal" style:font-weight-complex="normal"/>
    </style:style>
    <style:style style:name="T96" style:family="text">
      <style:text-properties fo:font-variant="normal" fo:text-transform="none" fo:color="#222222" loext:opacity="100%" style:font-name="Liberation Mono" fo:font-size="12pt" fo:letter-spacing="normal" fo:font-style="normal" fo:font-weight="normal" officeooo:rsid="0021583d" style:font-size-asian="10.5pt" style:font-weight-asian="normal" style:font-name-complex="Sree Krushnadevaraya" style:font-size-complex="12pt" style:font-style-complex="normal" style:font-weight-complex="normal"/>
    </style:style>
    <style:style style:name="T97" style:family="text">
      <style:text-properties fo:font-variant="normal" fo:text-transform="none" fo:color="#222222" loext:opacity="100%" style:font-name="Liberation Mono" fo:font-size="12pt" fo:letter-spacing="normal" fo:font-style="normal" fo:font-weight="normal" officeooo:rsid="001f405a" style:font-size-asian="10.5pt" style:font-weight-asian="normal" style:font-name-complex="Sree Krushnadevaraya" style:font-size-complex="12pt" style:font-style-complex="normal" style:font-weight-complex="normal"/>
    </style:style>
    <style:style style:name="T98" style:family="text">
      <style:text-properties fo:font-variant="normal" fo:text-transform="none" fo:color="#222222" loext:opacity="100%" style:font-name="Liberation Mono" fo:font-size="12pt" fo:letter-spacing="normal" fo:font-style="normal" fo:font-weight="normal" officeooo:rsid="002022f2" style:font-size-asian="10.5pt" style:font-weight-asian="normal" style:font-name-complex="Sree Krushnadevaraya" style:font-size-complex="12pt" style:font-style-complex="normal" style:font-weight-complex="normal"/>
    </style:style>
    <style:style style:name="T99" style:family="text">
      <style:text-properties fo:font-variant="normal" fo:text-transform="none" fo:color="#222222" loext:opacity="100%" style:font-name="Liberation Mono" fo:font-size="12pt" fo:letter-spacing="normal" fo:font-style="normal" fo:font-weight="normal" officeooo:rsid="00221819" style:font-size-asian="10.5pt" style:font-weight-asian="normal" style:font-name-complex="Sree Krushnadevaraya" style:font-size-complex="12pt" style:font-style-complex="normal" style:font-weight-complex="normal"/>
    </style:style>
    <style:style style:name="T100" style:family="text">
      <style:text-properties fo:font-variant="normal" fo:text-transform="none" fo:color="#222222" loext:opacity="100%" style:font-name="Liberation Mono" fo:font-size="12pt" fo:letter-spacing="normal" fo:font-style="normal" fo:font-weight="bold" officeooo:rsid="001e87ef" style:font-size-asian="10.5pt" style:font-weight-asian="bold" style:font-name-complex="Sree Krushnadevaraya" style:font-size-complex="12pt" style:font-style-complex="normal" style:font-weight-complex="bold"/>
    </style:style>
    <style:style style:name="T101" style:family="text">
      <style:text-properties fo:font-variant="normal" fo:text-transform="none" fo:color="#222222" loext:opacity="100%" style:font-name="Liberation Mono" fo:font-size="12pt" fo:letter-spacing="normal" fo:font-weight="normal" officeooo:rsid="003643d8" style:font-size-asian="10.5pt" style:font-weight-asian="normal" style:font-name-complex="Open Sans" style:font-size-complex="11.25pt" style:font-style-complex="normal" style:font-weight-complex="normal"/>
    </style:style>
    <style:style style:name="T102" style:family="text">
      <style:text-properties fo:font-variant="normal" fo:text-transform="none" fo:color="#222222" loext:opacity="100%" style:font-name="Liberation Mono" fo:font-size="12pt" fo:letter-spacing="normal" fo:font-weight="normal" officeooo:rsid="0037d103" style:font-size-asian="10.5pt" style:font-weight-asian="normal" style:font-name-complex="Open Sans" style:font-size-complex="11.25pt" style:font-style-complex="normal" style:font-weight-complex="normal"/>
    </style:style>
    <style:style style:name="T103" style:family="text">
      <style:text-properties fo:font-variant="normal" fo:text-transform="none" fo:color="#222222" loext:opacity="100%" style:font-name="Liberation Mono" fo:font-size="12pt" fo:letter-spacing="normal" fo:font-weight="normal" officeooo:rsid="003643d8" style:font-size-asian="10.5pt" style:font-weight-asian="normal" style:font-name-complex="Sree Krushnadevaraya" style:font-size-complex="12pt" style:font-style-complex="normal" style:font-weight-complex="normal"/>
    </style:style>
    <style:style style:name="T104" style:family="text">
      <style:text-properties fo:font-variant="normal" fo:text-transform="none" fo:color="#222222" loext:opacity="100%" style:font-name="Liberation Mono" fo:font-size="12pt" fo:letter-spacing="normal" fo:font-weight="normal" officeooo:rsid="00b6ebf3" style:font-size-asian="10.5pt" style:font-weight-asian="normal" style:font-name-complex="Sree Krushnadevaraya" style:font-size-complex="12pt" style:font-style-complex="normal" style:font-weight-complex="normal"/>
    </style:style>
    <style:style style:name="T105" style:family="text">
      <style:text-properties fo:font-variant="normal" fo:text-transform="none" fo:color="#222222" loext:opacity="100%" style:font-name="Liberation Mono" fo:font-size="12pt" fo:letter-spacing="normal" fo:font-weight="normal" officeooo:rsid="00e85902" style:font-size-asian="10.5pt" style:font-weight-asian="normal" style:font-name-complex="Sree Krushnadevaraya" style:font-size-complex="12pt" style:font-style-complex="normal" style:font-weight-complex="normal"/>
    </style:style>
    <style:style style:name="T106" style:family="text">
      <style:text-properties fo:font-variant="normal" fo:text-transform="none" fo:color="#222222" loext:opacity="100%" style:font-name="Liberation Mono" fo:font-size="12pt" fo:letter-spacing="normal" fo:font-weight="bold" officeooo:rsid="003643d8" style:font-size-asian="10.5pt" style:font-weight-asian="bold" style:font-name-complex="Sree Krushnadevaraya" style:font-size-complex="12pt" style:font-style-complex="normal" style:font-weight-complex="bold"/>
    </style:style>
    <style:style style:name="T107" style:family="text">
      <style:text-properties fo:font-variant="normal" fo:text-transform="none" fo:color="#222222" loext:opacity="100%" style:font-name="Open Sans" fo:font-size="11.25pt" fo:letter-spacing="normal" fo:font-style="normal" fo:font-weight="normal"/>
    </style:style>
    <style:style style:name="T108" style:family="text">
      <style:text-properties fo:font-variant="normal" fo:text-transform="none" fo:color="#222222" loext:opacity="100%" style:font-name="Open Sans" fo:font-size="11.25pt" fo:letter-spacing="normal" fo:font-style="normal" fo:font-weight="normal" officeooo:rsid="0021583d" style:font-size-asian="10.5pt" style:font-weight-asian="normal" style:font-name-complex="Sree Krushnadevaraya" style:font-size-complex="12pt" style:font-style-complex="normal" style:font-weight-complex="normal"/>
    </style:style>
    <style:style style:name="T109" style:family="text">
      <style:text-properties fo:font-variant="normal" fo:text-transform="none" fo:color="#222222" loext:opacity="100%" style:font-name="Open Sans" fo:font-size="11.25pt" fo:letter-spacing="normal" fo:font-style="normal" fo:font-weight="normal" officeooo:rsid="0022df5a" style:font-size-asian="10.5pt" style:font-weight-asian="normal" style:font-name-complex="Sree Krushnadevaraya" style:font-size-complex="12pt" style:font-style-complex="normal" style:font-weight-complex="normal"/>
    </style:style>
    <style:style style:name="T110" style:family="text">
      <style:text-properties fo:font-variant="normal" fo:text-transform="none" fo:color="#222222" loext:opacity="100%" style:font-name="Open Sans" fo:font-size="11.25pt" fo:letter-spacing="normal" fo:font-style="normal" fo:font-weight="normal" officeooo:rsid="0037d103" style:font-size-asian="10.5pt" style:font-weight-asian="normal" style:font-style-complex="normal" style:font-weight-complex="normal"/>
    </style:style>
    <style:style style:name="T111" style:family="text">
      <style:text-properties fo:font-variant="normal" fo:text-transform="none" fo:color="#222222" loext:opacity="100%" style:font-name="Open Sans" fo:letter-spacing="normal" fo:font-style="normal" fo:font-weight="normal"/>
    </style:style>
    <style:style style:name="T112" style:family="text">
      <style:text-properties fo:font-variant="normal" fo:text-transform="none" fo:color="#222222" loext:opacity="100%" style:font-name="Sree Krushnadevaraya" fo:font-size="14pt" fo:letter-spacing="normal" fo:font-style="normal" fo:font-weight="normal" officeooo:rsid="001e87ef" style:font-size-asian="14pt" style:font-weight-asian="normal" style:font-name-complex="Sree Krushnadevaraya" style:font-size-complex="14pt" style:font-style-complex="normal" style:font-weight-complex="normal"/>
    </style:style>
    <style:style style:name="T113" style:family="text">
      <style:text-properties fo:font-variant="normal" fo:text-transform="none" fo:color="#222222" loext:opacity="100%" style:font-name="Sree Krushnadevaraya" fo:font-size="14pt" fo:letter-spacing="normal" fo:font-style="normal" fo:font-weight="normal" officeooo:rsid="002022f2" style:font-size-asian="14pt" style:font-weight-asian="normal" style:font-name-complex="Sree Krushnadevaraya" style:font-size-complex="14pt" style:font-style-complex="normal" style:font-weight-complex="normal"/>
    </style:style>
    <style:style style:name="T114" style:family="text">
      <style:text-properties fo:font-variant="normal" fo:text-transform="none" fo:color="#222222" loext:opacity="100%" style:font-name="Sree Krushnadevaraya" fo:font-size="14pt" fo:letter-spacing="normal" fo:font-style="normal" fo:font-weight="normal" officeooo:rsid="0021583d" style:font-size-asian="14pt" style:font-weight-asian="normal" style:font-name-complex="Sree Krushnadevaraya" style:font-size-complex="14pt" style:font-style-complex="normal" style:font-weight-complex="normal"/>
    </style:style>
    <style:style style:name="T115" style:family="text">
      <style:text-properties fo:font-variant="normal" fo:text-transform="none" fo:color="#222222" loext:opacity="100%" style:font-name="Sree Krushnadevaraya" fo:font-size="14pt" fo:letter-spacing="normal" fo:font-style="normal" fo:font-weight="normal" officeooo:rsid="001f405a" style:font-size-asian="14pt" style:font-weight-asian="normal" style:font-name-complex="Sree Krushnadevaraya" style:font-size-complex="14pt" style:font-style-complex="normal" style:font-weight-complex="normal"/>
    </style:style>
    <style:style style:name="T116" style:family="text">
      <style:text-properties fo:font-variant="normal" fo:text-transform="none" fo:color="#222222" loext:opacity="100%" style:font-name="Sree Krushnadevaraya" fo:font-size="14pt" fo:letter-spacing="normal" fo:font-style="normal" fo:font-weight="normal" officeooo:rsid="00221819" style:font-size-asian="14pt" style:font-weight-asian="normal" style:font-name-complex="Sree Krushnadevaraya" style:font-size-complex="14pt" style:font-style-complex="normal" style:font-weight-complex="normal"/>
    </style:style>
    <style:style style:name="T117" style:family="text">
      <style:text-properties fo:font-variant="normal" fo:text-transform="none" fo:color="#222222" loext:opacity="100%" style:font-name="Sree Krushnadevaraya" fo:font-size="14pt" fo:letter-spacing="normal" fo:font-style="normal" fo:font-weight="normal" officeooo:rsid="0022df5a" style:font-size-asian="14pt" style:font-weight-asian="normal" style:font-name-complex="Sree Krushnadevaraya" style:font-size-complex="14pt" style:font-style-complex="normal" style:font-weight-complex="normal"/>
    </style:style>
    <style:style style:name="T118" style:family="text">
      <style:text-properties fo:font-variant="normal" fo:text-transform="none" fo:color="#222222" loext:opacity="100%" fo:letter-spacing="normal" style:font-name-complex="Open Sans" style:font-size-complex="11.25pt" style:font-style-complex="normal" style:font-weight-complex="normal"/>
    </style:style>
    <style:style style:name="T119" style:family="text">
      <style:text-properties fo:font-variant="normal" fo:text-transform="none" fo:color="#222222" loext:opacity="100%" fo:letter-spacing="normal" style:font-name-complex="Open Sans" style:font-style-complex="normal" style:font-weight-complex="normal"/>
    </style:style>
    <style:style style:name="T120" style:family="text">
      <style:text-properties fo:font-variant="normal" fo:text-transform="none" fo:color="#222222" loext:opacity="100%" style:font-name="Sree Krushnadevaraya" fo:font-size="14pt" fo:letter-spacing="normal" fo:font-weight="normal" officeooo:rsid="00e85902" style:font-size-asian="14pt" style:font-weight-asian="normal" style:font-name-complex="Sree Krushnadevaraya" style:font-size-complex="14pt" style:font-style-complex="normal" style:font-weight-complex="normal"/>
    </style:style>
    <style:style style:name="T121" style:family="text">
      <style:text-properties fo:font-variant="normal" fo:text-transform="none" fo:color="#222222" loext:opacity="100%" style:font-name="Sree Krushnadevaraya" fo:font-size="14pt" fo:letter-spacing="normal" fo:font-weight="normal" officeooo:rsid="003643d8" style:font-size-asian="14pt" style:font-weight-asian="normal" style:font-name-complex="Sree Krushnadevaraya" style:font-size-complex="14pt" style:font-style-complex="normal" style:font-weight-complex="normal"/>
    </style:style>
    <style:style style:name="T122" style:family="text">
      <style:text-properties fo:font-variant="normal" fo:text-transform="none" style:font-name="Liberation Mono" fo:font-size="12pt" fo:letter-spacing="normal" fo:font-style="normal" fo:font-weight="normal" officeooo:rsid="00111509" style:font-size-asian="10.5pt" style:font-name-complex="Liberation Mono" style:font-size-complex="12pt"/>
    </style:style>
    <style:style style:name="T123" style:family="text">
      <style:text-properties fo:font-variant="normal" fo:text-transform="none" style:font-name="Liberation Mono" fo:font-size="12pt" fo:letter-spacing="normal" fo:font-style="normal" fo:font-weight="normal" officeooo:rsid="001f405a" style:font-size-asian="10.5pt" style:font-weight-asian="normal" style:font-name-complex="Sree Krushnadevaraya" style:font-size-complex="12pt" style:font-style-complex="normal" style:font-weight-complex="normal"/>
    </style:style>
    <style:style style:name="T124" style:family="text">
      <style:text-properties fo:font-variant="normal" fo:text-transform="none" style:font-name="Liberation Mono" fo:font-size="12pt" fo:letter-spacing="normal" fo:font-style="normal" fo:font-weight="normal" officeooo:rsid="002022f2" style:font-size-asian="10.5pt" style:font-weight-asian="normal" style:font-name-complex="Sree Krushnadevaraya" style:font-size-complex="12pt" style:font-style-complex="normal" style:font-weight-complex="normal"/>
    </style:style>
    <style:style style:name="T125" style:family="text">
      <style:text-properties fo:font-variant="normal" fo:text-transform="none" style:font-name="Liberation Mono" fo:font-size="12pt" fo:letter-spacing="normal" fo:font-style="normal" fo:font-weight="normal" officeooo:rsid="0021583d" style:font-size-asian="10.5pt" style:font-weight-asian="normal" style:font-name-complex="Sree Krushnadevaraya" style:font-size-complex="12pt" style:font-style-complex="normal" style:font-weight-complex="normal"/>
    </style:style>
    <style:style style:name="T126" style:family="text">
      <style:text-properties fo:font-variant="normal" fo:text-transform="none" style:font-name="Liberation Mono" fo:font-size="12pt" fo:letter-spacing="normal" fo:font-style="normal" fo:font-weight="normal" officeooo:rsid="00221819" style:font-size-asian="10.5pt" style:font-weight-asian="normal" style:font-name-complex="Sree Krushnadevaraya" style:font-size-complex="12pt" style:font-style-complex="normal" style:font-weight-complex="normal"/>
    </style:style>
    <style:style style:name="T127" style:family="text">
      <style:text-properties fo:font-variant="normal" fo:text-transform="none" style:font-name="Liberation Mono" fo:font-size="12pt" fo:letter-spacing="normal" fo:font-style="normal" fo:font-weight="normal" officeooo:rsid="0022df5a" style:font-size-asian="10.5pt" style:font-weight-asian="normal" style:font-name-complex="Sree Krushnadevaraya" style:font-size-complex="12pt" style:font-style-complex="normal" style:font-weight-complex="normal"/>
    </style:style>
    <style:style style:name="T128" style:family="text">
      <style:text-properties fo:font-variant="normal" fo:text-transform="none" style:font-name="Liberation Mono" fo:font-size="12pt" fo:letter-spacing="normal" fo:font-style="normal" fo:font-weight="normal" officeooo:rsid="00231958" style:font-size-asian="10.5pt" style:font-weight-asian="normal" style:font-name-complex="Sree Krushnadevaraya" style:font-size-complex="12pt" style:font-style-complex="normal" style:font-weight-complex="normal"/>
    </style:style>
    <style:style style:name="T129" style:family="text">
      <style:text-properties fo:font-variant="normal" fo:text-transform="none" style:font-name="Liberation Mono" fo:font-size="12pt" fo:letter-spacing="normal" fo:font-style="normal" fo:font-weight="normal" officeooo:rsid="0040564a" style:font-size-asian="10.5pt" style:font-weight-asian="normal" style:font-name-complex="Sree Krushnadevaraya" style:font-size-complex="12pt" style:font-style-complex="normal" style:font-weight-complex="normal"/>
    </style:style>
    <style:style style:name="T130" style:family="text">
      <style:text-properties fo:font-variant="normal" fo:text-transform="none" style:font-name="Liberation Mono" fo:font-size="12pt" fo:letter-spacing="normal" fo:font-style="normal" fo:font-weight="normal" officeooo:rsid="00425474" style:font-size-asian="10.5pt" style:font-weight-asian="normal" style:font-name-complex="Sree Krushnadevaraya" style:font-size-complex="12pt" style:font-style-complex="normal" style:font-weight-complex="normal"/>
    </style:style>
    <style:style style:name="T131" style:family="text">
      <style:text-properties fo:font-variant="normal" fo:text-transform="none" style:font-name="Liberation Mono" fo:font-size="12pt" fo:letter-spacing="normal" fo:font-style="normal" fo:font-weight="normal" officeooo:rsid="004506b6" style:font-size-asian="10.5pt" style:font-weight-asian="normal" style:font-name-complex="Sree Krushnadevaraya" style:font-size-complex="12pt" style:font-style-complex="normal" style:font-weight-complex="normal"/>
    </style:style>
    <style:style style:name="T132" style:family="text">
      <style:text-properties fo:font-variant="normal" fo:text-transform="none" style:font-name="Liberation Mono" fo:font-size="12pt" fo:letter-spacing="normal" fo:font-style="normal" fo:font-weight="normal" officeooo:rsid="0045edd6" style:font-size-asian="10.5pt" style:font-weight-asian="normal" style:font-name-complex="Sree Krushnadevaraya" style:font-size-complex="12pt" style:font-style-complex="normal" style:font-weight-complex="normal"/>
    </style:style>
    <style:style style:name="T133" style:family="text">
      <style:text-properties fo:font-variant="normal" fo:text-transform="none" style:font-name="Liberation Mono" fo:font-size="12pt" fo:letter-spacing="normal" fo:font-style="normal" fo:font-weight="normal" officeooo:rsid="00466a17" style:font-size-asian="10.5pt" style:font-weight-asian="normal" style:font-name-complex="Sree Krushnadevaraya" style:font-size-complex="12pt" style:font-style-complex="normal" style:font-weight-complex="normal"/>
    </style:style>
    <style:style style:name="T134" style:family="text">
      <style:text-properties fo:font-variant="normal" fo:text-transform="none" style:font-name="Liberation Mono" fo:font-size="12pt" fo:letter-spacing="normal" fo:font-style="normal" fo:font-weight="normal" officeooo:rsid="0046c380" style:font-size-asian="10.5pt" style:font-weight-asian="normal" style:font-name-complex="Sree Krushnadevaraya" style:font-size-complex="12pt" style:font-style-complex="normal" style:font-weight-complex="normal"/>
    </style:style>
    <style:style style:name="T135" style:family="text">
      <style:text-properties fo:font-variant="normal" fo:text-transform="none" style:font-name="Liberation Mono" fo:font-size="12pt" fo:letter-spacing="normal" fo:font-style="normal" fo:font-weight="normal" officeooo:rsid="0046fcb4" style:font-size-asian="10.5pt" style:font-weight-asian="normal" style:font-name-complex="Sree Krushnadevaraya" style:font-size-complex="12pt" style:font-style-complex="normal" style:font-weight-complex="normal"/>
    </style:style>
    <style:style style:name="T136" style:family="text">
      <style:text-properties fo:font-variant="normal" fo:text-transform="none" style:font-name="Liberation Mono" fo:font-size="12pt" fo:letter-spacing="normal" fo:font-style="normal" fo:font-weight="normal" officeooo:rsid="0048b5b6" style:font-size-asian="10.5pt" style:font-weight-asian="normal" style:font-name-complex="Sree Krushnadevaraya" style:font-size-complex="12pt" style:font-style-complex="normal" style:font-weight-complex="normal"/>
    </style:style>
    <style:style style:name="T137" style:family="text">
      <style:text-properties fo:font-variant="normal" fo:text-transform="none" style:font-name="Liberation Mono" fo:font-size="12pt" fo:letter-spacing="normal" fo:font-style="normal" fo:font-weight="normal" officeooo:rsid="004b1c3a" style:font-size-asian="10.5pt" style:font-weight-asian="normal" style:font-name-complex="Sree Krushnadevaraya" style:font-size-complex="12pt" style:font-style-complex="normal" style:font-weight-complex="normal"/>
    </style:style>
    <style:style style:name="T138" style:family="text">
      <style:text-properties fo:font-variant="normal" fo:text-transform="none" style:font-name="Liberation Mono" fo:font-size="12pt" fo:letter-spacing="normal" fo:font-style="normal" fo:font-weight="normal" officeooo:rsid="004b89e1" style:font-size-asian="10.5pt" style:font-weight-asian="normal" style:font-name-complex="Sree Krushnadevaraya" style:font-size-complex="12pt" style:font-style-complex="normal" style:font-weight-complex="normal"/>
    </style:style>
    <style:style style:name="T139" style:family="text">
      <style:text-properties fo:font-variant="normal" fo:text-transform="none" style:font-name="Liberation Mono" fo:font-size="12pt" fo:letter-spacing="normal" fo:font-style="normal" fo:font-weight="normal" officeooo:rsid="004c2c7f" style:font-size-asian="10.5pt" style:font-weight-asian="normal" style:font-name-complex="Sree Krushnadevaraya" style:font-size-complex="12pt" style:font-style-complex="normal" style:font-weight-complex="normal"/>
    </style:style>
    <style:style style:name="T140" style:family="text">
      <style:text-properties fo:font-variant="normal" fo:text-transform="none" style:font-name="Liberation Mono" fo:font-size="12pt" fo:letter-spacing="normal" fo:font-style="normal" fo:font-weight="normal" officeooo:rsid="00582eee" style:font-size-asian="10.5pt" style:font-weight-asian="normal" style:font-name-complex="Sree Krushnadevaraya" style:font-size-complex="12pt" style:font-style-complex="normal" style:font-weight-complex="normal"/>
    </style:style>
    <style:style style:name="T141" style:family="text">
      <style:text-properties fo:font-variant="normal" fo:text-transform="none" style:font-name="Liberation Mono" fo:font-size="12pt" fo:letter-spacing="normal" fo:font-style="normal" fo:font-weight="normal" officeooo:rsid="005a0a5e" style:font-size-asian="10.5pt" style:font-weight-asian="normal" style:font-name-complex="Sree Krushnadevaraya" style:font-size-complex="12pt" style:font-style-complex="normal" style:font-weight-complex="normal"/>
    </style:style>
    <style:style style:name="T142" style:family="text">
      <style:text-properties fo:font-variant="normal" fo:text-transform="none" style:font-name="Liberation Mono" fo:font-size="12pt" fo:letter-spacing="normal" fo:font-style="normal" fo:font-weight="normal" style:font-size-asian="12pt" style:font-name-complex="Liberation Mono" style:font-size-complex="12pt"/>
    </style:style>
    <style:style style:name="T143" style:family="text">
      <style:text-properties fo:font-variant="normal" fo:text-transform="none" style:font-name="Liberation Mono" fo:font-size="12pt" fo:letter-spacing="normal" fo:font-style="normal" fo:font-weight="normal" style:font-size-asian="12pt" style:font-weight-asian="normal" style:font-name-complex="Liberation Mono" style:font-size-complex="12pt" style:font-weight-complex="normal"/>
    </style:style>
    <style:style style:name="T144" style:family="text">
      <style:text-properties fo:font-variant="normal" fo:text-transform="none" style:font-name="Liberation Mono" fo:font-size="12pt" fo:letter-spacing="normal" fo:font-style="normal" fo:font-weight="normal" officeooo:rsid="0046c380" style:font-size-asian="12pt" style:font-weight-asian="normal" style:font-name-complex="Liberation Mono" style:font-size-complex="12pt" style:font-style-complex="normal" style:font-weight-complex="normal"/>
    </style:style>
    <style:style style:name="T145" style:family="text">
      <style:text-properties fo:font-variant="normal" fo:text-transform="none" style:font-name="Liberation Mono" fo:font-size="12pt" fo:letter-spacing="normal" fo:font-style="normal" fo:font-weight="normal" officeooo:rsid="004b89e1" style:font-size-asian="12pt" style:font-weight-asian="normal" style:font-name-complex="Liberation Mono" style:font-size-complex="12pt" style:font-style-complex="normal" style:font-weight-complex="normal"/>
    </style:style>
    <style:style style:name="T146" style:family="text">
      <style:text-properties fo:font-variant="normal" fo:text-transform="none" style:font-name="Liberation Mono" fo:font-size="12pt" fo:letter-spacing="normal" fo:font-style="normal" fo:font-weight="bold" officeooo:rsid="001e87ef" style:font-size-asian="10.5pt" style:font-weight-asian="bold" style:font-name-complex="Sree Krushnadevaraya" style:font-size-complex="12pt" style:font-style-complex="normal" style:font-weight-complex="bold"/>
    </style:style>
    <style:style style:name="T147" style:family="text">
      <style:text-properties fo:font-variant="normal" fo:text-transform="none" style:font-name="Liberation Mono" fo:font-size="12pt" fo:letter-spacing="normal" fo:font-style="normal" fo:font-weight="bold" officeooo:rsid="003643d8" style:font-size-asian="10.5pt" style:font-weight-asian="bold" style:font-name-complex="Sree Krushnadevaraya" style:font-size-complex="12pt" style:font-style-complex="normal" style:font-weight-complex="bold"/>
    </style:style>
    <style:style style:name="T148" style:family="text">
      <style:text-properties fo:font-variant="normal" fo:text-transform="none" style:font-name="Liberation Mono" fo:font-size="12pt" fo:letter-spacing="normal" fo:font-style="normal" fo:font-weight="bold" officeooo:rsid="003643d8" style:font-size-asian="10.5pt" style:font-weight-asian="bold" style:font-size-complex="12pt" style:font-style-complex="normal" style:font-weight-complex="bold"/>
    </style:style>
    <style:style style:name="T149" style:family="text">
      <style:text-properties fo:font-variant="normal" fo:text-transform="none" style:font-name="Liberation Mono" fo:font-size="12pt" fo:letter-spacing="normal" fo:font-style="normal" fo:font-weight="bold" officeooo:rsid="006f1782" style:font-size-asian="10.5pt" style:font-style-asian="normal" style:font-weight-asian="bold" style:font-name-complex="Sree Krushnadevaraya" style:font-size-complex="12pt" style:font-style-complex="normal" style:font-weight-complex="bold"/>
    </style:style>
    <style:style style:name="T150" style:family="text">
      <style:text-properties fo:font-variant="normal" fo:text-transform="none" style:font-name="Liberation Mono" fo:font-size="12pt" fo:letter-spacing="normal" fo:font-weight="bold" style:font-size-asian="12pt" style:font-weight-asian="bold" style:font-name-complex="Liberation Mono" style:font-size-complex="12pt" style:font-style-complex="normal" style:font-weight-complex="bold"/>
    </style:style>
    <style:style style:name="T151" style:family="text">
      <style:text-properties fo:font-variant="normal" fo:text-transform="none" style:font-name="Liberation Mono" fo:font-size="12pt" fo:letter-spacing="normal" fo:font-weight="bold" officeooo:rsid="00132781" style:font-size-asian="12pt" style:font-weight-asian="bold" style:font-name-complex="Liberation Mono" style:font-size-complex="12pt" style:font-style-complex="normal" style:font-weight-complex="bold"/>
    </style:style>
    <style:style style:name="T152" style:family="text">
      <style:text-properties fo:font-variant="normal" fo:text-transform="none" style:font-name="Liberation Mono" fo:font-size="12pt" fo:letter-spacing="normal" fo:font-weight="bold" officeooo:rsid="00132781" style:font-size-asian="12pt" style:font-weight-asian="bold" style:font-size-complex="12pt" style:font-style-complex="normal" style:font-weight-complex="bold"/>
    </style:style>
    <style:style style:name="T153" style:family="text">
      <style:text-properties fo:font-variant="normal" fo:text-transform="none" style:font-name="Liberation Mono" fo:font-size="12pt" fo:letter-spacing="normal" fo:font-weight="bold" officeooo:rsid="003643d8" style:font-size-asian="10.5pt" style:font-weight-asian="bold" style:font-style-complex="normal"/>
    </style:style>
    <style:style style:name="T154" style:family="text">
      <style:text-properties fo:font-variant="normal" fo:text-transform="none" style:font-name="Liberation Mono" fo:font-size="12pt" fo:letter-spacing="normal" fo:font-weight="bold" officeooo:rsid="003643d8" style:font-size-asian="10.5pt" style:font-weight-asian="bold" style:font-name-complex="Sree Krushnadevaraya" style:font-size-complex="12pt" style:font-style-complex="normal" style:font-weight-complex="bold"/>
    </style:style>
    <style:style style:name="T155" style:family="text">
      <style:text-properties fo:font-variant="normal" fo:text-transform="none" style:font-name="Liberation Mono" fo:font-size="12pt" fo:letter-spacing="normal" fo:font-weight="bold" officeooo:rsid="006d6fc3" style:font-size-asian="10.5pt" style:font-weight-asian="bold" style:font-name-complex="Sree Krushnadevaraya" style:font-size-complex="12pt" style:font-style-complex="normal" style:font-weight-complex="bold"/>
    </style:style>
    <style:style style:name="T156" style:family="text">
      <style:text-properties fo:font-variant="normal" fo:text-transform="none" style:font-name="Liberation Mono" fo:font-size="12pt" fo:letter-spacing="normal" fo:font-weight="normal" officeooo:rsid="00155176" style:font-size-asian="10.5pt" style:font-weight-asian="normal" style:font-name-complex="Lohit Telugu" style:font-size-complex="12pt" style:font-style-complex="normal" style:font-weight-complex="normal"/>
    </style:style>
    <style:style style:name="T157" style:family="text">
      <style:text-properties fo:font-variant="normal" fo:text-transform="none" style:font-name="Liberation Mono" fo:font-size="12pt" fo:letter-spacing="normal" fo:font-weight="normal" officeooo:rsid="00b8f75d" style:font-size-asian="10.5pt" style:font-weight-asian="normal" style:font-name-complex="Lohit Telugu" style:font-size-complex="12pt" style:font-style-complex="normal" style:font-weight-complex="normal"/>
    </style:style>
    <style:style style:name="T158" style:family="text">
      <style:text-properties fo:font-variant="normal" fo:text-transform="none" style:font-name="Liberation Mono" fo:font-size="12pt" fo:letter-spacing="normal" fo:font-weight="normal" officeooo:rsid="002d4def" style:font-size-asian="10.5pt" style:font-weight-asian="normal" style:font-name-complex="Open Sans" style:font-size-complex="11.25pt" style:font-style-complex="normal" style:font-weight-complex="normal"/>
    </style:style>
    <style:style style:name="T159" style:family="text">
      <style:text-properties fo:font-variant="normal" fo:text-transform="none" style:font-name="Liberation Mono" fo:font-size="12pt" fo:letter-spacing="normal" fo:font-weight="normal" officeooo:rsid="003643d8" style:font-size-asian="10.5pt" style:font-weight-asian="normal" style:font-style-complex="normal" style:font-weight-complex="normal"/>
    </style:style>
    <style:style style:name="T160" style:family="text">
      <style:text-properties fo:font-variant="normal" fo:text-transform="none" style:font-name="Liberation Mono" fo:font-size="12pt" fo:letter-spacing="normal" fo:font-weight="normal" officeooo:rsid="003643d8" style:font-size-asian="10.5pt" style:font-weight-asian="normal" style:font-name-complex="Sree Krushnadevaraya" style:font-size-complex="12pt" style:font-style-complex="normal" style:font-weight-complex="normal"/>
    </style:style>
    <style:style style:name="T161" style:family="text">
      <style:text-properties fo:font-variant="normal" fo:text-transform="none" style:font-name="Liberation Mono" fo:font-size="12pt" fo:letter-spacing="normal" fo:font-weight="normal" officeooo:rsid="0037d103" style:font-size-asian="10.5pt" style:font-weight-asian="normal" style:font-name-complex="Sree Krushnadevaraya" style:font-size-complex="12pt" style:font-style-complex="normal" style:font-weight-complex="normal"/>
    </style:style>
    <style:style style:name="T162" style:family="text">
      <style:text-properties fo:font-variant="normal" fo:text-transform="none" style:font-name="Liberation Mono" fo:font-size="12pt" fo:letter-spacing="normal" fo:font-weight="normal" officeooo:rsid="00582eee" style:font-size-asian="10.5pt" style:font-weight-asian="normal" style:font-name-complex="Sree Krushnadevaraya" style:font-size-complex="12pt" style:font-style-complex="normal" style:font-weight-complex="normal"/>
    </style:style>
    <style:style style:name="T163" style:family="text">
      <style:text-properties fo:font-variant="normal" fo:text-transform="none" style:font-name="Liberation Mono" fo:font-size="12pt" fo:letter-spacing="normal" fo:font-weight="normal" officeooo:rsid="005a0a5e" style:font-size-asian="10.5pt" style:font-weight-asian="normal" style:font-name-complex="Sree Krushnadevaraya" style:font-size-complex="12pt" style:font-style-complex="normal" style:font-weight-complex="normal"/>
    </style:style>
    <style:style style:name="T164" style:family="text">
      <style:text-properties fo:font-variant="normal" fo:text-transform="none" style:font-name="Liberation Mono" fo:font-size="12pt" fo:letter-spacing="normal" fo:font-weight="normal" officeooo:rsid="005b5c52" style:font-size-asian="10.5pt" style:font-weight-asian="normal" style:font-name-complex="Sree Krushnadevaraya" style:font-size-complex="12pt" style:font-style-complex="normal" style:font-weight-complex="normal"/>
    </style:style>
    <style:style style:name="T165" style:family="text">
      <style:text-properties fo:font-variant="normal" fo:text-transform="none" style:font-name="Liberation Mono" fo:font-size="12pt" fo:letter-spacing="normal" fo:font-weight="normal" officeooo:rsid="005c6fc4" style:font-size-asian="10.5pt" style:font-weight-asian="normal" style:font-name-complex="Sree Krushnadevaraya" style:font-size-complex="12pt" style:font-style-complex="normal" style:font-weight-complex="normal"/>
    </style:style>
    <style:style style:name="T166" style:family="text">
      <style:text-properties fo:font-variant="normal" fo:text-transform="none" style:font-name="Liberation Mono" fo:font-size="12pt" fo:letter-spacing="normal" fo:font-weight="normal" officeooo:rsid="006d6fc3" style:font-size-asian="10.5pt" style:font-weight-asian="normal" style:font-name-complex="Sree Krushnadevaraya" style:font-size-complex="12pt" style:font-style-complex="normal" style:font-weight-complex="normal"/>
    </style:style>
    <style:style style:name="T167" style:family="text">
      <style:text-properties fo:font-variant="normal" fo:text-transform="none" style:font-name="Liberation Mono" fo:font-size="12pt" fo:letter-spacing="normal" fo:font-weight="normal" officeooo:rsid="006e9e44" style:font-size-asian="10.5pt" style:font-weight-asian="normal" style:font-name-complex="Sree Krushnadevaraya" style:font-size-complex="12pt" style:font-style-complex="normal" style:font-weight-complex="normal"/>
    </style:style>
    <style:style style:name="T168" style:family="text">
      <style:text-properties fo:font-variant="normal" fo:text-transform="none" style:font-name="Liberation Mono" fo:font-size="12pt" fo:letter-spacing="normal" fo:font-weight="normal" officeooo:rsid="006f1782" style:font-size-asian="10.5pt" style:font-weight-asian="normal" style:font-name-complex="Sree Krushnadevaraya" style:font-size-complex="12pt" style:font-style-complex="normal" style:font-weight-complex="normal"/>
    </style:style>
    <style:style style:name="T169" style:family="text">
      <style:text-properties fo:font-variant="normal" fo:text-transform="none" style:font-name="Liberation Mono" fo:font-size="12pt" fo:letter-spacing="normal" fo:font-weight="normal" officeooo:rsid="0070e291" style:font-size-asian="10.5pt" style:font-weight-asian="normal" style:font-name-complex="Sree Krushnadevaraya" style:font-size-complex="12pt" style:font-style-complex="normal" style:font-weight-complex="normal"/>
    </style:style>
    <style:style style:name="T170" style:family="text">
      <style:text-properties fo:font-variant="normal" fo:text-transform="none" style:font-name="Liberation Mono" fo:font-size="12pt" fo:letter-spacing="normal" fo:font-weight="normal" officeooo:rsid="0072a163" style:font-size-asian="10.5pt" style:font-weight-asian="normal" style:font-name-complex="Sree Krushnadevaraya" style:font-size-complex="12pt" style:font-style-complex="normal" style:font-weight-complex="normal"/>
    </style:style>
    <style:style style:name="T171" style:family="text">
      <style:text-properties fo:font-variant="normal" fo:text-transform="none" style:font-name="Liberation Mono" fo:font-size="12pt" fo:letter-spacing="normal" fo:font-weight="normal" officeooo:rsid="00747931" style:font-size-asian="10.5pt" style:font-weight-asian="normal" style:font-name-complex="Sree Krushnadevaraya" style:font-size-complex="12pt" style:font-style-complex="normal" style:font-weight-complex="normal"/>
    </style:style>
    <style:style style:name="T172" style:family="text">
      <style:text-properties fo:font-variant="normal" fo:text-transform="none" style:font-name="Liberation Mono" fo:font-size="12pt" fo:letter-spacing="normal" fo:font-weight="normal" officeooo:rsid="0074db0e" style:font-size-asian="10.5pt" style:font-weight-asian="normal" style:font-name-complex="Sree Krushnadevaraya" style:font-size-complex="12pt" style:font-style-complex="normal" style:font-weight-complex="normal"/>
    </style:style>
    <style:style style:name="T173" style:family="text">
      <style:text-properties fo:font-variant="normal" fo:text-transform="none" style:font-name="Liberation Mono" fo:font-size="12pt" fo:letter-spacing="normal" fo:font-weight="normal" officeooo:rsid="00751ec5" style:font-size-asian="10.5pt" style:font-weight-asian="normal" style:font-name-complex="Sree Krushnadevaraya" style:font-size-complex="12pt" style:font-style-complex="normal" style:font-weight-complex="normal"/>
    </style:style>
    <style:style style:name="T174" style:family="text">
      <style:text-properties fo:font-variant="normal" fo:text-transform="none" style:font-name="Liberation Mono" fo:font-size="12pt" fo:letter-spacing="normal" fo:font-weight="normal" officeooo:rsid="00769afe" style:font-size-asian="10.5pt" style:font-weight-asian="normal" style:font-name-complex="Sree Krushnadevaraya" style:font-size-complex="12pt" style:font-style-complex="normal" style:font-weight-complex="normal"/>
    </style:style>
    <style:style style:name="T175" style:family="text">
      <style:text-properties fo:font-variant="normal" fo:text-transform="none" style:font-name="Liberation Mono" fo:font-size="12pt" fo:letter-spacing="normal" fo:font-weight="normal" officeooo:rsid="0080b947" style:font-size-asian="10.5pt" style:font-weight-asian="normal" style:font-name-complex="Sree Krushnadevaraya" style:font-size-complex="12pt" style:font-style-complex="normal" style:font-weight-complex="normal"/>
    </style:style>
    <style:style style:name="T176" style:family="text">
      <style:text-properties fo:font-variant="normal" fo:text-transform="none" style:font-name="Liberation Mono" fo:font-size="12pt" fo:letter-spacing="normal" fo:font-weight="normal" officeooo:rsid="009062b8" style:font-size-asian="10.5pt" style:font-weight-asian="normal" style:font-name-complex="Sree Krushnadevaraya" style:font-size-complex="12pt" style:font-style-complex="normal" style:font-weight-complex="normal"/>
    </style:style>
    <style:style style:name="T177" style:family="text">
      <style:text-properties fo:font-variant="normal" fo:text-transform="none" style:font-name="Liberation Mono" fo:font-size="12pt" fo:letter-spacing="normal" fo:font-weight="normal" officeooo:rsid="009152a1" style:font-size-asian="10.5pt" style:font-weight-asian="normal" style:font-name-complex="Sree Krushnadevaraya" style:font-size-complex="12pt" style:font-style-complex="normal" style:font-weight-complex="normal"/>
    </style:style>
    <style:style style:name="T178" style:family="text">
      <style:text-properties fo:font-variant="normal" fo:text-transform="none" style:font-name="Liberation Mono" fo:font-size="12pt" fo:letter-spacing="normal" fo:font-weight="normal" officeooo:rsid="00928a53" style:font-size-asian="10.5pt" style:font-weight-asian="normal" style:font-name-complex="Sree Krushnadevaraya" style:font-size-complex="12pt" style:font-style-complex="normal" style:font-weight-complex="normal"/>
    </style:style>
    <style:style style:name="T179" style:family="text">
      <style:text-properties fo:font-variant="normal" fo:text-transform="none" style:font-name="Liberation Mono" fo:font-size="12pt" fo:letter-spacing="normal" fo:font-weight="normal" officeooo:rsid="0170d920" style:font-size-asian="10.5pt" style:font-weight-asian="normal" style:font-name-complex="Sree Krushnadevaraya" style:font-size-complex="12pt" style:font-style-complex="normal" style:font-weight-complex="normal"/>
    </style:style>
    <style:style style:name="T180" style:family="text">
      <style:text-properties fo:font-variant="normal" fo:text-transform="none" style:font-name="Liberation Mono" fo:font-size="12pt" fo:letter-spacing="normal" fo:font-weight="normal" officeooo:rsid="0092b2dd" style:font-size-asian="10.5pt" style:font-weight-asian="normal" style:font-name-complex="Sree Krushnadevaraya" style:font-size-complex="12pt" style:font-style-complex="normal" style:font-weight-complex="normal"/>
    </style:style>
    <style:style style:name="T181" style:family="text">
      <style:text-properties fo:font-variant="normal" fo:text-transform="none" style:font-name="Liberation Mono" fo:font-size="12pt" fo:letter-spacing="normal" fo:font-weight="normal" officeooo:rsid="0094b21a" style:font-size-asian="10.5pt" style:font-weight-asian="normal" style:font-name-complex="Sree Krushnadevaraya" style:font-size-complex="12pt" style:font-style-complex="normal" style:font-weight-complex="normal"/>
    </style:style>
    <style:style style:name="T182" style:family="text">
      <style:text-properties fo:font-variant="normal" fo:text-transform="none" style:font-name="Liberation Mono" fo:font-size="12pt" fo:letter-spacing="normal" fo:font-weight="normal" officeooo:rsid="00961966" style:font-size-asian="10.5pt" style:font-weight-asian="normal" style:font-name-complex="Sree Krushnadevaraya" style:font-size-complex="12pt" style:font-style-complex="normal" style:font-weight-complex="normal"/>
    </style:style>
    <style:style style:name="T183" style:family="text">
      <style:text-properties fo:font-variant="normal" fo:text-transform="none" style:font-name="Liberation Mono" fo:font-size="12pt" fo:letter-spacing="normal" fo:font-weight="normal" officeooo:rsid="00a42b69" style:font-size-asian="10.5pt" style:font-weight-asian="normal" style:font-name-complex="Sree Krushnadevaraya" style:font-size-complex="12pt" style:font-style-complex="normal" style:font-weight-complex="normal"/>
    </style:style>
    <style:style style:name="T184" style:family="text">
      <style:text-properties fo:font-variant="normal" fo:text-transform="none" style:font-name="Liberation Mono" fo:font-size="12pt" fo:letter-spacing="normal" fo:font-weight="normal" officeooo:rsid="00b27e36" style:font-size-asian="10.5pt" style:font-weight-asian="normal" style:font-name-complex="Sree Krushnadevaraya" style:font-size-complex="12pt" style:font-style-complex="normal" style:font-weight-complex="normal"/>
    </style:style>
    <style:style style:name="T185" style:family="text">
      <style:text-properties fo:font-variant="normal" fo:text-transform="none" style:font-name="Liberation Mono" fo:font-size="12pt" fo:letter-spacing="normal" fo:font-weight="normal" officeooo:rsid="00b506b5" style:font-size-asian="10.5pt" style:font-weight-asian="normal" style:font-name-complex="Sree Krushnadevaraya" style:font-size-complex="12pt" style:font-style-complex="normal" style:font-weight-complex="normal"/>
    </style:style>
    <style:style style:name="T186" style:family="text">
      <style:text-properties fo:font-variant="normal" fo:text-transform="none" style:font-name="Liberation Mono" fo:font-size="12pt" fo:letter-spacing="normal" fo:font-weight="normal" officeooo:rsid="00b6ebf3" style:font-size-asian="10.5pt" style:font-weight-asian="normal" style:font-name-complex="Sree Krushnadevaraya" style:font-size-complex="12pt" style:font-style-complex="normal" style:font-weight-complex="normal"/>
    </style:style>
    <style:style style:name="T187" style:family="text">
      <style:text-properties fo:font-variant="normal" fo:text-transform="none" style:font-name="Liberation Mono" fo:font-size="12pt" fo:letter-spacing="normal" fo:font-weight="normal" officeooo:rsid="00b8029e" style:font-size-asian="10.5pt" style:font-weight-asian="normal" style:font-name-complex="Sree Krushnadevaraya" style:font-size-complex="12pt" style:font-style-complex="normal" style:font-weight-complex="normal"/>
    </style:style>
    <style:style style:name="T188" style:family="text">
      <style:text-properties fo:font-variant="normal" fo:text-transform="none" style:font-name="Liberation Mono" fo:font-size="12pt" fo:letter-spacing="normal" fo:font-weight="normal" officeooo:rsid="00bb91c3" style:font-size-asian="10.5pt" style:font-weight-asian="normal" style:font-name-complex="Sree Krushnadevaraya" style:font-size-complex="12pt" style:font-style-complex="normal" style:font-weight-complex="normal"/>
    </style:style>
    <style:style style:name="T189" style:family="text">
      <style:text-properties fo:font-variant="normal" fo:text-transform="none" style:font-name="Liberation Mono" fo:font-size="12pt" fo:letter-spacing="normal" fo:font-weight="normal" officeooo:rsid="00bbd91d" style:font-size-asian="10.5pt" style:font-weight-asian="normal" style:font-name-complex="Sree Krushnadevaraya" style:font-size-complex="12pt" style:font-style-complex="normal" style:font-weight-complex="normal"/>
    </style:style>
    <style:style style:name="T190" style:family="text">
      <style:text-properties fo:font-variant="normal" fo:text-transform="none" style:font-name="Liberation Mono" fo:font-size="12pt" fo:letter-spacing="normal" fo:font-weight="normal" officeooo:rsid="00bce7ee" style:font-size-asian="10.5pt" style:font-weight-asian="normal" style:font-name-complex="Sree Krushnadevaraya" style:font-size-complex="12pt" style:font-style-complex="normal" style:font-weight-complex="normal"/>
    </style:style>
    <style:style style:name="T191" style:family="text">
      <style:text-properties fo:font-variant="normal" fo:text-transform="none" style:font-name="Liberation Mono" fo:font-size="12pt" fo:letter-spacing="normal" fo:font-weight="normal" officeooo:rsid="00be7c27" style:font-size-asian="10.5pt" style:font-weight-asian="normal" style:font-name-complex="Sree Krushnadevaraya" style:font-size-complex="12pt" style:font-style-complex="normal" style:font-weight-complex="normal"/>
    </style:style>
    <style:style style:name="T192" style:family="text">
      <style:text-properties fo:font-variant="normal" fo:text-transform="none" style:font-name="Liberation Mono" fo:font-size="12pt" fo:letter-spacing="normal" fo:font-weight="normal" officeooo:rsid="00c0e5ff" style:font-size-asian="10.5pt" style:font-weight-asian="normal" style:font-name-complex="Sree Krushnadevaraya" style:font-size-complex="12pt" style:font-style-complex="normal" style:font-weight-complex="normal"/>
    </style:style>
    <style:style style:name="T193" style:family="text">
      <style:text-properties fo:font-variant="normal" fo:text-transform="none" style:font-name="Liberation Mono" fo:font-size="12pt" fo:letter-spacing="normal" fo:font-weight="normal" officeooo:rsid="00c75924" style:font-size-asian="10.5pt" style:font-weight-asian="normal" style:font-name-complex="Sree Krushnadevaraya" style:font-size-complex="12pt" style:font-style-complex="normal" style:font-weight-complex="normal"/>
    </style:style>
    <style:style style:name="T194" style:family="text">
      <style:text-properties fo:font-variant="normal" fo:text-transform="none" style:font-name="Liberation Mono" fo:font-size="12pt" fo:letter-spacing="normal" fo:font-weight="normal" officeooo:rsid="00961966" style:font-size-asian="10.5pt" style:font-weight-asian="normal" style:font-size-complex="12pt" style:font-style-complex="normal" style:font-weight-complex="normal"/>
    </style:style>
    <style:style style:name="T195" style:family="text">
      <style:text-properties fo:font-variant="normal" fo:text-transform="none" style:font-name="Liberation Mono" fo:font-size="12pt" fo:letter-spacing="normal" fo:font-weight="normal" officeooo:rsid="0097bd1e" style:font-size-asian="10.5pt" style:font-weight-asian="normal" style:font-size-complex="12pt" style:font-style-complex="normal" style:font-weight-complex="normal"/>
    </style:style>
    <style:style style:name="T196" style:family="text">
      <style:text-properties fo:font-variant="normal" fo:text-transform="none" style:font-name="Liberation Mono" fo:font-size="12pt" fo:letter-spacing="normal" fo:font-weight="normal" officeooo:rsid="009a5266" style:font-size-asian="10.5pt" style:font-weight-asian="normal" style:font-size-complex="12pt" style:font-style-complex="normal" style:font-weight-complex="normal"/>
    </style:style>
    <style:style style:name="T197" style:family="text">
      <style:text-properties fo:font-variant="normal" fo:text-transform="none" style:font-name="Liberation Mono" fo:font-size="12pt" fo:letter-spacing="normal" fo:font-weight="normal" officeooo:rsid="00128969" style:font-size-asian="12pt" style:font-weight-asian="normal" style:font-size-complex="12pt" style:font-style-complex="normal" style:font-weight-complex="normal"/>
    </style:style>
    <style:style style:name="T198" style:family="text">
      <style:text-properties fo:font-variant="normal" fo:text-transform="none" style:font-name="Liberation Mono" fo:font-size="12pt" fo:letter-spacing="normal" fo:font-weight="normal" officeooo:rsid="00132781" style:font-size-asian="12pt" style:font-weight-asian="normal" style:font-size-complex="12pt" style:font-style-complex="normal" style:font-weight-complex="normal"/>
    </style:style>
    <style:style style:name="T199" style:family="text">
      <style:text-properties fo:font-variant="normal" fo:text-transform="none" style:font-name="Liberation Mono" fo:font-size="12pt" fo:letter-spacing="normal" fo:font-weight="normal" officeooo:rsid="00132781" style:font-size-asian="12pt" style:font-weight-asian="normal" style:font-name-complex="Liberation Mono" style:font-size-complex="12pt" style:font-style-complex="normal" style:font-weight-complex="normal"/>
    </style:style>
    <style:style style:name="T200" style:family="text">
      <style:text-properties fo:font-variant="normal" fo:text-transform="none" style:font-name="Liberation Mono" fo:font-size="12pt" fo:letter-spacing="normal" fo:font-weight="normal" officeooo:rsid="00cc2328" style:font-size-asian="12pt" style:font-weight-asian="normal" style:font-name-complex="Sree Krushnadevaraya" style:font-size-complex="12pt" style:font-style-complex="normal" style:font-weight-complex="normal"/>
    </style:style>
    <style:style style:name="T201" style:family="text">
      <style:text-properties fo:font-variant="normal" fo:text-transform="none" style:font-name="Liberation Mono" fo:font-size="14pt" fo:letter-spacing="normal" fo:font-weight="normal" style:font-size-asian="14pt" style:font-weight-asian="normal" style:font-name-complex="Sree Krushnadevaraya" style:font-size-complex="14pt" style:font-style-complex="normal" style:font-weight-complex="normal"/>
    </style:style>
    <style:style style:name="T202" style:family="text">
      <style:text-properties fo:font-variant="normal" fo:text-transform="none" style:font-name="Liberation Mono" fo:font-size="14pt" fo:letter-spacing="normal" fo:font-style="normal" fo:font-weight="normal" officeooo:rsid="004b89e1" style:font-size-asian="14pt" style:font-weight-asian="normal" style:font-name-complex="Sree Krushnadevaraya" style:font-size-complex="14pt" style:font-style-complex="normal" style:font-weight-complex="normal"/>
    </style:style>
    <style:style style:name="T203" style:family="text">
      <style:text-properties fo:font-variant="normal" fo:text-transform="none" style:font-name="Liberation Mono" fo:letter-spacing="normal" fo:font-style="normal" fo:font-weight="normal" officeooo:rsid="00184103" style:font-weight-asian="normal" style:font-name-complex="Liberation Mono" style:font-style-complex="normal" style:font-weight-complex="normal"/>
    </style:style>
    <style:style style:name="T204" style:family="text">
      <style:text-properties fo:font-variant="normal" fo:text-transform="none" style:font-name="Liberation Mono" fo:letter-spacing="normal" fo:font-style="normal" fo:font-weight="normal" officeooo:rsid="00292856" style:font-weight-asian="normal" style:font-name-complex="Liberation Mono" style:font-style-complex="normal" style:font-weight-complex="normal"/>
    </style:style>
    <style:style style:name="T205" style:family="text">
      <style:text-properties fo:font-variant="normal" fo:text-transform="none" style:font-name="Liberation Mono" fo:letter-spacing="normal" fo:font-style="normal" fo:font-weight="normal" officeooo:rsid="005fea81" style:font-weight-asian="normal" style:font-name-complex="Liberation Mono" style:font-style-complex="normal" style:font-weight-complex="normal"/>
    </style:style>
    <style:style style:name="T206" style:family="text">
      <style:text-properties fo:font-variant="normal" fo:text-transform="none" style:font-name="Liberation Mono" fo:letter-spacing="normal" fo:font-style="normal" fo:font-weight="normal" officeooo:rsid="0037d103" style:font-weight-asian="normal" style:font-name-complex="Liberation Mono" style:font-style-complex="normal" style:font-weight-complex="normal"/>
    </style:style>
    <style:style style:name="T207" style:family="text">
      <style:text-properties fo:font-variant="normal" fo:text-transform="none" style:font-name="Liberation Mono" fo:letter-spacing="normal" fo:font-style="normal" fo:font-weight="normal" officeooo:rsid="00184103" style:font-size-asian="12pt" style:font-weight-asian="normal" style:font-name-complex="Liberation Mono" style:font-size-complex="12pt" style:font-style-complex="normal" style:font-weight-complex="normal"/>
    </style:style>
    <style:style style:name="T208" style:family="text">
      <style:text-properties fo:font-variant="normal" fo:text-transform="none" style:font-name="Liberation Mono" fo:letter-spacing="normal" fo:font-style="normal" fo:font-weight="normal" officeooo:rsid="00292856" style:font-size-asian="12pt" style:font-weight-asian="normal" style:font-name-complex="Liberation Mono" style:font-size-complex="12pt" style:font-style-complex="normal" style:font-weight-complex="normal"/>
    </style:style>
    <style:style style:name="T209" style:family="text">
      <style:text-properties fo:font-variant="normal" fo:text-transform="none" style:font-name="Liberation Mono" fo:letter-spacing="normal" fo:font-style="normal" fo:font-weight="normal" officeooo:rsid="002ef0b9" style:font-size-asian="12pt" style:font-weight-asian="normal" style:font-name-complex="Liberation Mono" style:font-size-complex="12pt" style:font-style-complex="normal" style:font-weight-complex="normal"/>
    </style:style>
    <style:style style:name="T210" style:family="text">
      <style:text-properties fo:font-variant="normal" fo:text-transform="none" style:font-name="Liberation Mono" fo:letter-spacing="normal" fo:font-style="normal" fo:font-weight="normal" officeooo:rsid="00332748" style:font-size-asian="12pt" style:font-weight-asian="normal" style:font-name-complex="Liberation Mono" style:font-size-complex="12pt" style:font-style-complex="normal" style:font-weight-complex="normal"/>
    </style:style>
    <style:style style:name="T211" style:family="text">
      <style:text-properties fo:font-variant="normal" fo:text-transform="none" style:font-name="Liberation Mono" fo:letter-spacing="normal" fo:font-style="normal" fo:font-weight="normal" officeooo:rsid="0037d103" style:font-size-asian="12pt" style:font-weight-asian="normal" style:font-name-complex="Liberation Mono" style:font-size-complex="12pt" style:font-style-complex="normal" style:font-weight-complex="normal"/>
    </style:style>
    <style:style style:name="T212" style:family="text">
      <style:text-properties fo:font-variant="normal" fo:text-transform="none" style:font-name="Liberation Mono" fo:letter-spacing="normal" fo:font-style="normal" fo:font-weight="normal" officeooo:rsid="004c2c7f" style:font-size-asian="12pt" style:font-weight-asian="normal" style:font-name-complex="Liberation Mono" style:font-size-complex="12pt" style:font-style-complex="normal" style:font-weight-complex="normal"/>
    </style:style>
    <style:style style:name="T213" style:family="text">
      <style:text-properties fo:font-variant="normal" fo:text-transform="none" style:font-name="Liberation Mono" fo:letter-spacing="normal" fo:font-style="normal" fo:font-weight="normal" officeooo:rsid="004e362f" style:font-size-asian="12pt" style:font-weight-asian="normal" style:font-name-complex="Liberation Mono" style:font-size-complex="12pt" style:font-style-complex="normal" style:font-weight-complex="normal"/>
    </style:style>
    <style:style style:name="T214" style:family="text">
      <style:text-properties fo:font-variant="normal" fo:text-transform="none" style:font-name="Liberation Mono" fo:letter-spacing="normal" fo:font-style="normal" fo:font-weight="normal" officeooo:rsid="0037d103" style:font-size-asian="12pt" style:font-weight-asian="normal" style:font-name-complex="Liberation Mono" style:font-style-complex="normal" style:font-weight-complex="normal"/>
    </style:style>
    <style:style style:name="T215" style:family="text">
      <style:text-properties fo:font-variant="normal" fo:text-transform="none" style:font-name="Liberation Mono" fo:letter-spacing="normal" fo:font-style="normal" style:font-weight-asian="bold" style:font-name-complex="Liberation Mono" style:font-style-complex="normal" style:font-weight-complex="bold"/>
    </style:style>
    <style:style style:name="T216" style:family="text">
      <style:text-properties fo:font-variant="normal" fo:text-transform="none" style:font-name="Liberation Mono" fo:letter-spacing="normal" fo:font-style="normal" officeooo:rsid="003643d8" style:font-weight-asian="bold" style:font-name-complex="Liberation Mono" style:font-style-complex="normal" style:font-weight-complex="bold"/>
    </style:style>
    <style:style style:name="T217" style:family="text">
      <style:text-properties fo:font-variant="normal" fo:text-transform="none" style:font-name="Liberation Mono" fo:letter-spacing="normal" fo:font-style="normal" style:font-size-asian="12pt" style:font-weight-asian="bold" style:font-name-complex="Liberation Mono" style:font-size-complex="12pt" style:font-style-complex="normal" style:font-weight-complex="bold"/>
    </style:style>
    <style:style style:name="T218" style:family="text">
      <style:text-properties fo:font-variant="normal" fo:text-transform="none" style:font-name="Liberation Mono" fo:letter-spacing="normal" fo:font-style="normal" officeooo:rsid="003643d8" style:font-size-asian="12pt" style:font-weight-asian="bold" style:font-name-complex="Liberation Mono" style:font-size-complex="12pt" style:font-style-complex="normal" style:font-weight-complex="bold"/>
    </style:style>
    <style:style style:name="T219" style:family="text">
      <style:text-properties fo:font-variant="normal" fo:text-transform="none" style:font-name="Liberation Mono" fo:letter-spacing="normal" fo:font-style="normal" style:font-size-asian="12pt" style:font-name-complex="Liberation Mono" style:font-style-complex="normal"/>
    </style:style>
    <style:style style:name="T220" style:family="text">
      <style:text-properties fo:font-variant="normal" fo:text-transform="none" style:font-name="Lohit Telugu" fo:font-size="14pt" fo:letter-spacing="normal" fo:font-weight="normal" style:font-size-asian="14pt" style:font-weight-asian="normal" style:font-name-complex="Sree Krushnadevaraya" style:font-size-complex="14pt" style:font-style-complex="normal" style:font-weight-complex="normal"/>
    </style:style>
    <style:style style:name="T221" style:family="text">
      <style:text-properties fo:font-variant="normal" fo:text-transform="none" style:font-name="Lohit Telugu" fo:font-size="14pt" fo:letter-spacing="normal" fo:font-weight="normal" officeooo:rsid="00132781" style:font-size-asian="14pt" style:font-weight-asian="normal" style:font-name-complex="Sree Krushnadevaraya" style:font-size-complex="14pt" style:font-style-complex="normal" style:font-weight-complex="normal"/>
    </style:style>
    <style:style style:name="T222" style:family="text">
      <style:text-properties fo:font-variant="normal" fo:text-transform="none" style:font-name="Sree Krushnadevaraya" fo:font-size="14pt" fo:letter-spacing="normal" fo:font-style="normal" fo:font-weight="normal" style:font-size-asian="14pt" style:font-weight-asian="normal" style:font-name-complex="Sree Krushnadevaraya" style:font-size-complex="14pt" style:font-weight-complex="normal"/>
    </style:style>
    <style:style style:name="T223" style:family="text">
      <style:text-properties fo:font-variant="normal" fo:text-transform="none" style:font-name="Sree Krushnadevaraya" fo:font-size="14pt" fo:letter-spacing="normal" fo:font-style="normal" fo:font-weight="normal" officeooo:rsid="002e090a" style:font-size-asian="14pt" style:font-weight-asian="normal" style:font-name-complex="Sree Krushnadevaraya" style:font-size-complex="14pt" style:font-weight-complex="normal"/>
    </style:style>
    <style:style style:name="T224" style:family="text">
      <style:text-properties fo:font-variant="normal" fo:text-transform="none" style:font-name="Sree Krushnadevaraya" fo:font-size="14pt" fo:letter-spacing="normal" fo:font-style="normal" fo:font-weight="normal" officeooo:rsid="0021583d" style:font-size-asian="14pt" style:font-weight-asian="normal" style:font-name-complex="Sree Krushnadevaraya" style:font-size-complex="14pt" style:font-style-complex="normal" style:font-weight-complex="normal"/>
    </style:style>
    <style:style style:name="T225" style:family="text">
      <style:text-properties fo:font-variant="normal" fo:text-transform="none" style:font-name="Sree Krushnadevaraya" fo:font-size="14pt" fo:letter-spacing="normal" fo:font-style="normal" fo:font-weight="normal" officeooo:rsid="00221819" style:font-size-asian="14pt" style:font-weight-asian="normal" style:font-name-complex="Sree Krushnadevaraya" style:font-size-complex="14pt" style:font-style-complex="normal" style:font-weight-complex="normal"/>
    </style:style>
    <style:style style:name="T226" style:family="text">
      <style:text-properties fo:font-variant="normal" fo:text-transform="none" style:font-name="Sree Krushnadevaraya" fo:font-size="14pt" fo:letter-spacing="normal" fo:font-style="normal" fo:font-weight="normal" officeooo:rsid="002d4def" style:font-size-asian="14pt" style:font-weight-asian="normal" style:font-name-complex="Sree Krushnadevaraya" style:font-size-complex="14pt" style:font-style-complex="normal" style:font-weight-complex="normal"/>
    </style:style>
    <style:style style:name="T227" style:family="text">
      <style:text-properties fo:font-variant="normal" fo:text-transform="none" style:font-name="Sree Krushnadevaraya" fo:font-size="14pt" fo:letter-spacing="normal" fo:font-style="normal" fo:font-weight="normal" officeooo:rsid="004506b6" style:font-size-asian="14pt" style:font-weight-asian="normal" style:font-name-complex="Sree Krushnadevaraya" style:font-size-complex="14pt" style:font-style-complex="normal" style:font-weight-complex="normal"/>
    </style:style>
    <style:style style:name="T228" style:family="text">
      <style:text-properties fo:font-variant="normal" fo:text-transform="none" style:font-name="Sree Krushnadevaraya" fo:font-size="14pt" fo:letter-spacing="normal" fo:font-style="normal" fo:font-weight="normal" officeooo:rsid="0046c380" style:font-size-asian="14pt" style:font-weight-asian="normal" style:font-name-complex="Sree Krushnadevaraya" style:font-size-complex="14pt" style:font-style-complex="normal" style:font-weight-complex="normal"/>
    </style:style>
    <style:style style:name="T229" style:family="text">
      <style:text-properties fo:font-variant="normal" fo:text-transform="none" style:font-name="Sree Krushnadevaraya" fo:font-size="14pt" fo:letter-spacing="normal" fo:font-style="normal" fo:font-weight="normal" officeooo:rsid="004b89e1" style:font-size-asian="14pt" style:font-weight-asian="normal" style:font-name-complex="Sree Krushnadevaraya" style:font-size-complex="14pt" style:font-style-complex="normal" style:font-weight-complex="normal"/>
    </style:style>
    <style:style style:name="T230" style:family="text">
      <style:text-properties fo:font-variant="normal" fo:text-transform="none" style:font-name="Sree Krushnadevaraya" fo:font-size="14pt" fo:letter-spacing="normal" fo:font-style="normal" fo:font-weight="normal" officeooo:rsid="003643d8" style:font-size-asian="14pt" style:font-weight-asian="normal" style:font-name-complex="Sree Krushnadevaraya" style:font-size-complex="14pt" style:font-style-complex="normal" style:font-weight-complex="normal"/>
    </style:style>
    <style:style style:name="T231" style:family="text">
      <style:text-properties fo:font-variant="normal" fo:text-transform="none" style:font-name="Sree Krushnadevaraya" fo:font-size="14pt" fo:letter-spacing="normal" fo:font-style="normal" fo:font-weight="normal" officeooo:rsid="00425474" style:font-size-asian="14pt" style:font-weight-asian="normal" style:font-name-complex="Sree Krushnadevaraya" style:font-size-complex="14pt" style:font-style-complex="normal" style:font-weight-complex="normal"/>
    </style:style>
    <style:style style:name="T232" style:family="text">
      <style:text-properties fo:font-variant="normal" fo:text-transform="none" style:font-name="Sree Krushnadevaraya" fo:font-size="14pt" fo:letter-spacing="normal" fo:font-style="normal" fo:font-weight="normal" officeooo:rsid="0040564a" style:font-size-asian="14pt" style:font-weight-asian="normal" style:font-name-complex="Sree Krushnadevaraya" style:font-size-complex="14pt" style:font-style-complex="normal" style:font-weight-complex="normal"/>
    </style:style>
    <style:style style:name="T233" style:family="text">
      <style:text-properties fo:font-variant="normal" fo:text-transform="none" style:font-name="Sree Krushnadevaraya" fo:font-size="14pt" fo:letter-spacing="normal" fo:font-style="normal" fo:font-weight="normal" officeooo:rsid="0045edd6" style:font-size-asian="14pt" style:font-weight-asian="normal" style:font-name-complex="Sree Krushnadevaraya" style:font-size-complex="14pt" style:font-style-complex="normal" style:font-weight-complex="normal"/>
    </style:style>
    <style:style style:name="T234" style:family="text">
      <style:text-properties fo:font-variant="normal" fo:text-transform="none" style:font-name="Sree Krushnadevaraya" fo:font-size="14pt" fo:letter-spacing="normal" fo:font-style="normal" fo:font-weight="normal" officeooo:rsid="004b1c3a" style:font-size-asian="14pt" style:font-weight-asian="normal" style:font-name-complex="Sree Krushnadevaraya" style:font-size-complex="14pt" style:font-style-complex="normal" style:font-weight-complex="normal"/>
    </style:style>
    <style:style style:name="T235" style:family="text">
      <style:text-properties fo:font-variant="normal" fo:text-transform="none" style:font-name="Sree Krushnadevaraya" fo:font-size="14pt" fo:letter-spacing="normal" fo:font-style="normal" fo:font-weight="normal" officeooo:rsid="00582eee" style:font-size-asian="14pt" style:font-weight-asian="normal" style:font-name-complex="Sree Krushnadevaraya" style:font-size-complex="14pt" style:font-style-complex="normal" style:font-weight-complex="normal"/>
    </style:style>
    <style:style style:name="T236" style:family="text">
      <style:text-properties fo:font-variant="normal" fo:text-transform="none" style:font-name="Sree Krushnadevaraya" fo:font-size="14pt" fo:letter-spacing="normal" fo:font-style="normal" fo:font-weight="normal" officeooo:rsid="005a0a5e" style:font-size-asian="14pt" style:font-weight-asian="normal" style:font-name-complex="Sree Krushnadevaraya" style:font-size-complex="14pt" style:font-style-complex="normal" style:font-weight-complex="normal"/>
    </style:style>
    <style:style style:name="T237" style:family="text">
      <style:text-properties fo:font-variant="normal" fo:text-transform="none" style:font-name="Sree Krushnadevaraya" fo:font-size="14pt" fo:letter-spacing="normal" fo:font-style="normal" fo:font-weight="normal" officeooo:rsid="005b5c52" style:font-size-asian="14pt" style:font-weight-asian="normal" style:font-name-complex="Sree Krushnadevaraya" style:font-size-complex="14pt" style:font-style-complex="normal" style:font-weight-complex="normal"/>
    </style:style>
    <style:style style:name="T238" style:family="text">
      <style:text-properties fo:font-variant="normal" fo:text-transform="none" style:font-name="Sree Krushnadevaraya" fo:font-size="14pt" fo:letter-spacing="normal" fo:font-style="normal" fo:font-weight="normal" officeooo:rsid="0070e291" style:font-size-asian="14pt" style:font-weight-asian="normal" style:font-name-complex="Sree Krushnadevaraya" style:font-size-complex="14pt" style:font-style-complex="normal" style:font-weight-complex="normal"/>
    </style:style>
    <style:style style:name="T239" style:family="text">
      <style:text-properties fo:font-variant="normal" fo:text-transform="none" style:font-name="Sree Krushnadevaraya" fo:font-size="14pt" fo:letter-spacing="normal" fo:font-style="normal" fo:font-weight="normal" officeooo:rsid="0072a163" style:font-size-asian="14pt" style:font-weight-asian="normal" style:font-name-complex="Sree Krushnadevaraya" style:font-size-complex="14pt" style:font-style-complex="normal" style:font-weight-complex="normal"/>
    </style:style>
    <style:style style:name="T240" style:family="text">
      <style:text-properties fo:font-variant="normal" fo:text-transform="none" style:font-name="Sree Krushnadevaraya" fo:font-size="14pt" fo:letter-spacing="normal" fo:font-style="normal" fo:font-weight="normal" officeooo:rsid="00961966" style:font-size-asian="14pt" style:font-weight-asian="normal" style:font-name-complex="Sree Krushnadevaraya" style:font-size-complex="14pt" style:font-style-complex="normal" style:font-weight-complex="normal"/>
    </style:style>
    <style:style style:name="T241" style:family="text">
      <style:text-properties fo:font-variant="normal" fo:text-transform="none" style:font-name="Sree Krushnadevaraya" fo:font-size="14pt" fo:letter-spacing="normal" fo:font-style="normal" fo:font-weight="normal" officeooo:rsid="0021583d" style:font-size-asian="14pt" style:font-weight-asian="normal" style:font-size-complex="14pt" style:font-style-complex="normal" style:font-weight-complex="normal"/>
    </style:style>
    <style:style style:name="T242" style:family="text">
      <style:text-properties fo:font-variant="normal" fo:text-transform="none" style:font-name="Sree Krushnadevaraya" fo:font-size="14pt" fo:letter-spacing="normal" fo:font-style="normal" fo:font-weight="bold" officeooo:rsid="0037d103" style:font-size-asian="14pt" style:font-weight-asian="bold" style:font-name-complex="Sree Krushnadevaraya" style:font-size-complex="14pt" style:font-style-complex="normal" style:font-weight-complex="bold"/>
    </style:style>
    <style:style style:name="T243" style:family="text">
      <style:text-properties fo:font-variant="normal" fo:text-transform="none" style:font-name="Sree Krushnadevaraya" fo:font-size="14pt" fo:letter-spacing="normal" fo:font-weight="normal" style:font-size-asian="14pt" style:font-weight-asian="normal" style:font-name-complex="Sree Krushnadevaraya" style:font-size-complex="14pt" style:font-style-complex="normal" style:font-weight-complex="normal"/>
    </style:style>
    <style:style style:name="T244" style:family="text">
      <style:text-properties fo:font-variant="normal" fo:text-transform="none" style:font-name="Sree Krushnadevaraya" fo:font-size="14pt" fo:letter-spacing="normal" fo:font-weight="normal" officeooo:rsid="00132781" style:font-size-asian="14pt" style:font-weight-asian="normal" style:font-name-complex="Sree Krushnadevaraya" style:font-size-complex="14pt" style:font-style-complex="normal" style:font-weight-complex="normal"/>
    </style:style>
    <style:style style:name="T245" style:family="text">
      <style:text-properties fo:font-variant="normal" fo:text-transform="none" style:font-name="Sree Krushnadevaraya" fo:font-size="14pt" fo:letter-spacing="normal" fo:font-weight="normal" officeooo:rsid="002d4def" style:font-size-asian="14pt" style:font-weight-asian="normal" style:font-name-complex="Sree Krushnadevaraya" style:font-size-complex="14pt" style:font-style-complex="normal" style:font-weight-complex="normal"/>
    </style:style>
    <style:style style:name="T246" style:family="text">
      <style:text-properties fo:font-variant="normal" fo:text-transform="none" style:font-name="Sree Krushnadevaraya" fo:font-size="14pt" fo:letter-spacing="normal" fo:font-weight="normal" officeooo:rsid="002e090a" style:font-size-asian="14pt" style:font-weight-asian="normal" style:font-name-complex="Sree Krushnadevaraya" style:font-size-complex="14pt" style:font-style-complex="normal" style:font-weight-complex="normal"/>
    </style:style>
    <style:style style:name="T247" style:family="text">
      <style:text-properties fo:font-variant="normal" fo:text-transform="none" style:font-name="Sree Krushnadevaraya" fo:font-size="14pt" fo:letter-spacing="normal" fo:font-weight="normal" officeooo:rsid="003643d8" style:font-size-asian="14pt" style:font-weight-asian="normal" style:font-name-complex="Sree Krushnadevaraya" style:font-size-complex="14pt" style:font-style-complex="normal" style:font-weight-complex="normal"/>
    </style:style>
    <style:style style:name="T248" style:family="text">
      <style:text-properties fo:font-variant="normal" fo:text-transform="none" style:font-name="Sree Krushnadevaraya" fo:font-size="14pt" fo:letter-spacing="normal" fo:font-weight="normal" officeooo:rsid="0037d103" style:font-size-asian="14pt" style:font-weight-asian="normal" style:font-name-complex="Sree Krushnadevaraya" style:font-size-complex="14pt" style:font-style-complex="normal" style:font-weight-complex="normal"/>
    </style:style>
    <style:style style:name="T249" style:family="text">
      <style:text-properties fo:font-variant="normal" fo:text-transform="none" style:font-name="Sree Krushnadevaraya" fo:font-size="14pt" fo:letter-spacing="normal" fo:font-weight="normal" officeooo:rsid="005a0a5e" style:font-size-asian="14pt" style:font-weight-asian="normal" style:font-name-complex="Sree Krushnadevaraya" style:font-size-complex="14pt" style:font-style-complex="normal" style:font-weight-complex="normal"/>
    </style:style>
    <style:style style:name="T250" style:family="text">
      <style:text-properties fo:font-variant="normal" fo:text-transform="none" style:font-name="Sree Krushnadevaraya" fo:font-size="14pt" fo:letter-spacing="normal" fo:font-weight="normal" officeooo:rsid="00582eee" style:font-size-asian="14pt" style:font-weight-asian="normal" style:font-name-complex="Sree Krushnadevaraya" style:font-size-complex="14pt" style:font-style-complex="normal" style:font-weight-complex="normal"/>
    </style:style>
    <style:style style:name="T251" style:family="text">
      <style:text-properties fo:font-variant="normal" fo:text-transform="none" style:font-name="Sree Krushnadevaraya" fo:font-size="14pt" fo:letter-spacing="normal" fo:font-weight="normal" officeooo:rsid="005b5c52" style:font-size-asian="14pt" style:font-weight-asian="normal" style:font-name-complex="Sree Krushnadevaraya" style:font-size-complex="14pt" style:font-style-complex="normal" style:font-weight-complex="normal"/>
    </style:style>
    <style:style style:name="T252" style:family="text">
      <style:text-properties fo:font-variant="normal" fo:text-transform="none" style:font-name="Sree Krushnadevaraya" fo:font-size="14pt" fo:letter-spacing="normal" fo:font-weight="normal" officeooo:rsid="005c6fc4" style:font-size-asian="14pt" style:font-weight-asian="normal" style:font-name-complex="Sree Krushnadevaraya" style:font-size-complex="14pt" style:font-style-complex="normal" style:font-weight-complex="normal"/>
    </style:style>
    <style:style style:name="T253" style:family="text">
      <style:text-properties fo:font-variant="normal" fo:text-transform="none" style:font-name="Sree Krushnadevaraya" fo:font-size="14pt" fo:letter-spacing="normal" fo:font-weight="normal" officeooo:rsid="006d6fc3" style:font-size-asian="14pt" style:font-weight-asian="normal" style:font-name-complex="Sree Krushnadevaraya" style:font-size-complex="14pt" style:font-style-complex="normal" style:font-weight-complex="normal"/>
    </style:style>
    <style:style style:name="T254" style:family="text">
      <style:text-properties fo:font-variant="normal" fo:text-transform="none" style:font-name="Sree Krushnadevaraya" fo:font-size="14pt" fo:letter-spacing="normal" fo:font-weight="normal" officeooo:rsid="0070e291" style:font-size-asian="14pt" style:font-weight-asian="normal" style:font-name-complex="Sree Krushnadevaraya" style:font-size-complex="14pt" style:font-style-complex="normal" style:font-weight-complex="normal"/>
    </style:style>
    <style:style style:name="T255" style:family="text">
      <style:text-properties fo:font-variant="normal" fo:text-transform="none" style:font-name="Sree Krushnadevaraya" fo:font-size="14pt" fo:letter-spacing="normal" fo:font-weight="normal" officeooo:rsid="0072a163" style:font-size-asian="14pt" style:font-weight-asian="normal" style:font-name-complex="Sree Krushnadevaraya" style:font-size-complex="14pt" style:font-style-complex="normal" style:font-weight-complex="normal"/>
    </style:style>
    <style:style style:name="T256" style:family="text">
      <style:text-properties fo:font-variant="normal" fo:text-transform="none" style:font-name="Sree Krushnadevaraya" fo:font-size="14pt" fo:letter-spacing="normal" fo:font-weight="normal" officeooo:rsid="00747931" style:font-size-asian="14pt" style:font-weight-asian="normal" style:font-name-complex="Sree Krushnadevaraya" style:font-size-complex="14pt" style:font-style-complex="normal" style:font-weight-complex="normal"/>
    </style:style>
    <style:style style:name="T257" style:family="text">
      <style:text-properties fo:font-variant="normal" fo:text-transform="none" style:font-name="Sree Krushnadevaraya" fo:font-size="14pt" fo:letter-spacing="normal" fo:font-weight="normal" officeooo:rsid="009152a1" style:font-size-asian="14pt" style:font-weight-asian="normal" style:font-name-complex="Sree Krushnadevaraya" style:font-size-complex="14pt" style:font-style-complex="normal" style:font-weight-complex="normal"/>
    </style:style>
    <style:style style:name="T258" style:family="text">
      <style:text-properties fo:font-variant="normal" fo:text-transform="none" style:font-name="Sree Krushnadevaraya" fo:font-size="14pt" fo:letter-spacing="normal" fo:font-weight="normal" officeooo:rsid="0092b2dd" style:font-size-asian="14pt" style:font-weight-asian="normal" style:font-name-complex="Sree Krushnadevaraya" style:font-size-complex="14pt" style:font-style-complex="normal" style:font-weight-complex="normal"/>
    </style:style>
    <style:style style:name="T259" style:family="text">
      <style:text-properties fo:font-variant="normal" fo:text-transform="none" style:font-name="Sree Krushnadevaraya" fo:font-size="14pt" fo:letter-spacing="normal" fo:font-weight="normal" officeooo:rsid="00961966" style:font-size-asian="14pt" style:font-weight-asian="normal" style:font-name-complex="Sree Krushnadevaraya" style:font-size-complex="14pt" style:font-style-complex="normal" style:font-weight-complex="normal"/>
    </style:style>
    <style:style style:name="T260" style:family="text">
      <style:text-properties fo:font-variant="normal" fo:text-transform="none" style:font-name="Sree Krushnadevaraya" fo:font-size="14pt" fo:letter-spacing="normal" fo:font-weight="normal" officeooo:rsid="009062b8" style:font-size-asian="14pt" style:font-weight-asian="normal" style:font-name-complex="Sree Krushnadevaraya" style:font-size-complex="14pt" style:font-style-complex="normal" style:font-weight-complex="normal"/>
    </style:style>
    <style:style style:name="T261" style:family="text">
      <style:text-properties fo:font-variant="normal" fo:text-transform="none" style:font-name="Sree Krushnadevaraya" fo:font-size="14pt" fo:letter-spacing="normal" fo:font-weight="normal" officeooo:rsid="00b27e36" style:font-size-asian="14pt" style:font-weight-asian="normal" style:font-name-complex="Sree Krushnadevaraya" style:font-size-complex="14pt" style:font-style-complex="normal" style:font-weight-complex="normal"/>
    </style:style>
    <style:style style:name="T262" style:family="text">
      <style:text-properties fo:font-variant="normal" fo:text-transform="none" style:font-name="Sree Krushnadevaraya" fo:font-size="14pt" fo:letter-spacing="normal" fo:font-weight="normal" officeooo:rsid="00b506b5" style:font-size-asian="14pt" style:font-weight-asian="normal" style:font-name-complex="Sree Krushnadevaraya" style:font-size-complex="14pt" style:font-style-complex="normal" style:font-weight-complex="normal"/>
    </style:style>
    <style:style style:name="T263" style:family="text">
      <style:text-properties fo:font-variant="normal" fo:text-transform="none" style:font-name="Sree Krushnadevaraya" fo:font-size="14pt" fo:letter-spacing="normal" fo:font-weight="normal" officeooo:rsid="00b6ebf3" style:font-size-asian="14pt" style:font-weight-asian="normal" style:font-name-complex="Sree Krushnadevaraya" style:font-size-complex="14pt" style:font-style-complex="normal" style:font-weight-complex="normal"/>
    </style:style>
    <style:style style:name="T264" style:family="text">
      <style:text-properties fo:font-variant="normal" fo:text-transform="none" style:font-name="Sree Krushnadevaraya" fo:font-size="14pt" fo:letter-spacing="normal" fo:font-weight="normal" officeooo:rsid="00b8029e" style:font-size-asian="14pt" style:font-weight-asian="normal" style:font-name-complex="Sree Krushnadevaraya" style:font-size-complex="14pt" style:font-style-complex="normal" style:font-weight-complex="normal"/>
    </style:style>
    <style:style style:name="T265" style:family="text">
      <style:text-properties fo:font-variant="normal" fo:text-transform="none" style:font-name="Sree Krushnadevaraya" fo:font-size="14pt" fo:letter-spacing="normal" fo:font-weight="normal" officeooo:rsid="00bbd91d" style:font-size-asian="14pt" style:font-weight-asian="normal" style:font-name-complex="Sree Krushnadevaraya" style:font-size-complex="14pt" style:font-style-complex="normal" style:font-weight-complex="normal"/>
    </style:style>
    <style:style style:name="T266" style:family="text">
      <style:text-properties fo:font-variant="normal" fo:text-transform="none" style:font-name="Sree Krushnadevaraya" fo:font-size="14pt" fo:letter-spacing="normal" fo:font-weight="normal" officeooo:rsid="00bce7ee" style:font-size-asian="14pt" style:font-weight-asian="normal" style:font-name-complex="Sree Krushnadevaraya" style:font-size-complex="14pt" style:font-style-complex="normal" style:font-weight-complex="normal"/>
    </style:style>
    <style:style style:name="T267" style:family="text">
      <style:text-properties fo:font-variant="normal" fo:text-transform="none" style:font-name="Sree Krushnadevaraya" fo:font-size="14pt" fo:letter-spacing="normal" fo:font-weight="normal" officeooo:rsid="00c0e5ff" style:font-size-asian="14pt" style:font-weight-asian="normal" style:font-name-complex="Sree Krushnadevaraya" style:font-size-complex="14pt" style:font-style-complex="normal" style:font-weight-complex="normal"/>
    </style:style>
    <style:style style:name="T268" style:family="text">
      <style:text-properties fo:font-variant="normal" fo:text-transform="none" style:font-name="Sree Krushnadevaraya" fo:font-size="14pt" fo:letter-spacing="normal" fo:font-weight="normal" style:font-size-asian="14pt" style:font-weight-asian="normal" style:font-name-complex="Lohit Telugu" style:font-size-complex="14pt" style:font-style-complex="normal" style:font-weight-complex="normal"/>
    </style:style>
    <style:style style:name="T269" style:family="text">
      <style:text-properties fo:font-variant="normal" fo:text-transform="none" style:font-name="Sree Krushnadevaraya" fo:font-size="14pt" fo:letter-spacing="normal" fo:font-weight="normal" style:font-size-asian="14pt" style:font-weight-asian="normal" style:font-size-complex="14pt" style:font-style-complex="normal" style:font-weight-complex="normal"/>
    </style:style>
    <style:style style:name="T270" style:family="text">
      <style:text-properties fo:font-variant="normal" fo:text-transform="none" style:font-name="Sree Krushnadevaraya" fo:font-size="14pt" fo:letter-spacing="normal" fo:font-weight="normal" officeooo:rsid="002d4def" style:font-size-asian="14pt" style:font-weight-asian="normal" style:font-size-complex="14pt" style:font-style-complex="normal" style:font-weight-complex="normal"/>
    </style:style>
    <style:style style:name="T271" style:family="text">
      <style:text-properties fo:font-variant="normal" fo:text-transform="none" style:font-name="Sree Krushnadevaraya" fo:font-size="14pt" fo:letter-spacing="normal" fo:font-weight="normal" officeooo:rsid="003643d8" style:font-size-asian="14pt" style:font-weight-asian="normal" style:font-size-complex="14pt" style:font-style-complex="normal" style:font-weight-complex="normal"/>
    </style:style>
    <style:style style:name="T272" style:family="text">
      <style:text-properties fo:font-variant="normal" fo:text-transform="none" style:font-name="Sree Krushnadevaraya" fo:font-size="14pt" fo:letter-spacing="normal" fo:font-weight="bold" officeooo:rsid="003643d8" style:font-size-asian="14pt" style:font-weight-asian="bold" style:font-name-complex="Sree Krushnadevaraya" style:font-size-complex="14pt" style:font-style-complex="normal" style:font-weight-complex="bold"/>
    </style:style>
    <style:style style:name="T273" style:family="text">
      <style:text-properties fo:font-variant="normal" fo:text-transform="none" style:font-name="Sree Krushnadevaraya" fo:font-size="14pt" fo:letter-spacing="normal" fo:font-weight="bold" officeooo:rsid="0037d103" style:font-size-asian="14pt" style:font-weight-asian="bold" style:font-name-complex="Sree Krushnadevaraya" style:font-size-complex="14pt" style:font-style-complex="normal" style:font-weight-complex="bold"/>
    </style:style>
    <style:style style:name="T274" style:family="text">
      <style:text-properties fo:font-variant="normal" fo:text-transform="none" style:font-name="Sree Krushnadevaraya" fo:font-size="14pt" fo:letter-spacing="normal" fo:font-weight="bold" officeooo:rsid="003643d8" style:font-size-asian="14pt" style:font-weight-asian="bold" style:font-name-complex="Sree Krushnadevaraya" style:font-size-complex="14pt" style:font-style-complex="normal" style:font-weight-complex="normal"/>
    </style:style>
    <style:style style:name="T275" style:family="text">
      <style:text-properties fo:font-variant="normal" fo:text-transform="none" style:font-name="Sree Krushnadevaraya" fo:font-size="14pt" fo:letter-spacing="normal" fo:font-weight="bold" officeooo:rsid="006d6fc3" style:font-size-asian="14pt" style:font-weight-asian="bold" style:font-name-complex="Sree Krushnadevaraya" style:font-size-complex="14pt" style:font-style-complex="normal" style:font-weight-complex="normal"/>
    </style:style>
    <style:style style:name="T276" style:family="text">
      <style:text-properties fo:font-variant="normal" fo:text-transform="none" style:font-name="Sree Krushnadevaraya" fo:font-size="14pt" fo:letter-spacing="normal" fo:font-weight="bold" officeooo:rsid="003643d8" style:font-size-asian="14pt" style:font-weight-asian="bold" style:font-size-complex="14pt" style:font-style-complex="normal"/>
    </style:style>
    <style:style style:name="T277" style:family="text">
      <style:text-properties fo:font-variant="normal" fo:text-transform="none" fo:letter-spacing="normal" fo:font-style="normal"/>
    </style:style>
    <style:style style:name="T278" style:family="text">
      <style:text-properties fo:font-variant="normal" fo:text-transform="none" fo:letter-spacing="normal" fo:font-style="normal" style:font-style-complex="normal"/>
    </style:style>
    <style:style style:name="T279" style:family="text">
      <style:text-properties fo:font-variant="normal" fo:text-transform="none" fo:letter-spacing="normal" fo:font-style="normal" style:font-style-complex="normal" style:font-weight-complex="normal"/>
    </style:style>
    <style:style style:name="T280" style:family="text">
      <style:text-properties fo:font-variant="normal" fo:text-transform="none" fo:letter-spacing="normal" fo:font-style="normal" fo:font-weight="normal"/>
    </style:style>
    <style:style style:name="T281" style:family="text">
      <style:text-properties fo:font-variant="normal" fo:text-transform="none" fo:letter-spacing="normal" fo:font-style="normal" fo:font-weight="normal" style:font-style-complex="normal"/>
    </style:style>
    <style:style style:name="T282" style:family="text">
      <style:text-properties fo:font-variant="normal" fo:text-transform="none" fo:letter-spacing="normal" fo:font-style="normal" fo:font-weight="normal" style:font-style-complex="normal" style:font-weight-complex="normal"/>
    </style:style>
    <style:style style:name="T283" style:family="text">
      <style:text-properties fo:font-variant="normal" fo:text-transform="none" fo:letter-spacing="normal" fo:font-style="normal" fo:font-weight="normal" officeooo:rsid="003643d8" style:font-style-complex="normal" style:font-weight-complex="normal"/>
    </style:style>
    <style:style style:name="T284" style:family="text">
      <style:text-properties fo:font-variant="normal" fo:text-transform="none" fo:letter-spacing="normal" fo:font-style="normal" fo:font-weight="normal" officeooo:rsid="00e48511" style:font-style-complex="normal" style:font-weight-complex="normal"/>
    </style:style>
    <style:style style:name="T285" style:family="text">
      <style:text-properties fo:font-variant="normal" fo:text-transform="none" fo:letter-spacing="normal" fo:font-style="normal" fo:font-weight="normal" officeooo:rsid="00fce886" style:font-style-complex="normal" style:font-weight-complex="normal"/>
    </style:style>
    <style:style style:name="T286" style:family="text">
      <style:text-properties fo:font-variant="normal" fo:text-transform="none" fo:letter-spacing="normal" fo:font-style="normal" fo:font-weight="normal" officeooo:rsid="00961966" style:font-weight-asian="normal" style:font-style-complex="normal" style:font-weight-complex="normal"/>
    </style:style>
    <style:style style:name="T287" style:family="text">
      <style:text-properties fo:font-variant="normal" fo:text-transform="none" fo:letter-spacing="normal" fo:font-style="normal" fo:font-weight="normal" officeooo:rsid="0097bd1e" style:font-weight-asian="normal" style:font-style-complex="normal" style:font-weight-complex="normal"/>
    </style:style>
    <style:style style:name="T288" style:family="text">
      <style:text-properties fo:font-variant="normal" fo:text-transform="none" fo:letter-spacing="normal" style:font-style-complex="normal"/>
    </style:style>
    <style:style style:name="T289" style:family="text">
      <style:text-properties fo:font-variant="normal" fo:text-transform="none" fo:letter-spacing="normal" style:font-style-complex="normal" style:font-weight-complex="normal"/>
    </style:style>
    <style:style style:name="T290" style:family="text">
      <style:text-properties fo:font-variant="normal" fo:text-transform="none" fo:letter-spacing="normal" officeooo:rsid="003643d8" style:font-style-complex="normal" style:font-weight-complex="normal"/>
    </style:style>
    <style:style style:name="T291" style:family="text">
      <style:text-properties fo:font-variant="normal" fo:text-transform="none" fo:letter-spacing="normal" fo:font-weight="normal" officeooo:rsid="002d4def" style:font-weight-asian="normal" style:font-name-complex="Open Sans" style:font-size-complex="11.25pt" style:font-style-complex="normal" style:font-weight-complex="normal"/>
    </style:style>
    <style:style style:name="T292" style:family="text">
      <style:text-properties fo:font-variant="normal" fo:text-transform="none" fo:letter-spacing="normal" fo:font-weight="normal" officeooo:rsid="00961966" style:font-weight-asian="normal" style:font-style-complex="normal" style:font-weight-complex="normal"/>
    </style:style>
    <style:style style:name="T293" style:family="text">
      <style:text-properties fo:font-variant="normal" fo:text-transform="none" fo:letter-spacing="normal" style:font-name-complex="Open Sans" style:font-style-complex="normal" style:font-weight-complex="normal"/>
    </style:style>
    <style:style style:name="T294" style:family="text">
      <style:text-properties fo:font-variant="normal" fo:text-transform="none" style:font-name="Open Sans" fo:font-size="11.25pt" fo:letter-spacing="normal" fo:font-style="normal" fo:font-weight="normal" officeooo:rsid="002e090a" style:font-size-asian="10.5pt" style:font-weight-asian="normal" style:font-weight-complex="normal"/>
    </style:style>
    <style:style style:name="T295" style:family="text">
      <style:text-properties fo:font-variant="normal" fo:text-transform="none" style:font-name="Open Sans" fo:font-size="11.25pt" fo:letter-spacing="normal" fo:font-style="normal" fo:font-weight="normal" officeooo:rsid="0040564a" style:font-size-asian="10.5pt" style:font-weight-asian="normal" style:font-name-complex="Sree Krushnadevaraya" style:font-size-complex="12pt" style:font-style-complex="normal" style:font-weight-complex="normal"/>
    </style:style>
    <style:style style:name="T296" style:family="text">
      <style:text-properties fo:font-variant="normal" fo:text-transform="none" style:font-name="Open Sans" fo:font-size="11.25pt" fo:letter-spacing="normal" fo:font-style="normal" fo:font-weight="normal" officeooo:rsid="004506b6" style:font-size-asian="10.5pt" style:font-weight-asian="normal" style:font-name-complex="Sree Krushnadevaraya" style:font-size-complex="12pt" style:font-style-complex="normal" style:font-weight-complex="normal"/>
    </style:style>
    <style:style style:name="T297" style:family="text">
      <style:text-properties fo:font-variant="normal" fo:text-transform="none" style:font-name="Open Sans" fo:font-size="11.25pt" fo:letter-spacing="normal" fo:font-style="normal" fo:font-weight="normal" officeooo:rsid="00582eee" style:font-size-asian="10.5pt" style:font-weight-asian="normal" style:font-name-complex="Sree Krushnadevaraya" style:font-size-complex="12pt" style:font-style-complex="normal" style:font-weight-complex="normal"/>
    </style:style>
    <style:style style:name="T298" style:family="text">
      <style:text-properties fo:font-variant="normal" fo:text-transform="none" style:font-name="Open Sans" fo:font-size="11.25pt" fo:letter-spacing="normal" fo:font-style="normal" fo:font-weight="normal" officeooo:rsid="005a0a5e" style:font-size-asian="10.5pt" style:font-weight-asian="normal" style:font-name-complex="Sree Krushnadevaraya" style:font-size-complex="12pt" style:font-style-complex="normal" style:font-weight-complex="normal"/>
    </style:style>
    <style:style style:name="T299" style:family="text">
      <style:text-properties fo:font-variant="normal" fo:text-transform="none" style:font-name="Open Sans" fo:font-size="11.25pt" fo:letter-spacing="normal" fo:font-style="normal" fo:font-weight="normal" officeooo:rsid="005b5c52" style:font-size-asian="10.5pt" style:font-weight-asian="normal" style:font-name-complex="Sree Krushnadevaraya" style:font-size-complex="12pt" style:font-style-complex="normal" style:font-weight-complex="normal"/>
    </style:style>
    <style:style style:name="T300" style:family="text">
      <style:text-properties fo:font-variant="normal" fo:text-transform="none" style:font-name="Open Sans" fo:font-size="11.25pt" fo:letter-spacing="normal" fo:font-style="normal" fo:font-weight="normal" officeooo:rsid="0070e291" style:font-size-asian="10.5pt" style:font-weight-asian="normal" style:font-name-complex="Sree Krushnadevaraya" style:font-size-complex="12pt" style:font-style-complex="normal" style:font-weight-complex="normal"/>
    </style:style>
    <style:style style:name="T301" style:family="text">
      <style:text-properties fo:font-variant="normal" fo:text-transform="none" style:font-name="Open Sans" fo:font-size="11.25pt" fo:letter-spacing="normal" fo:font-style="normal" fo:font-weight="normal" officeooo:rsid="0072a163" style:font-size-asian="10.5pt" style:font-weight-asian="normal" style:font-name-complex="Sree Krushnadevaraya" style:font-size-complex="12pt" style:font-style-complex="normal" style:font-weight-complex="normal"/>
    </style:style>
    <style:style style:name="T302" style:family="text">
      <style:text-properties fo:font-variant="normal" fo:text-transform="none" style:font-name="Open Sans" fo:letter-spacing="normal" fo:font-style="normal" fo:font-weight="normal"/>
    </style:style>
    <style:style style:name="T303" style:family="text">
      <style:text-properties fo:font-variant="normal" fo:text-transform="none" fo:color="#000000" loext:opacity="100%" style:font-name="Liberation Mono" fo:font-size="12pt" fo:letter-spacing="normal" fo:font-weight="bold" officeooo:rsid="003643d8" style:font-size-asian="10.5pt" style:font-weight-asian="bold" style:font-name-complex="Sree Krushnadevaraya" style:font-size-complex="12pt" style:font-style-complex="normal" style:font-weight-complex="bold"/>
    </style:style>
    <style:style style:name="T304" style:family="text">
      <style:text-properties fo:font-variant="normal" fo:text-transform="none" fo:color="#000000" loext:opacity="100%" style:font-name="Liberation Mono" fo:font-size="12pt" fo:letter-spacing="normal" fo:font-weight="normal" officeooo:rsid="00e85902" style:font-size-asian="10.5pt" style:font-weight-asian="normal" style:font-name-complex="Sree Krushnadevaraya" style:font-size-complex="12pt" style:font-style-complex="normal" style:font-weight-complex="normal"/>
    </style:style>
    <style:style style:name="T305" style:family="text">
      <style:text-properties fo:font-variant="normal" fo:text-transform="none" fo:color="#000000" loext:opacity="100%" style:font-name="Liberation Mono" fo:font-size="12pt" fo:letter-spacing="normal" fo:font-weight="normal" officeooo:rsid="00e99236" style:font-size-asian="10.5pt" style:font-weight-asian="normal" style:font-name-complex="Sree Krushnadevaraya" style:font-size-complex="12pt" style:font-style-complex="normal" style:font-weight-complex="normal"/>
    </style:style>
    <style:style style:name="T306" style:family="text">
      <style:text-properties fo:font-variant="normal" fo:text-transform="none" fo:color="#000000" loext:opacity="100%" style:font-name="Liberation Mono" fo:font-size="12pt" fo:letter-spacing="normal" fo:font-weight="normal" officeooo:rsid="00eafea0" style:font-size-asian="10.5pt" style:font-weight-asian="normal" style:font-name-complex="Sree Krushnadevaraya" style:font-size-complex="12pt" style:font-style-complex="normal" style:font-weight-complex="normal"/>
    </style:style>
    <style:style style:name="T307" style:family="text">
      <style:text-properties fo:font-variant="normal" fo:text-transform="none" fo:color="#000000" loext:opacity="100%" style:font-name="Liberation Mono" fo:font-size="12pt" fo:letter-spacing="normal" fo:font-weight="normal" officeooo:rsid="00ec4d03" style:font-size-asian="10.5pt" style:font-weight-asian="normal" style:font-name-complex="Sree Krushnadevaraya" style:font-size-complex="12pt" style:font-style-complex="normal" style:font-weight-complex="normal"/>
    </style:style>
    <style:style style:name="T308" style:family="text">
      <style:text-properties fo:font-variant="normal" fo:text-transform="none" fo:color="#000000" loext:opacity="100%" style:font-name="Liberation Mono" fo:font-size="12pt" fo:letter-spacing="normal" fo:font-weight="normal" officeooo:rsid="00ee0ad2" style:font-size-asian="10.5pt" style:font-weight-asian="normal" style:font-name-complex="Sree Krushnadevaraya" style:font-size-complex="12pt" style:font-style-complex="normal" style:font-weight-complex="normal"/>
    </style:style>
    <style:style style:name="T309" style:family="text">
      <style:text-properties fo:font-variant="normal" fo:text-transform="none" fo:color="#000000" loext:opacity="100%" style:font-name="Liberation Mono" fo:font-size="12pt" fo:letter-spacing="normal" fo:font-weight="normal" officeooo:rsid="00eea53f" style:font-size-asian="10.5pt" style:font-weight-asian="normal" style:font-name-complex="Sree Krushnadevaraya" style:font-size-complex="12pt" style:font-style-complex="normal" style:font-weight-complex="normal"/>
    </style:style>
    <style:style style:name="T310" style:family="text">
      <style:text-properties fo:font-variant="normal" fo:text-transform="none" fo:color="#000000" loext:opacity="100%" style:font-name="Liberation Mono" fo:font-size="12pt" fo:letter-spacing="normal" fo:font-weight="normal" officeooo:rsid="00f08bed" style:font-size-asian="10.5pt" style:font-weight-asian="normal" style:font-name-complex="Sree Krushnadevaraya" style:font-size-complex="12pt" style:font-style-complex="normal" style:font-weight-complex="normal"/>
    </style:style>
    <style:style style:name="T311" style:family="text">
      <style:text-properties fo:font-variant="normal" fo:text-transform="none" fo:color="#000000" loext:opacity="100%" style:font-name="Liberation Mono" fo:font-size="12pt" fo:letter-spacing="normal" fo:font-weight="normal" officeooo:rsid="00f98952" style:font-size-asian="10.5pt" style:font-weight-asian="normal" style:font-name-complex="Sree Krushnadevaraya" style:font-size-complex="12pt" style:font-style-complex="normal" style:font-weight-complex="normal"/>
    </style:style>
    <style:style style:name="T312" style:family="text">
      <style:text-properties fo:font-variant="normal" fo:text-transform="none" fo:color="#000000" loext:opacity="100%" style:font-name="Liberation Mono" fo:font-size="12pt" fo:letter-spacing="normal" fo:font-style="normal" fo:font-weight="bold" officeooo:rsid="003643d8" style:font-size-asian="10.5pt" style:font-weight-asian="bold" style:font-name-complex="Sree Krushnadevaraya" style:font-size-complex="12pt" style:font-style-complex="normal" style:font-weight-complex="bold"/>
    </style:style>
    <style:style style:name="T313" style:family="text">
      <style:text-properties fo:font-variant="normal" fo:text-transform="none" fo:color="#000000" loext:opacity="100%" style:font-name="Liberation Mono" fo:font-size="14pt" fo:letter-spacing="normal" style:text-underline-style="none" fo:font-weight="normal" officeooo:rsid="00e85902" style:font-size-asian="14pt" style:font-weight-asian="normal" style:font-name-complex="Sree Krushnadevaraya" style:font-size-complex="14pt" style:font-style-complex="normal" style:font-weight-complex="normal"/>
    </style:style>
    <style:style style:name="T314" style:family="text">
      <style:text-properties fo:font-variant="normal" fo:text-transform="none" fo:color="#000000" loext:opacity="100%" style:font-name="Sree Krushnadevaraya" fo:font-size="14pt" fo:letter-spacing="normal" fo:font-weight="normal" officeooo:rsid="00e85902" style:font-size-asian="14pt" style:font-weight-asian="normal" style:font-name-complex="Sree Krushnadevaraya" style:font-size-complex="14pt" style:font-style-complex="normal" style:font-weight-complex="normal"/>
    </style:style>
    <style:style style:name="T315" style:family="text">
      <style:text-properties fo:font-variant="normal" fo:text-transform="none" fo:color="#000000" loext:opacity="100%" style:font-name="Sree Krushnadevaraya" fo:font-size="14pt" fo:letter-spacing="normal" fo:font-weight="normal" officeooo:rsid="00eafea0" style:font-size-asian="14pt" style:font-weight-asian="normal" style:font-name-complex="Sree Krushnadevaraya" style:font-size-complex="14pt" style:font-style-complex="normal" style:font-weight-complex="normal"/>
    </style:style>
    <style:style style:name="T316" style:family="text">
      <style:text-properties fo:font-variant="normal" fo:text-transform="none" fo:color="#000000" loext:opacity="100%" style:font-name="Sree Krushnadevaraya" fo:font-size="14pt" fo:letter-spacing="normal" fo:font-weight="normal" officeooo:rsid="00ec4d03" style:font-size-asian="14pt" style:font-weight-asian="normal" style:font-name-complex="Sree Krushnadevaraya" style:font-size-complex="14pt" style:font-style-complex="normal" style:font-weight-complex="normal"/>
    </style:style>
    <style:style style:name="T317" style:family="text">
      <style:text-properties fo:font-variant="normal" fo:text-transform="none" fo:color="#000000" loext:opacity="100%" style:font-name="Sree Krushnadevaraya" fo:font-size="14pt" fo:letter-spacing="normal" fo:font-weight="normal" officeooo:rsid="00eea53f" style:font-size-asian="14pt" style:font-weight-asian="normal" style:font-name-complex="Sree Krushnadevaraya" style:font-size-complex="14pt" style:font-style-complex="normal" style:font-weight-complex="normal"/>
    </style:style>
    <style:style style:name="T318" style:family="text">
      <style:text-properties fo:font-variant="normal" fo:text-transform="none" fo:color="#000000" loext:opacity="100%" style:font-name="Sree Krushnadevaraya" fo:font-size="14pt" fo:letter-spacing="normal" fo:font-style="normal" fo:font-weight="normal" officeooo:rsid="00e85902" style:font-size-asian="14pt" style:font-weight-asian="normal" style:font-name-complex="Sree Krushnadevaraya" style:font-size-complex="14pt" style:font-style-complex="normal" style:font-weight-complex="normal"/>
    </style:style>
    <style:style style:name="T319" style:family="text">
      <style:text-properties fo:font-variant="normal" fo:text-transform="none" fo:color="#000000" loext:opacity="100%" style:font-name="Sree Krushnadevaraya" fo:font-size="14pt" fo:letter-spacing="normal" fo:font-style="normal" fo:font-weight="normal" style:font-size-asian="14pt" style:font-name-complex="Sree Krushnadevaraya" style:font-size-complex="14pt" style:font-style-complex="normal" style:font-weight-complex="normal"/>
    </style:style>
    <style:style style:name="T320" style:family="text">
      <style:text-properties fo:font-variant="normal" fo:text-transform="none" fo:color="#000000" loext:opacity="100%" style:font-name="Sree Krushnadevaraya" fo:font-size="14pt" fo:letter-spacing="normal" fo:font-style="normal" fo:font-weight="normal" officeooo:rsid="00e48511" style:font-size-asian="14pt" style:font-name-complex="Sree Krushnadevaraya" style:font-size-complex="14pt" style:font-style-complex="normal" style:font-weight-complex="normal"/>
    </style:style>
    <style:style style:name="T321" style:family="text">
      <style:text-properties fo:font-variant="normal" fo:text-transform="none" fo:color="#000000" loext:opacity="100%" style:font-name="Sree Krushnadevaraya" fo:font-size="14pt" fo:letter-spacing="normal" fo:font-style="normal" fo:font-weight="normal" officeooo:rsid="00fce886" style:font-size-asian="14pt" style:font-name-complex="Sree Krushnadevaraya" style:font-size-complex="14pt" style:font-style-complex="normal" style:font-weight-complex="normal"/>
    </style:style>
    <style:style style:name="T322" style:family="text">
      <style:text-properties fo:font-variant="normal" fo:text-transform="none" fo:color="#000000" loext:opacity="100%" style:font-name="Sree Krushnadevaraya" fo:font-size="14pt" fo:letter-spacing="normal" style:font-size-asian="14pt" style:font-name-complex="Sree Krushnadevaraya" style:font-size-complex="14pt" style:font-style-complex="normal" style:font-weight-complex="normal"/>
    </style:style>
    <style:style style:name="T323" style:family="text">
      <style:text-properties fo:font-variant="normal" fo:text-transform="none" fo:color="#000000" loext:opacity="100%" style:font-name="Sree Krushnadevaraya" fo:letter-spacing="normal" style:font-name-complex="Sree Krushnadevaraya" style:font-style-complex="normal" style:font-weight-complex="normal"/>
    </style:style>
    <style:style style:name="T324" style:family="text">
      <style:text-properties fo:font-variant="normal" fo:text-transform="none" fo:color="#000000" loext:opacity="100%" style:font-name="Sree Krushnadevaraya" fo:letter-spacing="normal" fo:font-style="normal" fo:font-weight="normal" style:font-name-complex="Sree Krushnadevaraya" style:font-style-complex="normal" style:font-weight-complex="normal"/>
    </style:style>
    <style:style style:name="T325" style:family="text">
      <style:text-properties fo:font-variant="normal" fo:text-transform="none" fo:color="#000000" loext:opacity="100%" style:font-name="Sree Krushnadevaraya" fo:letter-spacing="normal" fo:font-style="normal" fo:font-weight="normal" officeooo:rsid="00fce886" style:font-name-complex="Sree Krushnadevaraya" style:font-style-complex="normal" style:font-weight-complex="normal"/>
    </style:style>
    <style:style style:name="T326" style:family="text">
      <style:text-properties fo:font-variant="normal" fo:text-transform="none" style:font-name="Sree Krushnadevaraya" fo:letter-spacing="normal" style:font-name-complex="Sree Krushnadevaraya" style:font-style-complex="normal" style:font-weight-complex="normal"/>
    </style:style>
    <style:style style:name="T327" style:family="text">
      <style:text-properties fo:font-variant="normal" fo:text-transform="none" style:font-name="Sree Krushnadevaraya" fo:letter-spacing="normal" fo:font-style="normal" fo:font-weight="normal" style:font-name-complex="Sree Krushnadevaraya" style:font-style-complex="normal" style:font-weight-complex="normal"/>
    </style:style>
    <style:style style:name="T328" style:family="text">
      <style:text-properties fo:font-variant="normal" fo:text-transform="none" style:font-name="Sree Krushnadevaraya" fo:letter-spacing="normal" fo:font-style="normal" fo:font-weight="normal" officeooo:rsid="00fce886" style:font-name-complex="Sree Krushnadevaraya" style:font-style-complex="normal" style:font-weight-complex="normal"/>
    </style:style>
    <style:style style:name="T329" style:family="text">
      <style:text-properties style:font-name="Sree Krushnadevaraya" fo:font-size="14pt" fo:font-weight="normal" style:font-size-asian="14pt" style:font-weight-asian="normal" style:font-name-complex="Sree Krushnadevaraya" style:font-size-complex="14pt" style:font-weight-complex="normal"/>
    </style:style>
    <style:style style:name="T330" style:family="text">
      <style:text-properties style:font-name="Sree Krushnadevaraya" fo:font-size="14pt" fo:font-weight="normal" officeooo:rsid="002e090a" style:font-size-asian="14pt" style:font-weight-asian="normal" style:font-name-complex="Sree Krushnadevaraya" style:font-size-complex="14pt" style:font-weight-complex="normal"/>
    </style:style>
    <style:style style:name="T331" style:family="text">
      <style:text-properties style:font-name="Sree Krushnadevaraya" fo:font-size="14pt" fo:font-weight="normal" officeooo:rsid="002ef0b9" style:font-size-asian="14pt" style:font-weight-asian="normal" style:font-name-complex="Sree Krushnadevaraya" style:font-size-complex="14pt" style:font-weight-complex="normal"/>
    </style:style>
    <style:style style:name="T332" style:family="text">
      <style:text-properties style:font-name="Sree Krushnadevaraya" fo:font-size="14pt" fo:font-weight="normal" officeooo:rsid="00289c19" style:font-size-asian="14pt" style:font-weight-asian="normal" style:font-name-complex="Sree Krushnadevaraya" style:font-size-complex="14pt" style:font-style-complex="normal" style:font-weight-complex="normal"/>
    </style:style>
    <style:style style:name="T333" style:family="text">
      <style:text-properties style:font-name="Sree Krushnadevaraya" fo:font-size="14pt" fo:font-weight="normal" style:font-size-asian="14pt" style:font-weight-asian="normal" style:font-name-complex="Lohit Telugu" style:font-size-complex="14pt" style:font-weight-complex="normal"/>
    </style:style>
    <style:style style:name="T334" style:family="text">
      <style:text-properties style:font-name="Sree Krushnadevaraya" fo:font-size="14pt" fo:font-style="normal" fo:font-weight="normal" officeooo:rsid="0021583d" style:font-size-asian="14pt" style:font-weight-asian="normal" style:font-name-complex="Sree Krushnadevaraya" style:font-size-complex="14pt" style:font-style-complex="normal" style:font-weight-complex="normal"/>
    </style:style>
    <style:style style:name="T335" style:family="text">
      <style:text-properties style:font-name="Sree Krushnadevaraya" fo:font-size="14pt" fo:font-style="normal" fo:font-weight="normal" officeooo:rsid="00221819" style:font-size-asian="14pt" style:font-weight-asian="normal" style:font-name-complex="Sree Krushnadevaraya" style:font-size-complex="14pt" style:font-style-complex="normal" style:font-weight-complex="normal"/>
    </style:style>
    <style:style style:name="T336" style:family="text">
      <style:text-properties style:font-name="Sree Krushnadevaraya" fo:font-size="14pt" fo:font-style="normal" fo:font-weight="normal" officeooo:rsid="0027b76c" style:font-size-asian="14pt" style:font-weight-asian="normal" style:font-name-complex="Sree Krushnadevaraya" style:font-size-complex="14pt" style:font-style-complex="normal" style:font-weight-complex="normal"/>
    </style:style>
    <style:style style:name="T337" style:family="text">
      <style:text-properties style:font-name="Sree Krushnadevaraya" fo:font-size="14pt" fo:font-style="normal" fo:font-weight="normal" officeooo:rsid="00289c19" style:font-size-asian="14pt" style:font-weight-asian="normal" style:font-name-complex="Sree Krushnadevaraya" style:font-size-complex="14pt" style:font-style-complex="normal" style:font-weight-complex="normal"/>
    </style:style>
    <style:style style:name="T338" style:family="text">
      <style:text-properties style:font-name="Sree Krushnadevaraya" fo:font-size="14pt" fo:font-style="normal" fo:font-weight="normal" officeooo:rsid="0028eb91" style:font-size-asian="14pt" style:font-weight-asian="normal" style:font-name-complex="Sree Krushnadevaraya" style:font-size-complex="14pt" style:font-style-complex="normal" style:font-weight-complex="normal"/>
    </style:style>
    <style:style style:name="T339" style:family="text">
      <style:text-properties style:font-name="Sree Krushnadevaraya" fo:font-size="14pt" fo:font-style="normal" fo:font-weight="normal" officeooo:rsid="00292856" style:font-size-asian="14pt" style:font-weight-asian="normal" style:font-name-complex="Sree Krushnadevaraya" style:font-size-complex="14pt" style:font-style-complex="normal" style:font-weight-complex="normal"/>
    </style:style>
    <style:style style:name="T340" style:family="text">
      <style:text-properties style:font-name="Sree Krushnadevaraya" fo:font-size="14pt" fo:font-style="normal" fo:font-weight="normal" officeooo:rsid="00289c19" style:font-size-asian="14pt" style:font-weight-asian="normal" style:font-name-complex="Sree Krushnadevaraya" style:font-size-complex="14pt" style:font-weight-complex="normal"/>
    </style:style>
    <style:style style:name="T341" style:family="text">
      <style:text-properties style:font-name="Sree Krushnadevaraya" fo:font-size="14pt" style:font-size-asian="14pt" style:font-name-complex="Sree Krushnadevaraya" style:font-size-complex="14pt"/>
    </style:style>
    <style:style style:name="T342" style:family="text">
      <style:text-properties style:font-name="Open Sans" fo:font-size="11.25pt" fo:font-style="normal" fo:font-weight="normal" officeooo:rsid="0028eb91" style:font-size-asian="10.5pt" style:font-weight-asian="normal" style:font-name-complex="Sree Krushnadevaraya" style:font-size-complex="12pt" style:font-style-complex="normal" style:font-weight-complex="normal"/>
    </style:style>
    <style:style style:name="T343" style:family="text">
      <style:text-properties officeooo:rsid="002c3ccc"/>
    </style:style>
    <style:style style:name="T344" style:family="text">
      <style:text-properties fo:font-style="normal"/>
    </style:style>
    <style:style style:name="T345" style:family="text">
      <style:text-properties fo:font-style="normal" style:font-style-complex="normal"/>
    </style:style>
    <style:style style:name="T346" style:family="text">
      <style:text-properties fo:font-style="normal" fo:font-weight="normal"/>
    </style:style>
    <style:style style:name="T347" style:family="text">
      <style:text-properties fo:font-style="normal" fo:font-weight="normal" style:font-style-complex="normal" style:font-weight-complex="normal"/>
    </style:style>
    <style:style style:name="T348" style:family="text">
      <style:text-properties fo:font-style="normal" fo:font-weight="normal" style:font-weight-asian="normal" style:font-style-complex="normal" style:font-weight-complex="normal"/>
    </style:style>
    <style:style style:name="T349" style:family="text">
      <style:text-properties fo:font-style="normal" fo:font-weight="normal" officeooo:rsid="00658f72" style:font-weight-asian="normal" style:font-style-complex="normal" style:font-weight-complex="normal"/>
    </style:style>
    <style:style style:name="T350" style:family="text">
      <style:text-properties fo:font-style="normal" fo:font-weight="normal" officeooo:rsid="00769afe" style:font-weight-asian="normal" style:font-style-complex="normal" style:font-weight-complex="normal"/>
    </style:style>
    <style:style style:name="fr1" style:family="graphic" style:parent-style-name="Frame">
      <style:graphic-properties style:wrap="parallel"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Frame1" text:anchor-type="paragraph" svg:x="-0.605cm" svg:y="-0.485cm" svg:width="18.233cm" draw:z-index="0"><draw:text-box fo:min-height="26.899cm"><text:p text:style-name="P1"/><text:p text:style-name="P1"/><text:p text:style-name="P41">* బాల కాండం: ప్రథమ సర్గం *</text:p><text:p text:style-name="P2"/><text:p text:style-name="P2"/><text:p text:style-name="P3"/><text:p text:style-name="P45">* తపస్స్వాధ్యాయనిరతం తపస్వీ వాగ్విదాం వరమ్ .</text:p><text:p text:style-name="P46">నారదం పరిపప్రచ్ఛ వాల్మీకిర్మునిపుఙ్గవమ్ ||1.1.1||</text:p><text:p text:style-name="P45"/><text:p text:style-name="P45"/><text:p text:style-name="P4"/><text:p text:style-name="P14"><text:span text:style-name="T25">[</text:span><text:span text:style-name="T1">తపస్వీ</text:span><text:span text:style-name="T4"> </text:span><text:span text:style-name="T329">-</text:span><text:span text:style-name="T4"> </text:span><text:span text:style-name="T20">ascetic </text:span><text:span text:style-name="T21">(or) sagious thinker</text:span><text:span text:style-name="T20">, </text:span><text:span text:style-name="T1">వాల్మీకి</text:span><text:span text:style-name="T4"> </text:span><text:span text:style-name="T329">-</text:span><text:span text:style-name="T7"> </text:span><text:span text:style-name="T20">Valmiki, </text:span></text:p><text:p text:style-name="P14"><text:span text:style-name="T243">తప</text:span><text:span text:style-name="T222">:</text:span><text:span text:style-name="T143"> </text:span><text:span text:style-name="T222">-</text:span><text:span text:style-name="T142"> </text:span><text:span text:style-name="T122">t</text:span><text:span text:style-name="T20">o heat/shine (or) </text:span><text:span text:style-name="T22">a </text:span><text:span text:style-name="T20">religious austerity (or) to suffer the body undergo</text:span><text:span text:style-name="T22">ing a</text:span><text:span text:style-name="T20"> penance, </text:span></text:p><text:p text:style-name="P14"><text:span text:style-name="T220">స్వాధ్యాయ</text:span><text:span text:style-name="T150"> </text:span><text:span text:style-name="T268">-</text:span><text:span text:style-name="T94"> </text:span><text:span text:style-name="T20">reading the Vedas (or) reciting to oneself, </text:span></text:p><text:p text:style-name="P14"><text:span text:style-name="T220">నిరతమ్</text:span><text:span text:style-name="T150"> </text:span><text:span text:style-name="T243">-</text:span><text:span text:style-name="T150"> </text:span><text:span text:style-name="T20">ever (or) always, </text:span><text:span text:style-name="T1">వాక్</text:span><text:span text:style-name="T3"> </text:span><text:span text:style-name="T329">-</text:span><text:span text:style-name="T3"> </text:span><text:span text:style-name="T23">speech</text:span><text:span text:style-name="T20"> (or) enunciation, </text:span></text:p><text:p text:style-name="P10"><text:span text:style-name="T1">విద్</text:span><text:span text:style-name="T2"> </text:span><text:span text:style-name="T333">-</text:span><text:span text:style-name="T20"> </text:span><text:span text:style-name="T24">wise (or)</text:span><text:span text:style-name="T23"> expert</text:span><text:span text:style-name="T20">, </text:span><text:span text:style-name="T1">వరమ్</text:span><text:span text:style-name="T4"> </text:span><text:span text:style-name="T333">-</text:span><text:span text:style-name="T4"> </text:span><text:span text:style-name="T20">sublime (or) best, </text:span></text:p><text:p text:style-name="P11"><text:span text:style-name="T201">ముని</text:span><text:span text:style-name="T150"> </text:span><text:span text:style-name="T243">-</text:span><text:span text:style-name="T150"> </text:span><text:span text:style-name="T198">sage</text:span><text:span text:style-name="T152">, </text:span><text:span text:style-name="T201">పుఙ్గవమ్</text:span><text:span text:style-name="T150"> </text:span><text:span text:style-name="T243">-</text:span><text:span text:style-name="T150"> </text:span><text:span text:style-name="T197">pre-eminent </text:span><text:span text:style-name="T198">(or) bull like, </text:span></text:p><text:p text:style-name="P11"><text:span text:style-name="T221">పరిపప్రచ్ఛ</text:span><text:span text:style-name="T151"> </text:span><text:span text:style-name="T244">-</text:span><text:span text:style-name="T199"> </text:span><text:span text:style-name="T156">inquisitively </text:span><text:span text:style-name="T157">e</text:span><text:span text:style-name="T156">nquired</text:span><text:span text:style-name="T25">]</text:span></text:p><text:p text:style-name="P5"/><text:p text:style-name="P5"/><text:p text:style-name="P4"/><text:p text:style-name="P4"/><text:p text:style-name="P4"/><text:p text:style-name="P4"/><text:p text:style-name="P4"/><text:p text:style-name="P54"><text:span text:style-name="T20">“ </text:span><text:span text:style-name="T26">sagious thinker Valmiki </text:span><text:span text:style-name="T27">inquisit</text:span><text:span text:style-name="T28">ively enquired sage Narada, who is ever engaged in</text:span><text:span text:style-name="T29"> </text:span><text:span text:style-name="T30">the </text:span><text:span text:style-name="T29">study of Vedas and </text:span><text:span text:style-name="T28">religious austerities, </text:span><text:span text:style-name="T31">b</text:span><text:span text:style-name="T28">est among the eloquent </text:span><text:span text:style-name="T30">and</text:span><text:span text:style-name="T28"> </text:span><text:span text:style-name="T29">pre-eminent among the sages.</text:span><text:span text:style-name="T28"> </text:span><text:span text:style-name="T20">”</text:span></text:p><text:p text:style-name="P6"/><text:p text:style-name="P6"/></draw:text-box></draw:frame></text:p>
      <text:p text:style-name="P6"><draw:frame draw:style-name="fr1" draw:name="Frame2" text:anchor-type="paragraph" svg:x="-0.319cm" svg:y="-0.397cm" svg:width="17.595cm" draw:z-index="1"><draw:text-box fo:min-height="26.525cm"><text:p text:style-name="P12"/><text:p text:style-name="P12"/><text:p text:style-name="P12"/><text:p text:style-name="P12"/><text:p text:style-name="P12"/><text:p text:style-name="P12"/><text:p text:style-name="P12"/><text:p text:style-name="P12"/><text:p text:style-name="P44">* <text:span text:style-name="T278">కోన్వస్మిన్సామ్ప్రతం లోకే గుణవాన్కశ్చ వీర్యవాన్ .</text:span></text:p><text:p text:style-name="P72">ధర్మజ్ఞశ్చ కృతజ్ఞశ్చ సత్యవాక్యో దృఢవ్రత:৷৷1.1.2৷৷</text:p><text:p text:style-name="P58"/><text:p text:style-name="P58"/><text:p text:style-name="P58"/><text:p text:style-name="P58"/><text:p text:style-name="P13"><text:span text:style-name="T146">[</text:span><text:span text:style-name="T112">అస్మిన్ -</text:span><text:span text:style-name="T100"> </text:span><text:span text:style-name="T124">in this, </text:span><text:span text:style-name="T113">లోకే -</text:span><text:span text:style-name="T98"> </text:span><text:span text:style-name="T125">world, </text:span><text:span text:style-name="T114">సామ్ప్రతమ్ -</text:span><text:span text:style-name="T96"> </text:span><text:span text:style-name="T125">now (or) contemporarily, </text:span></text:p><text:p text:style-name="P13"><text:span text:style-name="T114">గుణవాన్ -</text:span><text:span text:style-name="T96"> </text:span><text:span text:style-name="T125">virtuous person, </text:span><text:span text:style-name="T114">క: -</text:span><text:span text:style-name="T96"> </text:span><text:span text:style-name="T123">who, </text:span><text:span text:style-name="T115">ను -</text:span><text:span text:style-name="T97"> </text:span><text:span text:style-name="T123">indeed (or) certainly, </text:span></text:p><text:p text:style-name="P13"><text:span text:style-name="T115">వీర్యవాన్ -</text:span><text:span text:style-name="T97"> </text:span><text:span text:style-name="T127">one </text:span><text:span text:style-name="T126">with prowess (or) vigorous one, </text:span><text:span text:style-name="T114">క: -</text:span><text:span text:style-name="T108"> </text:span><text:span text:style-name="T126">who, </text:span><text:span text:style-name="T116">చ -</text:span><text:span text:style-name="T99"> </text:span><text:span text:style-name="T127">also</text:span><text:span text:style-name="T126">, </text:span></text:p><text:p text:style-name="P13"><text:span text:style-name="T116">ధర్మజ్ఞ -</text:span><text:span text:style-name="T99"> </text:span><text:span text:style-name="T123">conscientious </text:span><text:span text:style-name="T127">(or) knower of righteousness, </text:span></text:p><text:p text:style-name="P14"><text:span text:style-name="T116">చ -</text:span><text:span text:style-name="T99"> </text:span><text:span text:style-name="T127">also, </text:span><text:span text:style-name="T117">కృతజ్ఞ: -</text:span><text:span text:style-name="T109"> </text:span><text:span text:style-name="T127">grateful (or) who remembers even little help done by others, </text:span><text:span text:style-name="T116">చ -</text:span><text:span text:style-name="T99"> </text:span><text:span text:style-name="T127">also, </text:span><text:span text:style-name="T117">సత్యవాక్య: - </text:span><text:span text:style-name="T127">truthful in his statements, </text:span></text:p><text:p text:style-name="P13"><text:span text:style-name="T117">దృఢవ్రత: -</text:span><text:span text:style-name="T95"> </text:span><text:span text:style-name="T128">who is firm in his vows (or) determined in his deeds</text:span><text:span text:style-name="T146">]</text:span></text:p><text:p text:style-name="P59"><text:line-break/></text:p><text:p text:style-name="P59"/><text:p text:style-name="P59"/><text:p text:style-name="P35"><text:span text:style-name="T215">“ </text:span><text:span text:style-name="T86">Who in this world lives today,</text:span><text:span text:style-name="T87"> is highly virtuous and vigorous?</text:span><text:span text:style-name="T86"> </text:span><text:span text:style-name="T90">A</text:span><text:span text:style-name="T88"> conscientious one? </text:span><text:span text:style-name="T90">O</text:span><text:span text:style-name="T88">ne who is </text:span><text:span text:style-name="T89">grateful</text:span><text:span text:style-name="T88"> of good deeds done to him? </text:span><text:span text:style-name="T90">A</text:span><text:span text:style-name="T88">lso a speaker of truth and </text:span><text:span text:style-name="T89">firm in his vows?</text:span><text:span text:style-name="T88"> </text:span><text:span text:style-name="T215">”</text:span></text:p></draw:text-box></draw:frame><text:soft-page-break/></text:p>
      <text:p text:style-name="P8"><draw:frame draw:style-name="fr1" draw:name="Frame3" text:anchor-type="paragraph" svg:x="-0.143cm" svg:y="-0.307cm" svg:width="17.353cm" draw:z-index="2"><draw:text-box fo:min-height="26.347cm"><text:p text:style-name="P12"/><text:p text:style-name="P34"/><text:p text:style-name="P34"/><text:p text:style-name="P29"/><text:p text:style-name="P43">* <text:span text:style-name="T288">చా</text:span><text:span text:style-name="T278">రిత్రేణ చ కో యుక్తస్సర్వభూతేషు కో హిత: .</text:span></text:p><text:p text:style-name="P71">విద్వాన్క: కస్సమర్థశ్చ కశ్చైకప్రియదర్శన: ৷৷1.1.3৷৷</text:p><text:p text:style-name="P57"/><text:p text:style-name="P57"/><text:p text:style-name="P57"/><text:p text:style-name="P57"/><text:p text:style-name="P91"><text:span text:style-name="T12">[</text:span><text:span text:style-name="T334">క: - </text:span><text:span text:style-name="T14">who, </text:span><text:span text:style-name="T336">చారిత్రేణ - </text:span><text:span text:style-name="T15">with good conduct, </text:span><text:span text:style-name="T332">యుక్త</text:span><text:span text:style-name="T340">: - </text:span><text:span text:style-name="T15">is endowed, </text:span></text:p><text:p text:style-name="P91"><text:span text:style-name="T335">చ - </text:span><text:span text:style-name="T15">also </text:span><text:span text:style-name="T16">(or) and</text:span><text:span text:style-name="T15">, </text:span><text:span text:style-name="T337">సర్వభూతేషు -</text:span><text:span text:style-name="T15"> for all living beings, </text:span></text:p><text:p text:style-name="P91"><text:span text:style-name="T337">హిత: - </text:span><text:span text:style-name="T15">benefactor, </text:span><text:span text:style-name="T335">చ - </text:span><text:span text:style-name="T17">also </text:span><text:span text:style-name="T16">(or) and</text:span><text:span text:style-name="T17">,</text:span><text:span text:style-name="T15"> </text:span><text:span text:style-name="T334">క: - </text:span><text:span text:style-name="T17">who, </text:span></text:p><text:p text:style-name="P91"><text:span text:style-name="T338">విద్వాన్ -</text:span><text:span text:style-name="T17"> learned (or) wise (or) adept one, </text:span></text:p><text:p text:style-name="P91"><text:span text:style-name="T335">చ - </text:span><text:span text:style-name="T17">also </text:span><text:span text:style-name="T16">(or) and</text:span><text:span text:style-name="T17">, </text:span><text:span text:style-name="T334">క: - </text:span><text:span text:style-name="T17">who, </text:span><text:span text:style-name="T338">సమర్థ: - </text:span><text:span text:style-name="T342"><text:s/></text:span><text:span text:style-name="T17">ablest one (or) competent, </text:span></text:p><text:p text:style-name="P91"><text:span text:style-name="T335">చ - </text:span><text:span text:style-name="T17">also </text:span><text:span text:style-name="T16">(or) and</text:span><text:span text:style-name="T17">, </text:span><text:span text:style-name="T334">క: - </text:span><text:span text:style-name="T17">who,</text:span><text:span text:style-name="T338"> ఏక -</text:span><text:span text:style-name="T17"> uniquely (or) solely, </text:span></text:p><text:p text:style-name="P91"><text:span text:style-name="T338">ప్రియ - </text:span><text:span text:style-name="T16">handsome (or) pleasant, </text:span></text:p><text:p text:style-name="P91"><text:span text:style-name="T339">దర్శన: - </text:span><text:span text:style-name="T16">looking at (or) to see (or) for vision</text:span><text:span text:style-name="T12">]</text:span></text:p><text:p text:style-name="P85"/><text:p text:style-name="P85"/><text:p text:style-name="P85"/><text:p text:style-name="P85"/><text:p text:style-name="P85"/><text:p text:style-name="P85"/><text:p text:style-name="P85"/><text:p text:style-name="P85"/><text:p text:style-name="P37"><text:span text:style-name="T215">“ </text:span><text:span text:style-name="T203">Who i</text:span><text:span text:style-name="T204">s the one with good conduct and also interested in the welfare of all living beings? and who is the one with great wisdom? capable of anything and who is solely delightful in appearence to everyone? </text:span><text:span text:style-name="T215">”</text:span></text:p><text:p text:style-name="P29"><text:line-break/><text:line-break/></text:p></draw:text-box></draw:frame><text:soft-page-break/></text:p>
      <text:p text:style-name="P8"><draw:frame draw:style-name="fr1" draw:name="Frame4" text:anchor-type="paragraph" svg:x="-0.078cm" svg:y="-0.326cm" svg:width="17.463cm" draw:z-index="3"><draw:text-box fo:min-height="26.605cm"><text:p text:style-name="P12"/><text:p text:style-name="P12"/><text:p text:style-name="P12"/><text:p text:style-name="P12"/><text:p text:style-name="P12"/><text:p text:style-name="P12"/><text:p text:style-name="P12"/><text:p text:style-name="P50">* <text:span text:style-name="T278">ఆత్మవాన్కో జితక్రోధో ద్యుతిమాన్కోనసూయక: .</text:span></text:p><text:p text:style-name="P50">కస్య బిభ్యతి దేవాశ్చ జాతరోషస్య సంయుగే ৷৷1.1.<text:span text:style-name="T343">4</text:span>৷৷</text:p><text:p text:style-name="P30"/><text:p text:style-name="P30"/><text:p text:style-name="P30"/><text:p text:style-name="P30"/><text:p text:style-name="P53"/><text:p text:style-name="P55"><text:span text:style-name="T5">[</text:span><text:span text:style-name="T270">ఆత్మవాన్ -</text:span><text:span text:style-name="T291"> </text:span><text:span text:style-name="T8">self-composed (or) self-restrained, </text:span><text:span text:style-name="T241">క: - </text:span><text:span text:style-name="T8">who, </text:span></text:p><text:p text:style-name="P15"><text:span text:style-name="T226">జితక్రోధో - </text:span><text:span text:style-name="T9">one with controlled ire (or) one who has conquered </text:span><text:span text:style-name="T10">his </text:span><text:span text:style-name="T9">anger, </text:span></text:p><text:p text:style-name="P15"><text:span text:style-name="T245">ద్యుతిమాన్ -</text:span><text:span text:style-name="T158"> </text:span><text:span text:style-name="T11">brilliant one (or) one who is endowed with great splendour, </text:span></text:p><text:p text:style-name="P15"><text:span text:style-name="T246">అనసూయక</text:span><text:span text:style-name="T223">: -</text:span><text:span text:style-name="T294"> </text:span><text:span text:style-name="T11">non-jealous (or) one who is free from from envy, </text:span><text:span text:style-name="T224">క: - </text:span><text:span text:style-name="T11">who, </text:span><text:span text:style-name="T330">జాతరోషస్య <text:s/>- </text:span><text:span text:style-name="T11">when he’s provoked (or) excited to wrath, to, </text:span><text:span text:style-name="T224">క: - </text:span><text:span text:style-name="T11">whom, </text:span><text:span text:style-name="T330">సంయుగే - </text:span><text:span text:style-name="T10">in the battle, </text:span><text:span text:style-name="T225">చ - </text:span><text:span text:style-name="T10">even (or) also, </text:span></text:p><text:p text:style-name="P15"><text:span text:style-name="T331">దేవ - </text:span><text:span text:style-name="T10">celestial beings (or) Devatas, </text:span><text:span text:style-name="T331">బిభ్యతి - </text:span><text:span text:style-name="T10">fear (or) be afraid of</text:span><text:span text:style-name="T6">]</text:span></text:p><text:p text:style-name="P30"/><text:p text:style-name="P30"/><text:p text:style-name="P30"/><text:p text:style-name="P30"/><text:p text:style-name="P53"/><text:p text:style-name="P38"><text:span text:style-name="T217">“ </text:span><text:span text:style-name="T207">Who i</text:span><text:span text:style-name="T208">s the </text:span><text:span text:style-name="T209">self-composed one? Who has conquered his anger? The one who is endowed with great brilliance? Who is free from envy? <text:s/></text:span><text:span text:style-name="T210">W</text:span><text:span text:style-name="T209">hom do even the gods fear, when provoked to war?</text:span><text:span text:style-name="T208"> </text:span><text:span text:style-name="T217">”</text:span></text:p><text:p text:style-name="P12"/><text:p text:style-name="P12"><text:line-break/></text:p></draw:text-box></draw:frame><text:soft-page-break/></text:p>
      <text:p text:style-name="P8"><draw:frame draw:style-name="fr1" draw:name="Frame5" text:anchor-type="paragraph" svg:x="-0.164cm" svg:y="-0.407cm" svg:width="17.507cm" draw:z-index="4"><draw:text-box fo:min-height="26.614cm"><text:p text:style-name="P93"/><text:p text:style-name="P93"/><text:p text:style-name="P92"/><text:p text:style-name="P92"/><text:p text:style-name="P92"/><text:p text:style-name="P92"/><text:p text:style-name="P92"/><text:p text:style-name="P92"/><text:p text:style-name="P49">* <text:span text:style-name="T279">ఏతదిచ్ఛామ్యహం శ్రోతుం పరం కౌతూహలం హి మే </text:span><text:span text:style-name="T281">.</text:span></text:p><text:p text:style-name="P49"><text:span text:style-name="T289">మహర్షే త్వం సమర్థోసి జ్ఞాతుమేవంవిధం నరమ్ ৷৷1.1.</text:span><text:span text:style-name="T290">5</text:span><text:span text:style-name="T289">৷৷</text:span></text:p><text:p text:style-name="P63"/><text:p text:style-name="P63"/><text:p text:style-name="P63"/><text:p text:style-name="P63"/><text:p text:style-name="P63"/><text:p text:style-name="P56"><text:span text:style-name="T153">[</text:span><text:span text:style-name="T269">ఏతత్</text:span><text:span text:style-name="T276"> - </text:span><text:span text:style-name="T159">this, </text:span><text:span text:style-name="T271">అహమ్</text:span><text:span text:style-name="T276"> - </text:span><text:span text:style-name="T159">I, </text:span><text:span text:style-name="T271">శ్రోతుమ్</text:span><text:span text:style-name="T276"> -</text:span><text:span text:style-name="T101"> </text:span><text:span text:style-name="T159">to listen, </text:span><text:span text:style-name="T271">ఇచ్ఛామి</text:span><text:span text:style-name="T276"> -</text:span><text:span text:style-name="T101"> </text:span><text:span text:style-name="T159">am desirous, </text:span></text:p><text:p text:style-name="P56"><text:span text:style-name="T271">మే</text:span><text:span text:style-name="T276"> -</text:span><text:span text:style-name="T101"> </text:span><text:span text:style-name="T159">my, </text:span><text:span text:style-name="T271">కౌతూహలమ్</text:span><text:span text:style-name="T276"> -</text:span><text:span text:style-name="T101"> </text:span><text:span text:style-name="T159">curiosity, </text:span><text:span text:style-name="T271">హి</text:span><text:span text:style-name="T276"> -</text:span><text:span text:style-name="T101"> </text:span><text:span text:style-name="T159">is, </text:span><text:span text:style-name="T271">పరం</text:span><text:span text:style-name="T276"> -</text:span><text:span text:style-name="T101"> </text:span><text:span text:style-name="T159">great, </text:span><text:span text:style-name="T271">మహర్షే</text:span><text:span text:style-name="T276"> -</text:span><text:span text:style-name="T101"> </text:span><text:span text:style-name="T159">great sage, </text:span></text:p><text:p text:style-name="P16"><text:span text:style-name="T247">త్వమ్</text:span><text:span text:style-name="T272"> -</text:span><text:span text:style-name="T101"> </text:span><text:span text:style-name="T160">you, </text:span><text:span text:style-name="T247">ఏవం</text:span><text:span text:style-name="T272"> -</text:span><text:span text:style-name="T103"> </text:span><text:span text:style-name="T160">thus, </text:span><text:span text:style-name="T103">విధమ్ - </text:span><text:span text:style-name="T160">kind </text:span><text:span text:style-name="T161">of</text:span><text:span text:style-name="T160">, </text:span><text:span text:style-name="T247">నరమ్</text:span><text:span text:style-name="T272"> -</text:span><text:span text:style-name="T103"> </text:span><text:span text:style-name="T160">man, </text:span><text:span text:style-name="T161">to know, </text:span></text:p><text:p text:style-name="P16"><text:span text:style-name="T248">అసి</text:span><text:span text:style-name="T273"> -</text:span><text:span text:style-name="T102"> </text:span><text:span text:style-name="T161">you are, </text:span></text:p><text:p text:style-name="P16"><text:span text:style-name="T248">సమర్థ</text:span><text:span text:style-name="T242">: -</text:span><text:span text:style-name="T110"> </text:span><text:span text:style-name="T161">competent</text:span><text:span text:style-name="T154">]</text:span></text:p><text:p text:style-name="P90"/><text:p text:style-name="P90"/><text:p text:style-name="P90"/><text:p text:style-name="P90"/><text:p text:style-name="P90"/><text:p text:style-name="P90"/><text:p text:style-name="P90"/><text:p text:style-name="P90"/><text:p text:style-name="P90"/><text:p text:style-name="P40"><text:span text:style-name="T219">“ </text:span><text:span text:style-name="T214">Oh great sage! I desire knowing about this kind of man, indeed great is my curiosity </text:span><text:span text:style-name="T219">”</text:span></text:p></draw:text-box></draw:frame><text:soft-page-break/></text:p>
      <text:p text:style-name="P8"><draw:frame draw:style-name="fr1" draw:name="Frame6" text:anchor-type="paragraph" svg:x="-0.593cm" svg:y="-0.15cm" svg:width="18.232cm" draw:z-index="5"><draw:text-box fo:min-height="26.37cm"><text:p text:style-name="P12"/><text:p text:style-name="P12"/><text:p text:style-name="P12"/><text:p text:style-name="P64"/><text:p text:style-name="P47"><text:span text:style-name="T289">* శ్రుత్వా చైతత్ిత్రలోకజ్ఞో వాల్మీకేర్నారదో వచ</text:span><text:span text:style-name="T280">: .</text:span></text:p><text:p text:style-name="P48"><text:span text:style-name="T282">శ్రూయతామితి చామన్త్త్ర్య ప్రహృష్టో వాక్యమబ్రవీత్ ৷৷1.1.</text:span><text:span text:style-name="T283">5</text:span><text:span text:style-name="T282">৷৷</text:span></text:p><text:p text:style-name="P62"/><text:p text:style-name="P62"/><text:p text:style-name="P62"/><text:p text:style-name="P62"/><text:p text:style-name="P19"><text:span text:style-name="T154">[</text:span><text:span text:style-name="T230">త్రిలోకజ్ఞ: -</text:span><text:span text:style-name="T147"> </text:span><text:span text:style-name="T129">cognizant of 3 worlds, </text:span><text:span text:style-name="T232">నారద: -</text:span><text:span text:style-name="T295"> </text:span><text:span text:style-name="T129">Narada, </text:span></text:p><text:p text:style-name="P19"><text:span text:style-name="T232">వాల్మీకే: </text:span><text:span text:style-name="T129">- </text:span><text:span text:style-name="T132">of </text:span><text:span text:style-name="T130">Valmiki </text:span><text:span text:style-name="T138">(or) Valmiki’s,</text:span></text:p><text:p text:style-name="P17"><text:span text:style-name="T231">ఏతత్ -</text:span><text:span text:style-name="T130"> </text:span><text:span text:style-name="T131">this/these, </text:span><text:span text:style-name="T227">వచ: -</text:span><text:span text:style-name="T296"> </text:span><text:span text:style-name="T131">words, </text:span><text:span text:style-name="T227">శ్రుత్వా చ - </text:span><text:span text:style-name="T131">having heard, </text:span></text:p><text:p text:style-name="P18"><text:span text:style-name="T227">శ్రూయతామ్ -</text:span><text:span text:style-name="T131"> </text:span><text:span text:style-name="T133">let it be heard </text:span><text:span text:style-name="T136">(or) do listen</text:span><text:span text:style-name="T132">, </text:span><text:span text:style-name="T233">ఇతి -</text:span><text:span text:style-name="T132"> </text:span><text:span text:style-name="T134">thus, </text:span></text:p><text:p text:style-name="P20"><text:span text:style-name="T134"><text:s/></text:span><text:span text:style-name="T228">చ</text:span><text:span text:style-name="T144"> – </text:span><text:span text:style-name="T145">and</text:span><text:span text:style-name="T202">,</text:span><text:span text:style-name="T229"> </text:span><text:span text:style-name="T228">ఆమన్త్త్ర్య -</text:span><text:span text:style-name="T134"> to be addressed (or) </text:span><text:span text:style-name="T139">beckoning at (or) </text:span><text:span text:style-name="T134">called to (or) to be invi</text:span><text:span text:style-name="T135">t</text:span><text:span text:style-name="T134">ed,</text:span></text:p><text:p text:style-name="P19"><text:span text:style-name="T228">ప్రహృష్ట: -</text:span><text:span text:style-name="T134"> </text:span><text:span text:style-name="T137">exceedingly pleased (or) thrilled with delight, </text:span><text:span text:style-name="T234">వాక్యమ్ -</text:span><text:span text:style-name="T137"> words, </text:span><text:span text:style-name="T234">అబ్రవీత్ -</text:span><text:span text:style-name="T137"> spoke</text:span><text:span text:style-name="T147">]</text:span><text:span text:style-name="T341"><text:line-break/><text:line-break/></text:span></text:p><text:p text:style-name="P31"/><text:p text:style-name="P31"/><text:p text:style-name="P31"/><text:p text:style-name="P39"><text:span text:style-name="T218">“ </text:span><text:span text:style-name="T211">On listening all those words of Valmiki, Narada, the knower of all the three worlds, said "let it be heard..." and beckoning at </text:span><text:span text:style-name="T213">s</text:span><text:span text:style-name="T211">age Valmiki to listen, he spoke these words </text:span><text:span text:style-name="T212">thrilled with delight..</text:span><text:span text:style-name="T211">. </text:span><text:span text:style-name="T218">”</text:span></text:p></draw:text-box></draw:frame><text:soft-page-break/></text:p>
      <text:p text:style-name="P8"><draw:frame draw:style-name="fr1" draw:name="Frame7" text:anchor-type="paragraph" svg:x="-0.319cm" svg:y="-0.132cm" svg:width="17.971cm" draw:z-index="6"><draw:text-box fo:min-height="26.37cm"><text:p text:style-name="P12"/><text:p text:style-name="P12"/><text:p text:style-name="P12"/><text:p text:style-name="P12"/><text:p text:style-name="P12"/><text:p text:style-name="P42">* <text:span text:style-name="T288">బహవో దుర్లభాశ్చైవ యే త్వయా కీర్తితా గుణా</text:span><text:span text:style-name="T277">: .</text:span></text:p><text:p text:style-name="P70"><text:span text:style-name="T345">మునే వక్ష్యామ్యహం బుద్ధ్వా తైర్యుక్తశ్శ్రూయతాన్నర</text:span><text:span text:style-name="T344">: </text:span><text:span text:style-name="T345">৷৷</text:span><text:span text:style-name="T344">1.1.7</text:span><text:span text:style-name="T345">৷৷</text:span></text:p><text:p text:style-name="P60"/><text:p text:style-name="P60"/><text:p text:style-name="P60"/><text:p text:style-name="P60"/><text:p text:style-name="P21"><text:span text:style-name="T154">[</text:span><text:span text:style-name="T230">మునే - </text:span><text:span text:style-name="T162">O sage! (Valmiki), </text:span><text:span text:style-name="T250">బహవ</text:span><text:span text:style-name="T235">: -</text:span><text:span text:style-name="T297"> </text:span><text:span text:style-name="T162">many (or) in great numbers, </text:span></text:p><text:p text:style-name="P22"><text:span text:style-name="T250">చ దుర్లభా</text:span><text:span text:style-name="T235">: -</text:span><text:span text:style-name="T140"> </text:span><text:span text:style-name="T163">and </text:span><text:span text:style-name="T162">rare (or) difficult to be found or attain, </text:span><text:span text:style-name="T250">ఏవ -</text:span><text:span text:style-name="T162"> </text:span><text:span text:style-name="T163">indeed, </text:span><text:span text:style-name="T249">యే గుణా</text:span><text:span text:style-name="T236">:</text:span><text:span text:style-name="T298"> - </text:span><text:span text:style-name="T163">these qualities, </text:span><text:span text:style-name="T249">త్వయా - </text:span><text:span text:style-name="T163">by you, </text:span><text:span text:style-name="T249">కీర్తితా</text:span><text:span text:style-name="T236">:</text:span><text:span text:style-name="T141"> - </text:span><text:span text:style-name="T164">extolled</text:span><text:span text:style-name="T163">,</text:span><text:span text:style-name="T164"> </text:span></text:p><text:p text:style-name="P22"><text:span text:style-name="T251">తై</text:span><text:span text:style-name="T237">: -</text:span><text:span text:style-name="T299"> </text:span><text:span text:style-name="T164">with these(qualities), </text:span><text:span text:style-name="T251">యుక్త</text:span><text:span text:style-name="T237">: -</text:span><text:span text:style-name="T299"> </text:span><text:span text:style-name="T164">endowed with, </text:span><text:span text:style-name="T251">నర</text:span><text:span text:style-name="T237">: -</text:span><text:span text:style-name="T299"> </text:span><text:span text:style-name="T164">man, </text:span></text:p><text:p text:style-name="P23"><text:span text:style-name="T251">శ్రూయతామ్ -</text:span><text:span text:style-name="T164"> do listen (or) let it be heard, </text:span><text:span text:style-name="T252">అహమ్ -</text:span><text:span text:style-name="T165"> I, </text:span></text:p><text:p text:style-name="P23"><text:span text:style-name="T252">బుద్ధ్వా -</text:span><text:span text:style-name="T165"> having known</text:span><text:span text:style-name="T172">(from Lord Brahma)</text:span><text:span text:style-name="T165">(or) having become awake, </text:span><text:span text:style-name="T252">వక్ష్యామి -</text:span><text:span text:style-name="T165"> shall speak on</text:span><text:span text:style-name="T147">]</text:span></text:p><text:p text:style-name="P86"/><text:p text:style-name="P86"/><text:p text:style-name="P86"/><text:p text:style-name="P86"/><text:p text:style-name="P86"/><text:p text:style-name="P86"/><text:p text:style-name="P86"/><text:p text:style-name="P86"/><text:p text:style-name="P89"/><text:p text:style-name="P36"><text:span text:style-name="T216">“ </text:span><text:span text:style-name="T205">O</text:span><text:span text:style-name="T91"> sage! rare indeed are men endowed with the many qualities you have </text:span><text:span text:style-name="T92">extolled</text:span><text:span text:style-name="T91">. I, having known of such a man with all these merits, </text:span><text:span text:style-name="T93">shall</text:span><text:span text:style-name="T91"> speak on... Let it be heard!</text:span><text:span text:style-name="T206"> </text:span><text:span text:style-name="T216">”</text:span></text:p></draw:text-box></draw:frame><text:soft-page-break/></text:p>
      <text:p text:style-name="P8"><draw:frame draw:style-name="fr1" draw:name="Frame9" text:anchor-type="paragraph" svg:x="-0.12cm" svg:y="-0.106cm" svg:width="17.551cm" draw:z-index="7"><draw:text-box fo:min-height="26.238cm"><text:p text:style-name="P29"/><text:p text:style-name="P51">* <text:span text:style-name="T289">ఇక్ష్వాకువంశప్రభవో రామో నామ జనైశ్శ్రుత</text:span><text:span text:style-name="T280">: .</text:span></text:p><text:p text:style-name="P73"><text:span text:style-name="T347">నియతాత్మా మహావీర్యో ద్యుతిమాన్ధృతిమాన్ వశీ </text:span><text:span text:style-name="T348"><text:s/>৷৷1.1.</text:span><text:span text:style-name="T349">8</text:span><text:span text:style-name="T348">৷৷</text:span></text:p><text:p text:style-name="P61"/><text:p text:style-name="P24"><text:span text:style-name="T154">[</text:span><text:span text:style-name="T274">ఇక్ష్వాకు - </text:span><text:span text:style-name="T166">King Ikshvaaku,</text:span><text:span text:style-name="T155"> </text:span><text:span text:style-name="T275">వంశ - </text:span><text:span text:style-name="T166">race (or) lineage, </text:span></text:p><text:p text:style-name="P24"><text:span text:style-name="T253">ప్రభవ - </text:span><text:span text:style-name="T167">source of origin</text:span><text:span text:style-name="T166"> (or) birth place, </text:span></text:p><text:p text:style-name="P24"><text:span text:style-name="T253">రామ: నామ - </text:span><text:span text:style-name="T168">named </text:span><text:span text:style-name="T149">Rama</text:span><text:span text:style-name="T168">(one who is delightful to everyone), </text:span></text:p><text:p text:style-name="P24"><text:span text:style-name="T254">జనై</text:span><text:span text:style-name="T238">: - </text:span><text:span text:style-name="T169">by people, </text:span><text:span text:style-name="T254">శ్రుత</text:span><text:span text:style-name="T238">: -</text:span><text:span text:style-name="T300"> </text:span><text:span text:style-name="T169">heard by, </text:span></text:p><text:p text:style-name="P24"><text:span text:style-name="T254">నియతాత్మా -</text:span><text:span text:style-name="T169"> self-restrained (or) s</text:span><text:span text:style-name="T170">teady natured(immutable in form), </text:span><text:span text:style-name="T255">మహావీర్య</text:span><text:span text:style-name="T239">:</text:span><text:span text:style-name="T301"> - </text:span><text:span text:style-name="T170">greatly valarous, </text:span><text:span text:style-name="T255">ద్యుతిమాన్ -</text:span><text:span text:style-name="T170"> </text:span><text:span text:style-name="T171">self-effulgent, </text:span></text:p><text:p text:style-name="P24"><text:span text:style-name="T256">ధృతిమాన్ -</text:span><text:span text:style-name="T171"> steadfast</text:span><text:span text:style-name="T173"> (or) </text:span><text:span text:style-name="T174">one filled with great joy </text:span><text:span text:style-name="T175">(or) the courageous one</text:span></text:p><text:p text:style-name="P69"><text:span text:style-name="T350">వశీ - </text:span><text:span text:style-name="T18">controller of senses (or) </text:span><text:span text:style-name="T19">one who has control over his own senses (or)</text:span><text:span text:style-name="T18"> one who has the entire world under his control</text:span><text:span text:style-name="T13">]</text:span></text:p><text:p text:style-name="P87"/><text:p text:style-name="P87"/><text:p text:style-name="P87"/><text:p text:style-name="P87"/><text:p text:style-name="P76"><text:span text:style-name="T44">“</text:span><text:span text:style-name="T48"> </text:span><text:span text:style-name="T49">The o</text:span><text:span text:style-name="T74">ne born in the race of king I</text:span><text:span text:style-name="T76">k</text:span><text:span text:style-name="T74">shvaku, known to peopl</text:span><text:span text:style-name="T77">e</text:span><text:span text:style-name="T74"> </text:span><text:span text:style-name="T75">by the name Rama</text:span><text:span text:style-name="T58">, </text:span><text:span text:style-name="T59">the</text:span><text:span text:style-name="T53"> one who is steady natured, </text:span><text:span text:style-name="T59">greatly valarous, self-effulgent</text:span><text:span text:style-name="T49">, the one with great courage</text:span><text:span text:style-name="T59">, </text:span><text:span text:style-name="T78">the one who subjects </text:span><text:span text:style-name="T80">his own </text:span><text:span text:style-name="T78">senses under his control </text:span><text:span text:style-name="T44">”</text:span></text:p><text:p text:style-name="P98"/><text:p text:style-name="P80"><text:span text:style-name="T44">(</text:span><text:span text:style-name="T43">OR)</text:span></text:p><text:p text:style-name="P102"/><text:p text:style-name="P77"><text:span text:style-name="T44">“</text:span><text:span text:style-name="T48"> </text:span><text:span text:style-name="T49">The o</text:span><text:span text:style-name="T74">ne born in the race of king I</text:span><text:span text:style-name="T76">k</text:span><text:span text:style-name="T74">shvaku, known to people </text:span><text:span text:style-name="T75">by the name Rama</text:span><text:span text:style-name="T58">, </text:span><text:span text:style-name="T59">the</text:span><text:span text:style-name="T53"> one who is </text:span><text:span text:style-name="T60">self-restrained in nature</text:span><text:span text:style-name="T53">, </text:span><text:span text:style-name="T59">greatly valarous, self-effulgent</text:span><text:span text:style-name="T49">, </text:span><text:span text:style-name="T61">steadfast</text:span><text:span text:style-name="T59">, </text:span><text:span text:style-name="T79">the one who subjects </text:span><text:span text:style-name="T81">all the senses</text:span><text:span text:style-name="T79"> under his control</text:span><text:span text:style-name="T82">(</text:span><text:span text:style-name="T83">హృషికేష</text:span><text:span text:style-name="T82">)</text:span><text:span text:style-name="T53"> </text:span><text:span text:style-name="T44">”</text:span></text:p><text:p text:style-name="P99"/><text:p text:style-name="P81"><text:span text:style-name="T44">(</text:span><text:span text:style-name="T43">OR)</text:span></text:p><text:p text:style-name="P103"/><text:p text:style-name="P78"><text:span text:style-name="T44">“</text:span><text:span text:style-name="T48"> </text:span><text:span text:style-name="T49">The o</text:span><text:span text:style-name="T74">ne born in the race of king I</text:span><text:span text:style-name="T76">k</text:span><text:span text:style-name="T74">shvaku, known to people </text:span><text:span text:style-name="T75">by the name Rama</text:span><text:span text:style-name="T58">, </text:span><text:span text:style-name="T59">the</text:span><text:span text:style-name="T53"> one who is </text:span><text:span text:style-name="T60">self-restrained in nature</text:span><text:span text:style-name="T53">, </text:span><text:span text:style-name="T59">greatly valarous, self-effulgent</text:span><text:span text:style-name="T49">, </text:span><text:span text:style-name="T62">the one filled with great joy</text:span><text:span text:style-name="T59">, </text:span><text:span text:style-name="T79">the one who subjects the entire universe under his control</text:span><text:span text:style-name="T53"> </text:span><text:span text:style-name="T44">”</text:span></text:p></draw:text-box></draw:frame><text:soft-page-break/></text:p>
      <text:p text:style-name="P8"><draw:frame draw:style-name="fr1" draw:name="Frame8" text:anchor-type="paragraph" svg:x="-0.099cm" svg:y="-0.086cm" svg:width="17.092cm" draw:z-index="8"><draw:text-box fo:min-height="26.141cm"><text:p text:style-name="P93"/><text:p text:style-name="P93"/><text:p text:style-name="P93"/><text:p text:style-name="P93"/><text:p text:style-name="P93"/><text:p text:style-name="P93"/><text:p text:style-name="P52">* <text:span text:style-name="T289">బుద్ధిమాన్నీతిమాన్వాగ్మీ శ్రీమాన్ శత్రునిబర్హణ</text:span><text:span text:style-name="T280">: .</text:span></text:p><text:p text:style-name="P74"><text:span text:style-name="T347">విపులాంసో మహాబాహు</text:span><text:span text:style-name="T346">: </text:span><text:span text:style-name="T347">కమ్బుగ్రీవో మహాహను</text:span><text:span text:style-name="T346">: </text:span><text:span text:style-name="T347">৷৷</text:span><text:span text:style-name="T346">1.1.9</text:span><text:span text:style-name="T347">৷৷</text:span></text:p><text:p text:style-name="P93"/><text:p text:style-name="P66"/><text:p text:style-name="P25"><text:span text:style-name="T154">[</text:span><text:span text:style-name="T247">బుద్ధిమాన్</text:span><text:span text:style-name="T272"> -</text:span><text:span text:style-name="T154"> </text:span><text:span text:style-name="T176">wise man, </text:span><text:span text:style-name="T260">నీతిమాన్ -</text:span><text:span text:style-name="T176"> moralist, </text:span><text:span text:style-name="T260">వాగ్మీ -</text:span><text:span text:style-name="T176"> </text:span><text:span text:style-name="T177">eloquent, </text:span></text:p><text:p text:style-name="P25"><text:span text:style-name="T257">శ్రీమాన్ - </text:span><text:span text:style-name="T178">posessor of great wealth (or) posessor of vast auspiciousness </text:span><text:span text:style-name="T182">(or)</text:span><text:span text:style-name="T178"> </text:span><text:span text:style-name="T179">one who is in unison with </text:span><text:span text:style-name="T180">Shri Maha </text:span><text:span text:style-name="T179">Lakshmi</text:span><text:span text:style-name="T183">(</text:span><text:span text:style-name="T181">Rama as</text:span><text:span text:style-name="T180"> Narayana), </text:span><text:span text:style-name="T258">శత్రు - </text:span><text:span text:style-name="T182">foes, </text:span><text:span text:style-name="T259">నిబర్హణ</text:span><text:span text:style-name="T240">: - </text:span><text:span text:style-name="T182">destruction, </text:span></text:p><text:p text:style-name="P33"><text:span text:style-name="T292">విపుల -</text:span><text:span text:style-name="T194"> broad (or) great, </text:span><text:span text:style-name="T292">అంస -</text:span><text:span text:style-name="T194"> shoulders, </text:span></text:p><text:p text:style-name="P33"><text:span text:style-name="T286">మహా - </text:span><text:span text:style-name="T194">lengthy (or) strong, </text:span><text:span text:style-name="T286">బాహు: - </text:span><text:span text:style-name="T194">arms, </text:span><text:span text:style-name="T286">కమ్బు - </text:span><text:span text:style-name="T195">conch shell, </text:span></text:p><text:p text:style-name="P33"><text:span text:style-name="T287">గ్రీవో - </text:span><text:span text:style-name="T195">neck, </text:span><text:span text:style-name="T287">మహా - </text:span><text:span text:style-name="T195">high </text:span><text:span text:style-name="T196">(or) great,</text:span><text:span text:style-name="T195"> </text:span><text:span text:style-name="T287">హను: - </text:span><text:span text:style-name="T195">cheekbones</text:span><text:span text:style-name="T148">]</text:span></text:p><text:p text:style-name="P68"/><text:p text:style-name="P68"/><text:p text:style-name="P68"/><text:p text:style-name="P75"><text:span text:style-name="T44">“</text:span><text:span text:style-name="T48"> </text:span><text:span text:style-name="T50">He(Shri Rama) is a great intellectual, moralist, eloquent, </text:span><text:span text:style-name="T51">destroyer of foes,</text:span><text:span text:style-name="T50"> </text:span><text:span text:style-name="T51">posessor of great wealth,</text:span><text:span text:style-name="T52"> </text:span><text:span text:style-name="T51">broad shoulder</text:span><text:span text:style-name="T52">s,</text:span><text:span text:style-name="T51"> lengthy and strong arms</text:span><text:span text:style-name="T53">, </text:span><text:span text:style-name="T55">having</text:span><text:span text:style-name="T51"> conch </text:span><text:span text:style-name="T54">shell</text:span><text:span text:style-name="T51"> shaped </text:span><text:span text:style-name="T54">beautiful </text:span><text:span text:style-name="T51">neck, </text:span><text:span text:style-name="T57">prominent and </text:span><text:span text:style-name="T56">high cheekbones </text:span><text:span text:style-name="T44">”</text:span></text:p><text:p text:style-name="P88"/><text:p text:style-name="P79"><text:span text:style-name="T44">(</text:span><text:span text:style-name="T43">OR)</text:span></text:p><text:p text:style-name="P104"/><text:p text:style-name="P79"><text:span text:style-name="T44">“</text:span><text:span text:style-name="T48"> </text:span><text:span text:style-name="T50">He(Shri Rama) is a great intellectual, moralist, eloquent, </text:span><text:span text:style-name="T51">destroyer of foes,</text:span><text:span text:style-name="T50"> </text:span><text:span text:style-name="T51">posessor of great </text:span><text:span text:style-name="T47">auspiciousness</text:span><text:span text:style-name="T51">,</text:span><text:span text:style-name="T52"> </text:span><text:span text:style-name="T51">broad shoulder</text:span><text:span text:style-name="T52">s,</text:span><text:span text:style-name="T51"> lengthy and strong arms</text:span><text:span text:style-name="T53">, </text:span><text:span text:style-name="T55">having</text:span><text:span text:style-name="T51"> conch </text:span><text:span text:style-name="T54">shell</text:span><text:span text:style-name="T51"> shaped </text:span><text:span text:style-name="T54">beautiful </text:span><text:span text:style-name="T51">neck, </text:span><text:span text:style-name="T57">prominent and </text:span><text:span text:style-name="T56">high cheekbones </text:span><text:span text:style-name="T44">”</text:span></text:p><text:p text:style-name="P104"/><text:p text:style-name="P104">(OR)</text:p><text:p text:style-name="P88"/><text:p text:style-name="P84"><text:span text:style-name="T85">“</text:span><text:span text:style-name="T32"> </text:span><text:span text:style-name="T33">He(Shri Rama) is a great intellectual, moralist, eloquent, </text:span><text:span text:style-name="T34">destroyer of foes,</text:span><text:span text:style-name="T33"> </text:span><text:span text:style-name="T41">one who is in unison with </text:span><text:span text:style-name="T42">Shri Maha </text:span><text:span text:style-name="T41">Lakshmi</text:span><text:span text:style-name="T34">,</text:span><text:span text:style-name="T35"> </text:span><text:span text:style-name="T34">broad shoulder</text:span><text:span text:style-name="T35">s,</text:span><text:span text:style-name="T34"> lengthy and strong arms</text:span><text:span text:style-name="T36">, </text:span><text:span text:style-name="T37">having</text:span><text:span text:style-name="T34"> conch </text:span><text:span text:style-name="T38">shell</text:span><text:span text:style-name="T34"> shaped </text:span><text:span text:style-name="T38">beautiful </text:span><text:span text:style-name="T34">neck, </text:span><text:span text:style-name="T39">prominent and </text:span><text:span text:style-name="T40">high cheekbones </text:span><text:span text:style-name="T85">”</text:span></text:p></draw:text-box></draw:frame><text:soft-page-break/></text:p>
      <text:p text:style-name="P8"><draw:frame draw:style-name="fr1" draw:name="Frame11" text:anchor-type="paragraph" svg:x="-0.296cm" svg:y="-0.159cm" svg:width="17.639cm" draw:z-index="9"><draw:text-box fo:min-height="25.994cm"><text:p text:style-name="P93"/><text:p text:style-name="P93"/><text:p text:style-name="P93"/><text:p text:style-name="P93"/><text:p text:style-name="P93"/><text:p text:style-name="P97">* <text:span text:style-name="T289">మహోరస్కో మహేష్వాసో గూఢజత్రురరిన్దమః </text:span><text:span text:style-name="T280">.</text:span><text:line-break/><text:span text:style-name="T289">ఆజానుబాహుస్సుశిరాస్సులలాటస్సువిక్రమః ৷৷</text:span><text:span text:style-name="T280">1.1.10</text:span><text:span text:style-name="T289">৷৷</text:span></text:p><text:p text:style-name="P67"/><text:p text:style-name="P67"/><text:p text:style-name="P65"/><text:p text:style-name="P26"><text:span text:style-name="T154">[</text:span><text:span text:style-name="T247">మహా -</text:span><text:span text:style-name="T154"> </text:span><text:span text:style-name="T184">broad (or) great, </text:span><text:span text:style-name="T261">రస్కో -</text:span><text:span text:style-name="T184"> chest, </text:span><text:span text:style-name="T247">మహా -</text:span><text:span text:style-name="T154"> </text:span><text:span text:style-name="T185">great, </text:span></text:p><text:p text:style-name="P26"><text:span text:style-name="T262">ఇష్వాస -</text:span><text:span text:style-name="T185"> bow </text:span><text:span text:style-name="T186">(or) archer</text:span><text:span text:style-name="T185">, </text:span><text:span text:style-name="T262">గూఢ - </text:span><text:span text:style-name="T186">concealed (or) covered, </text:span></text:p><text:p text:style-name="P27"><text:span text:style-name="T263">జత్రు - </text:span><text:span text:style-name="T186">collar bone, </text:span><text:span text:style-name="T263">అరిమ్ -</text:span><text:span text:style-name="T104"> </text:span><text:span text:style-name="T187">enemy </text:span><text:span text:style-name="T188">(or) sins</text:span><text:span text:style-name="T187">, </text:span><text:span text:style-name="T264">దమ -</text:span><text:span text:style-name="T187"> </text:span><text:span text:style-name="T188">subdue</text:span><text:span text:style-name="T187">, </text:span></text:p><text:p text:style-name="P27"><text:span text:style-name="T264">ఆజాను - </text:span><text:span text:style-name="T189">as far as the knee, </text:span><text:span text:style-name="T265">బాహు - </text:span><text:span text:style-name="T189">arms, </text:span></text:p><text:p text:style-name="P28"><text:span text:style-name="T265">సుశిర - </text:span><text:span text:style-name="T190">head with noble qualities (or) with a great emperor’</text:span><text:span text:style-name="T193">s</text:span><text:span text:style-name="T190"> head adorned with </text:span><text:span text:style-name="T193">a regal </text:span><text:span text:style-name="T190">crown, </text:span></text:p><text:p text:style-name="P28"><text:span text:style-name="T265">సు</text:span><text:span text:style-name="T266">లలాట - </text:span><text:span text:style-name="T200">graceful</text:span><text:span text:style-name="T191"> and ample forehead, </text:span><text:span text:style-name="T265">సు - </text:span><text:span text:style-name="T192">great (or) beautiful, </text:span></text:p><text:p text:style-name="P28"><text:span text:style-name="T267">విక్రమః - </text:span><text:span text:style-name="T192">gait (or) valour</text:span><text:span text:style-name="T147">]</text:span></text:p><text:p text:style-name="P106"/><text:p text:style-name="P106"/><text:p text:style-name="P106"/><text:p text:style-name="P106"/><text:p text:style-name="P106"/><text:p text:style-name="P82"><text:span text:style-name="T46">“</text:span><text:span text:style-name="T63"> </text:span><text:span text:style-name="T64">Posessing a broad chest, </text:span><text:span text:style-name="T65">armed with a great bow, with subdued collar bones(due to </text:span><text:span text:style-name="T69">his</text:span><text:span text:style-name="T65"> broad chest </text:span><text:span text:style-name="T69">&amp; great shoulders</text:span><text:span text:style-name="T65">), knee length are his arms, a noble head, graceful and ample forehead, </text:span><text:span text:style-name="T66">who is endowed with mightyt prowess. </text:span><text:span text:style-name="T67">He is the subjugator of foes.</text:span><text:span text:style-name="T68"> </text:span><text:span text:style-name="T46">”</text:span></text:p><text:p text:style-name="P101"/><text:p text:style-name="P83"><text:span text:style-name="T46">(</text:span><text:span text:style-name="T45">OR)</text:span></text:p><text:p text:style-name="P105"/><text:p text:style-name="P105"/><text:p text:style-name="P83"><text:span text:style-name="T46">“</text:span><text:span text:style-name="T63"> </text:span><text:span text:style-name="T64">Posessing a broad chest, </text:span><text:span text:style-name="T65">armed with a great bow, with subdued collar bones(due to </text:span><text:span text:style-name="T69">his</text:span><text:span text:style-name="T65"> broad chest </text:span><text:span text:style-name="T69">&amp; great shoulders</text:span><text:span text:style-name="T65">), knee length are his arms, </text:span><text:span text:style-name="T84">his emperor's countenance is with a crowning-head</text:span><text:span text:style-name="T65">, graceful and ample forehead, </text:span><text:span text:style-name="T66">the one with a beautiful gait. </text:span><text:span text:style-name="T67">He is the subjugator of foes.</text:span><text:span text:style-name="T68"> </text:span><text:span text:style-name="T46">”</text:span></text:p></draw:text-box></draw:frame><text:soft-page-break/></text:p>
      <text:p text:style-name="P8"><draw:frame draw:style-name="fr1" draw:name="Frame10" text:anchor-type="paragraph" svg:x="-0.252cm" svg:y="-0.397cm" svg:width="17.528cm" draw:z-index="10"><draw:text-box fo:min-height="26.591cm"><text:p text:style-name="P93"/><text:p text:style-name="P93"/><text:p text:style-name="P93"/><text:p text:style-name="P93"/><text:p text:style-name="P93"/><text:p text:style-name="P95">* <text:span text:style-name="T289">సమస్సమవిభక్తాఙ్గస్స్నిగ్ధవర్ణ</text:span><text:span text:style-name="T280">: </text:span><text:span text:style-name="T289">ప్రతాపవాన్ </text:span><text:span text:style-name="T280">.</text:span><text:line-break/><text:span text:style-name="T289">పీనవక్షా విశాలాక్షో లక్ష్మీవాన్ శుభలక్షణః ৷৷</text:span><text:span text:style-name="T282">1.1.1</text:span><text:span text:style-name="T284">1</text:span><text:span text:style-name="T289">৷৷</text:span></text:p><text:p text:style-name="P95"><text:span text:style-name="T289"/></text:p><text:p text:style-name="P95"><text:span text:style-name="T289"/></text:p><text:p text:style-name="P95"><text:span text:style-name="T289"/></text:p><text:p text:style-name="P110"><text:span text:style-name="T303">[</text:span><text:span text:style-name="T121">సమః -</text:span><text:span text:style-name="T106"> </text:span><text:span text:style-name="T304">built in right proportion(i.e, not too </text:span><text:span text:style-name="T311">tall</text:span><text:span text:style-name="T304"> and not too </text:span><text:span text:style-name="T311">short</text:span><text:span text:style-name="T304">, physically), </text:span><text:span text:style-name="T120">సమవిభక్త -</text:span><text:span text:style-name="T105"> </text:span><text:span text:style-name="T304">symmetrical, </text:span></text:p><text:p text:style-name="P110"><text:span text:style-name="T313">అంగం - </text:span><text:span text:style-name="T304">limbs, </text:span><text:span text:style-name="T314">స్స్నిగ్ధ - </text:span><text:span text:style-name="T305">glossy (or) </text:span><text:span text:style-name="T304">lustrous, </text:span></text:p><text:p text:style-name="P111"><text:span text:style-name="T314">వర్ణ</text:span><text:span text:style-name="T318">: - </text:span><text:span text:style-name="T305">complexion (or) colour,</text:span><text:span text:style-name="T306"> </text:span></text:p><text:p text:style-name="P111"><text:span text:style-name="T315">ప్రతాపవాన్ - </text:span><text:span text:style-name="T306">one </text:span><text:span text:style-name="T307">composed with great prowess</text:span><text:span text:style-name="T306"> (or) </text:span><text:span text:style-name="T315"><text:s/></text:span><text:span text:style-name="T306">one composed with great splendour, </text:span><text:span text:style-name="T315">పీన - </text:span><text:span text:style-name="T307">muscular (or) well-developed, </text:span><text:span text:style-name="T316">వక్ష - </text:span><text:span text:style-name="T307">chest, </text:span></text:p><text:p text:style-name="P111"><text:span text:style-name="T316">విశాలా - </text:span><text:span text:style-name="T307">wide (or) </text:span><text:span text:style-name="T308">large</text:span><text:span text:style-name="T307">, </text:span><text:span text:style-name="T316">అక్ష -</text:span><text:span text:style-name="T307"> eyes, </text:span><text:span text:style-name="T316">లక్ష్మీవాన్ - </text:span><text:span text:style-name="T309">prosperous one (or) one with lustrous body, </text:span><text:span text:style-name="T317">శుభలక్షణః - </text:span><text:span text:style-name="T310">auspicious qualities</text:span><text:span text:style-name="T312">]</text:span></text:p><text:p text:style-name="P95"><text:span text:style-name="T289"/></text:p><text:p text:style-name="P95"><text:span text:style-name="T289"/></text:p><text:p text:style-name="P95"><text:span text:style-name="T289"/></text:p><text:p text:style-name="P107"><text:span text:style-name="T46">“</text:span><text:span text:style-name="T63"> </text:span><text:span text:style-name="T70">his body is built in right proportions, with symmetrical</text:span><text:span text:style-name="T72">ly poised </text:span><text:span text:style-name="T70">limbs, one with glossy complexion, the one composed with great prowess, one with muscular and well-developed chest, one with large and wide eyes, the prosperous one </text:span><text:span text:style-name="T71">with all auspicious qualities</text:span><text:span text:style-name="T68"> </text:span><text:span text:style-name="T46">”</text:span></text:p><text:p text:style-name="P107"><text:span text:style-name="T46"/></text:p><text:p text:style-name="P107"><text:span text:style-name="T46"/></text:p><text:p text:style-name="P109"><text:span text:style-name="T46">O</text:span><text:span text:style-name="T45">R</text:span></text:p><text:p text:style-name="P109"><text:span text:style-name="T45"/></text:p><text:p text:style-name="P109"><text:span text:style-name="T45"/></text:p><text:p text:style-name="P108"><text:span text:style-name="T46">“</text:span><text:span text:style-name="T63"> </text:span><text:span text:style-name="T70">his body is built in right proportions, with symmetrical limbs, one with glossy complexion, the one composed with great </text:span><text:span text:style-name="T73">splendour</text:span><text:span text:style-name="T70">, one with muscular and well-developed chest, one with large and wide eyes, the prosperous one </text:span><text:span text:style-name="T71">with all auspicious qualities</text:span><text:span text:style-name="T68"> </text:span><text:span text:style-name="T46">”</text:span></text:p></draw:text-box></draw:frame><text:soft-page-break/></text:p>
      <text:p text:style-name="P32"><draw:frame draw:style-name="fr1" draw:name="Frame12" text:anchor-type="paragraph" svg:x="-0.032cm" svg:y="-0.106cm" svg:width="17.286cm" draw:z-index="11"><draw:text-box fo:min-height="26.349cm"><text:p text:style-name="P93"/><text:p text:style-name="P93"/><text:p text:style-name="P93"/><text:p text:style-name="P93"/><text:p text:style-name="P96">* <text:span text:style-name="T289">ధర్మజ్ఞస్సత్యసన్ధశ్చ ప్రజానాం చ హితే రతః </text:span><text:span text:style-name="T280">.</text:span><text:line-break/><text:span text:style-name="T289">యశస్వీ జ్ఞానసమ్పన్నశ్శుచిర్వశ్యస్సమాధిమాన్ ৷৷</text:span><text:span text:style-name="T282">1.1.1</text:span><text:span text:style-name="T285">2</text:span><text:span text:style-name="T289">৷৷</text:span></text:p></draw:text-box></draw:frame><text:soft-page-break/></text:p>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61"/>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Telugu" svg:font-family="'Lohit Telugu'"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Sree Krushnadevaraya" svg:font-family="'Sree Krushnadevaraya'"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7T20:11:06.653941493</meta:creation-date>
    <dc:date>2024-04-25T15:38:52.910051134</dc:date>
    <meta:editing-duration>PT8H22M9S</meta:editing-duration>
    <meta:editing-cycles>138</meta:editing-cycles>
    <meta:generator>LibreOffice/7.3.7.2$Linux_X86_64 LibreOffice_project/30$Build-2</meta:generator>
    <meta:document-statistic meta:table-count="0" meta:image-count="0" meta:object-count="0" meta:page-count="20" meta:paragraph-count="114" meta:word-count="1639" meta:character-count="8541" meta:non-whitespace-character-count="6993"/>
  </office:meta>
</office:document-meta>
</file>